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259cm"/>
    </style:style>
    <style:style style:name="gr2" style:family="graphic" style:parent-style-name="standard">
      <style:graphic-properties draw:stroke="none" draw:fill="none" fo:min-height="10.968cm"/>
    </style:style>
    <style:style style:name="gr3" style:family="graphic">
      <style:graphic-properties style:protect="size"/>
    </style:style>
    <style:style style:name="gr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2.332cm" fo:min-width="15.498cm" fo:padding-top="0.169cm" fo:padding-bottom="0.125cm" fo:padding-left="0.25cm" fo:padding-right="0.25cm" fo:wrap-option="no-wrap" draw:shadow-color="#808080"/>
    </style:style>
    <style:style style:name="gr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3.83cm" fo:min-width="25.002cm" fo:padding-top="0.169cm" fo:padding-bottom="0.125cm" fo:padding-left="0.25cm" fo:padding-right="0.25cm" fo:wrap-option="no-wrap" draw:shadow-color="#808080"/>
    </style:style>
    <style:style style:name="gr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2.332cm" fo:min-width="15.498cm" fo:padding-top="0.169cm" fo:padding-bottom="0.125cm" fo:padding-left="0.25cm" fo:padding-right="0.25cm" fo:wrap-option="no-wrap" draw:shadow-color="#808080"/>
    </style:style>
    <style:style style:name="gr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1.954cm" fo:min-width="24.499cm" fo:padding-top="0.169cm" fo:padding-bottom="0.125cm" fo:padding-left="0.25cm" fo:padding-right="0.25cm" fo:wrap-option="no-wrap" draw:shadow-color="#808080"/>
    </style:style>
    <style:style style:name="gr8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6.456cm" fo:min-width="23.502cm" fo:padding-top="0.169cm" fo:padding-bottom="0.125cm" fo:padding-left="0.25cm" fo:padding-right="0.25cm" fo:wrap-option="no-wrap" draw:shadow-color="#808080"/>
    </style:style>
    <style:style style:name="gr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2.332cm" fo:min-width="15.498cm" fo:padding-top="0.169cm" fo:padding-bottom="0.125cm" fo:padding-left="0.25cm" fo:padding-right="0.25cm" fo:wrap-option="no-wrap" draw:shadow-color="#808080"/>
    </style:style>
    <style:style style:name="gr10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6.083cm" fo:min-width="23.502cm" fo:padding-top="0.169cm" fo:padding-bottom="0.125cm" fo:padding-left="0.25cm" fo:padding-right="0.25cm" fo:wrap-option="no-wrap" draw:shadow-color="#808080"/>
    </style:style>
    <style:style style:name="gr1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2.332cm" fo:min-width="15.498cm" fo:padding-top="0.169cm" fo:padding-bottom="0.125cm" fo:padding-left="0.25cm" fo:padding-right="0.25cm" fo:wrap-option="no-wrap" draw:shadow-color="#808080"/>
    </style:style>
    <style:style style:name="gr12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2.706cm" fo:min-width="23.502cm" fo:padding-top="0.169cm" fo:padding-bottom="0.125cm" fo:padding-left="0.25cm" fo:padding-right="0.25cm" fo:wrap-option="no-wrap" draw:shadow-color="#808080"/>
    </style:style>
    <style:style style:name="gr13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2.332cm" fo:min-width="16.499cm" fo:padding-top="0.169cm" fo:padding-bottom="0.125cm" fo:padding-left="0.25cm" fo:padding-right="0.25cm" fo:wrap-option="no-wrap" draw:shadow-color="#808080"/>
    </style:style>
    <style:style style:name="gr1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1.955cm" fo:min-width="6.498cm" fo:padding-top="0.169cm" fo:padding-bottom="0.125cm" fo:padding-left="0.25cm" fo:padding-right="0.25cm" fo:wrap-option="no-wrap" draw:shadow-color="#808080"/>
    </style:style>
    <style:style style:name="gr15" style:family="graphic" style:parent-style-name="Predeterminado_5f_1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3.49cm" fo:min-width="10cm" fo:padding-top="0.13cm" fo:padding-bottom="0.13cm" fo:padding-left="0.25cm" fo:padding-right="0.25cm" fo:wrap-option="no-wrap" draw:shadow-color="#808080"/>
    </style:style>
    <style:style style:name="gr16" style:family="graphic" style:parent-style-name="Predeterminado_5f_1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4.241cm" fo:min-width="8.5cm" fo:padding-top="0.13cm" fo:padding-bottom="0.13cm" fo:padding-left="0.25cm" fo:padding-right="0.25cm" fo:wrap-option="no-wrap" draw:shadow-color="#808080"/>
    </style:style>
    <style:style style:name="gr17" style:family="graphic" style:parent-style-name="Predeterminado_5f_1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7.24cm" fo:min-width="15.498cm" fo:padding-top="0.13cm" fo:padding-bottom="0.13cm" fo:padding-left="0.25cm" fo:padding-right="0.25cm" fo:wrap-option="no-wrap" draw:shadow-color="#808080"/>
    </style:style>
    <style:style style:name="gr18" style:family="graphic" style:parent-style-name="Predeterminado_5f_1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Predeterminado_5f_1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0" style:family="graphic" style:parent-style-name="Predeterminado_5f_1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642cm" fo:min-width="0.001cm" fo:padding-top="0.13cm" fo:padding-bottom="0.13cm" fo:padding-left="0.25cm" fo:padding-right="0.25cm" fo:wrap-option="no-wrap" draw:shadow-color="#808080"/>
    </style:style>
    <style:style style:name="gr21" style:family="graphic" style:parent-style-name="Predeterminado_5f_1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1.243cm" fo:min-width="0.001cm" fo:padding-top="0.13cm" fo:padding-bottom="0.13cm" fo:padding-left="0.25cm" fo:padding-right="0.25cm" fo:wrap-option="no-wrap" draw:shadow-color="#808080"/>
    </style:style>
    <style:style style:name="gr22" style:family="graphic" style:parent-style-name="Predeterminado_5f_1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641cm" fo:min-width="0.001cm" fo:padding-top="0.13cm" fo:padding-bottom="0.13cm" fo:padding-left="0.25cm" fo:padding-right="0.25cm" fo:wrap-option="no-wrap" draw:shadow-color="#808080"/>
    </style:style>
    <style:style style:name="gr2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</style:style>
    <style:style style:name="gr2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</style:style>
    <style:style style:name="gr2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26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4cm" fo:min-width="2cm" fo:padding-top="0.13cm" fo:padding-bottom="0.13cm" fo:padding-left="0.25cm" fo:padding-right="0.25cm" fo:wrap-option="no-wrap" draw:shadow-color="#808080"/>
    </style:style>
    <style:style style:name="gr2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2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</style:style>
    <style:style style:name="gr2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3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</style:style>
    <style:style style:name="gr31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2.001cm" fo:padding-top="0.13cm" fo:padding-bottom="0.13cm" fo:padding-left="0.25cm" fo:padding-right="0.25cm" fo:wrap-option="no-wrap" draw:shadow-color="#808080"/>
    </style:style>
    <style:style style:name="gr3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</style:style>
    <style:style style:name="gr33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08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.377cm" fo:padding-top="0.13cm" fo:padding-bottom="0.13cm" fo:padding-left="0.25cm" fo:padding-right="0.25cm" fo:wrap-option="no-wrap" draw:shadow-color="#808080"/>
    </style:style>
    <style:style style:name="gr36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.813cm" fo:padding-top="0.13cm" fo:padding-bottom="0.13cm" fo:padding-left="0.25cm" fo:padding-right="0.25cm" fo:wrap-option="no-wrap" draw:shadow-color="#808080"/>
    </style:style>
    <style:style style:name="gr37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</style:style>
    <style:style style:name="gr39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</style:style>
    <style:style style:name="gr40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</style:style>
    <style:style style:name="gr41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42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43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</style:style>
    <style:style style:name="gr44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</style:style>
    <style:style style:name="gr45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</style:style>
    <style:style style:name="gr46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4.999cm" fo:padding-top="0.13cm" fo:padding-bottom="0.13cm" fo:padding-left="0.25cm" fo:padding-right="0.25cm" fo:wrap-option="no-wrap" draw:shadow-color="#808080"/>
    </style:style>
    <style:style style:name="gr4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48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724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</style:style>
    <style:style style:name="gr5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2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3.001cm" fo:padding-top="0.13cm" fo:padding-bottom="0.13cm" fo:padding-left="0.25cm" fo:padding-right="0.25cm" fo:wrap-option="no-wrap" draw:shadow-color="#808080"/>
    </style:style>
    <style:style style:name="gr5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4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4cm" fo:min-width="3.001cm" fo:padding-top="0.13cm" fo:padding-bottom="0.13cm" fo:padding-left="0.25cm" fo:padding-right="0.25cm" fo:wrap-option="no-wrap" draw:shadow-color="#808080"/>
    </style:style>
    <style:style style:name="gr5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57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3.001cm" fo:padding-top="0.13cm" fo:padding-bottom="0.13cm" fo:padding-left="0.25cm" fo:padding-right="0.25cm" fo:wrap-option="no-wrap" draw:shadow-color="#808080"/>
    </style:style>
    <style:style style:name="gr58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4cm" fo:min-width="3.001cm" fo:padding-top="0.13cm" fo:padding-bottom="0.13cm" fo:padding-left="0.25cm" fo:padding-right="0.25cm" fo:wrap-option="no-wrap" draw:shadow-color="#808080"/>
    </style:style>
    <style:style style:name="gr5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6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61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6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6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6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6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6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6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6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6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</style:style>
    <style:style style:name="gr7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</style:style>
    <style:style style:name="gr71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72" style:family="graphic" style:parent-style-name="Predeterminado_5f_1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343cm" fo:min-width="0.001cm" fo:padding-top="0.13cm" fo:padding-bottom="0.13cm" fo:padding-left="0.25cm" fo:padding-right="0.25cm" fo:wrap-option="no-wrap" draw:shadow-color="#808080"/>
    </style:style>
    <style:style style:name="gr73" style:family="graphic" style:parent-style-name="Predeterminado_5f_1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</style:style>
    <style:style style:name="gr75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2.499cm" fo:padding-top="0.13cm" fo:padding-bottom="0.13cm" fo:padding-left="0.25cm" fo:padding-right="0.25cm" fo:wrap-option="no-wrap" draw:shadow-color="#808080"/>
    </style:style>
    <style:style style:name="gr76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2cm" fo:padding-top="0.13cm" fo:padding-bottom="0.13cm" fo:padding-left="0.25cm" fo:padding-right="0.25cm" fo:wrap-option="no-wrap" draw:shadow-color="#808080"/>
    </style:style>
    <style:style style:name="gr7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</style:style>
    <style:style style:name="gr7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7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</style:style>
    <style:style style:name="gr8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5.331cm" fo:min-width="20.001cm" fo:padding-top="0.169cm" fo:padding-bottom="0.125cm" fo:padding-left="0.25cm" fo:padding-right="0.25cm" fo:wrap-option="no-wrap" draw:shadow-color="#808080"/>
    </style:style>
    <style:style style:name="gr8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</style:style>
    <style:style style:name="gr8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</style:style>
    <style:style style:name="gr8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8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8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</style:style>
    <style:style style:name="gr8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8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</style:style>
    <style:style style:name="gr88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</style:style>
    <style:style style:name="gr89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</style:style>
    <style:style style:name="gr90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</style:style>
    <style:style style:name="gr91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</style:style>
    <style:style style:name="gr92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93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94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</style:style>
    <style:style style:name="gr95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</style:style>
    <style:style style:name="gr96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</style:style>
    <style:style style:name="gr9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98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</style:style>
    <style:style style:name="gr9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0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0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0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0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10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10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10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10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10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10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11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111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11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11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11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</style:style>
    <style:style style:name="gr11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</style:style>
    <style:style style:name="gr11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11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</style:style>
    <style:style style:name="gr11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</style:style>
    <style:style style:name="gr11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12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</style:style>
    <style:style style:name="gr121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1.243cm" fo:min-width="0.001cm" fo:padding-top="0.13cm" fo:padding-bottom="0.13cm" fo:padding-left="0.25cm" fo:padding-right="0.25cm" fo:wrap-option="no-wrap" draw:shadow-color="#808080"/>
    </style:style>
    <style:style style:name="gr12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123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724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113cm" fo:min-width="1.502cm" fo:padding-top="0.13cm" fo:padding-bottom="0.13cm" fo:padding-left="0.25cm" fo:padding-right="0.25cm" fo:wrap-option="no-wrap" draw:shadow-color="#808080"/>
    </style:style>
    <style:style style:name="gr12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26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741cm" fo:min-width="1.002cm" fo:padding-top="0.13cm" fo:padding-bottom="0.13cm" fo:padding-left="0.25cm" fo:padding-right="0.25cm" fo:wrap-option="no-wrap" draw:shadow-color="#808080"/>
    </style:style>
    <style:style style:name="gr12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128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641cm" fo:min-width="0.001cm" fo:padding-top="0.13cm" fo:padding-bottom="0.13cm" fo:padding-left="0.25cm" fo:padding-right="0.25cm" fo:wrap-option="no-wrap" draw:shadow-color="#808080"/>
    </style:style>
    <style:style style:name="gr12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6.817cm" fo:min-width="22.501cm" fo:padding-top="0.169cm" fo:padding-bottom="0.125cm" fo:padding-left="0.25cm" fo:padding-right="0.25cm" fo:wrap-option="no-wrap" draw:shadow-color="#808080"/>
    </style:style>
    <style:style style:name="gr13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13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</style:style>
    <style:style style:name="gr13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</style:style>
    <style:style style:name="gr13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13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13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</style:style>
    <style:style style:name="gr13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13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</style:style>
    <style:style style:name="gr138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</style:style>
    <style:style style:name="gr139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</style:style>
    <style:style style:name="gr140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</style:style>
    <style:style style:name="gr141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</style:style>
    <style:style style:name="gr142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143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144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</style:style>
    <style:style style:name="gr145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</style:style>
    <style:style style:name="gr146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</style:style>
    <style:style style:name="gr14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148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</style:style>
    <style:style style:name="gr14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5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5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5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5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15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15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15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15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15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15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16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161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16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16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16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</style:style>
    <style:style style:name="gr16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</style:style>
    <style:style style:name="gr16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16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</style:style>
    <style:style style:name="gr16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</style:style>
    <style:style style:name="gr16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17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</style:style>
    <style:style style:name="gr17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17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173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642cm" fo:min-width="0.001cm" fo:padding-top="0.13cm" fo:padding-bottom="0.13cm" fo:padding-left="0.25cm" fo:padding-right="0.25cm" fo:wrap-option="no-wrap" draw:shadow-color="#808080"/>
    </style:style>
    <style:style style:name="gr17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17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17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5.713cm" fo:min-width="25.002cm" fo:padding-top="0.169cm" fo:padding-bottom="0.125cm" fo:padding-left="0.25cm" fo:padding-right="0.25cm" fo:wrap-option="no-wrap" draw:shadow-color="#808080"/>
    </style:style>
    <style:style style:name="gr177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9.951cm" fo:min-width="8.25cm" fo:padding-top="0.13cm" fo:padding-bottom="0.13cm" fo:padding-left="0.25cm" fo:padding-right="0.25cm" fo:wrap-option="no-wrap" draw:shadow-color="#808080"/>
    </style:style>
    <style:style style:name="gr178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453cm" fo:min-width="4.496cm" fo:padding-top="0.169cm" fo:padding-bottom="0.125cm" fo:padding-left="0.25cm" fo:padding-right="0.25cm" fo:wrap-option="no-wrap" draw:shadow-color="#808080"/>
    </style:style>
    <style:style style:name="gr179" style:family="graphic" style:parent-style-name="Predeterminado_5f_1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4.293cm" fo:min-width="0.629cm" fo:padding-top="0.154cm" fo:padding-bottom="0.125cm" fo:padding-left="0.25cm" fo:padding-right="0.25cm" fo:wrap-option="no-wrap" draw:shadow-color="#808080"/>
    </style:style>
    <style:style style:name="gr181" style:family="graphic" style:parent-style-name="standard">
      <style:graphic-properties draw:stroke="none" draw:fill="none" fo:min-height="0.532cm"/>
    </style:style>
    <style:style style:name="gr18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</style:style>
    <style:style style:name="gr18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</style:style>
    <style:style style:name="gr18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18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18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18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</style:style>
    <style:style style:name="gr188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18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</style:style>
    <style:style style:name="gr19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</style:style>
    <style:style style:name="gr191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</style:style>
    <style:style style:name="gr192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</style:style>
    <style:style style:name="gr193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</style:style>
    <style:style style:name="gr194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195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196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</style:style>
    <style:style style:name="gr197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</style:style>
    <style:style style:name="gr198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</style:style>
    <style:style style:name="gr19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200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</style:style>
    <style:style style:name="gr20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0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0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0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20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20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20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20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20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21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211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21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21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21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21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</style:style>
    <style:style style:name="gr21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</style:style>
    <style:style style:name="gr21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21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</style:style>
    <style:style style:name="gr219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2cm" fo:padding-top="0.13cm" fo:padding-bottom="0.13cm" fo:padding-left="0.25cm" fo:padding-right="0.25cm" fo:wrap-option="no-wrap" draw:shadow-color="#808080"/>
    </style:style>
    <style:style style:name="gr22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</style:style>
    <style:style style:name="gr221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22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</style:style>
    <style:style style:name="gr22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224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1.241cm" fo:min-width="0.501cm" fo:padding-top="0.13cm" fo:padding-bottom="0.13cm" fo:padding-left="0.25cm" fo:padding-right="0.25cm" fo:wrap-option="no-wrap" draw:shadow-color="#808080"/>
    </style:style>
    <style:style style:name="gr225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741cm" fo:min-width="1.001cm" fo:padding-top="0.13cm" fo:padding-bottom="0.13cm" fo:padding-left="0.25cm" fo:padding-right="0.25cm" fo:wrap-option="no-wrap" draw:shadow-color="#808080"/>
    </style:style>
    <style:style style:name="gr22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22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6.056cm" fo:min-width="25.5cm" fo:padding-top="0.169cm" fo:padding-bottom="0.125cm" fo:padding-left="0.25cm" fo:padding-right="0.25cm" fo:wrap-option="no-wrap" draw:shadow-color="#808080"/>
    </style:style>
    <style:style style:name="gr228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2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3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</style:style>
    <style:style style:name="gr23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</style:style>
    <style:style style:name="gr23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23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23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23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</style:style>
    <style:style style:name="gr23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23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</style:style>
    <style:style style:name="gr238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</style:style>
    <style:style style:name="gr239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</style:style>
    <style:style style:name="gr240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</style:style>
    <style:style style:name="gr241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</style:style>
    <style:style style:name="gr242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243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244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</style:style>
    <style:style style:name="gr245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</style:style>
    <style:style style:name="gr246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</style:style>
    <style:style style:name="gr24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248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</style:style>
    <style:style style:name="gr24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5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5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5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25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25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25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25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25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25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25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26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261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26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26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</style:style>
    <style:style style:name="gr26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</style:style>
    <style:style style:name="gr26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26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</style:style>
    <style:style style:name="gr26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</style:style>
    <style:style style:name="gr26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26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</style:style>
    <style:style style:name="gr27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27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27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73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343cm" fo:min-width="0.001cm" fo:padding-top="0.13cm" fo:padding-bottom="0.13cm" fo:padding-left="0.25cm" fo:padding-right="0.25cm" fo:wrap-option="no-wrap" draw:shadow-color="#808080"/>
    </style:style>
    <style:style style:name="gr27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27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4.92cm" fo:min-width="25.5cm" fo:padding-top="0.169cm" fo:padding-bottom="0.125cm" fo:padding-left="0.25cm" fo:padding-right="0.25cm" fo:wrap-option="no-wrap" draw:shadow-color="#808080"/>
    </style:style>
    <style:style style:name="gr276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453cm" fo:min-width="4.496cm" fo:padding-top="0.169cm" fo:padding-bottom="0.125cm" fo:padding-left="0.25cm" fo:padding-right="0.25cm" fo:wrap-option="no-wrap" draw:shadow-color="#808080"/>
    </style:style>
    <style:style style:name="gr27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3.322cm" fo:min-width="0.629cm" fo:padding-top="0.154cm" fo:padding-bottom="0.125cm" fo:padding-left="0.25cm" fo:padding-right="0.25cm" fo:wrap-option="no-wrap" draw:shadow-color="#808080"/>
    </style:style>
    <style:style style:name="gr278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3.49cm" fo:min-width="10cm" fo:padding-top="0.13cm" fo:padding-bottom="0.13cm" fo:padding-left="0.25cm" fo:padding-right="0.25cm" fo:wrap-option="no-wrap" draw:shadow-color="#808080"/>
    </style:style>
    <style:style style:name="gr279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4.241cm" fo:min-width="8.5cm" fo:padding-top="0.13cm" fo:padding-bottom="0.13cm" fo:padding-left="0.25cm" fo:padding-right="0.25cm" fo:wrap-option="no-wrap" draw:shadow-color="#808080"/>
    </style:style>
    <style:style style:name="gr280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7.24cm" fo:min-width="15.498cm" fo:padding-top="0.13cm" fo:padding-bottom="0.13cm" fo:padding-left="0.25cm" fo:padding-right="0.25cm" fo:wrap-option="no-wrap" draw:shadow-color="#808080"/>
    </style:style>
    <style:style style:name="gr281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2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83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642cm" fo:min-width="0.001cm" fo:padding-top="0.13cm" fo:padding-bottom="0.13cm" fo:padding-left="0.25cm" fo:padding-right="0.25cm" fo:wrap-option="no-wrap" draw:shadow-color="#808080"/>
    </style:style>
    <style:style style:name="gr284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1.243cm" fo:min-width="0.001cm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</style:style>
    <style:style style:name="gr28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</style:style>
    <style:style style:name="gr28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28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28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29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</style:style>
    <style:style style:name="gr29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29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</style:style>
    <style:style style:name="gr293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2.001cm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</style:style>
    <style:style style:name="gr295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08cm" fo:min-width="0cm" fo:padding-top="0.13cm" fo:padding-bottom="0.13cm" fo:padding-left="0.25cm" fo:padding-right="0.25cm" fo:wrap-option="no-wrap" draw:shadow-color="#808080"/>
    </style:style>
    <style:style style:name="gr297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.377cm" fo:padding-top="0.13cm" fo:padding-bottom="0.13cm" fo:padding-left="0.25cm" fo:padding-right="0.25cm" fo:wrap-option="no-wrap" draw:shadow-color="#808080"/>
    </style:style>
    <style:style style:name="gr298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.813cm" fo:padding-top="0.13cm" fo:padding-bottom="0.13cm" fo:padding-left="0.25cm" fo:padding-right="0.25cm" fo:wrap-option="no-wrap" draw:shadow-color="#808080"/>
    </style:style>
    <style:style style:name="gr299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gr30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</style:style>
    <style:style style:name="gr30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</style:style>
    <style:style style:name="gr30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</style:style>
    <style:style style:name="gr30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30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30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</style:style>
    <style:style style:name="gr30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</style:style>
    <style:style style:name="gr30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</style:style>
    <style:style style:name="gr30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30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31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311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724cm" fo:min-width="0cm" fo:padding-top="0.13cm" fo:padding-bottom="0.13cm" fo:padding-left="0.25cm" fo:padding-right="0.25cm" fo:wrap-option="no-wrap" draw:shadow-color="#808080"/>
    </style:style>
    <style:style style:name="gr31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</style:style>
    <style:style style:name="gr31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1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15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3.001cm" fo:padding-top="0.13cm" fo:padding-bottom="0.13cm" fo:padding-left="0.25cm" fo:padding-right="0.25cm" fo:wrap-option="no-wrap" draw:shadow-color="#808080"/>
    </style:style>
    <style:style style:name="gr31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17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4cm" fo:min-width="3.001cm" fo:padding-top="0.13cm" fo:padding-bottom="0.13cm" fo:padding-left="0.25cm" fo:padding-right="0.25cm" fo:wrap-option="no-wrap" draw:shadow-color="#808080"/>
    </style:style>
    <style:style style:name="gr31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1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320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3.001cm" fo:padding-top="0.13cm" fo:padding-bottom="0.13cm" fo:padding-left="0.25cm" fo:padding-right="0.25cm" fo:wrap-option="no-wrap" draw:shadow-color="#808080"/>
    </style:style>
    <style:style style:name="gr321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4cm" fo:min-width="3.001cm" fo:padding-top="0.13cm" fo:padding-bottom="0.13cm" fo:padding-left="0.25cm" fo:padding-right="0.25cm" fo:wrap-option="no-wrap" draw:shadow-color="#808080"/>
    </style:style>
    <style:style style:name="gr32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32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32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32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32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32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32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32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33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33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33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</style:style>
    <style:style style:name="gr33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</style:style>
    <style:style style:name="gr33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335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343cm" fo:min-width="0.001cm" fo:padding-top="0.13cm" fo:padding-bottom="0.13cm" fo:padding-left="0.25cm" fo:padding-right="0.25cm" fo:wrap-option="no-wrap" draw:shadow-color="#808080"/>
    </style:style>
    <style:style style:name="gr336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</style:style>
    <style:style style:name="gr338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2.499cm" fo:padding-top="0.13cm" fo:padding-bottom="0.13cm" fo:padding-left="0.25cm" fo:padding-right="0.25cm" fo:wrap-option="no-wrap" draw:shadow-color="#808080"/>
    </style:style>
    <style:style style:name="gr33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34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</style:style>
    <style:style style:name="gr34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34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</style:style>
    <style:style style:name="gr343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1.243cm" fo:min-width="0.001cm" fo:padding-top="0.13cm" fo:padding-bottom="0.13cm" fo:padding-left="0.25cm" fo:padding-right="0.25cm" fo:wrap-option="no-wrap" draw:shadow-color="#808080"/>
    </style:style>
    <style:style style:name="gr34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345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724cm" fo:min-width="0cm" fo:padding-top="0.13cm" fo:padding-bottom="0.13cm" fo:padding-left="0.25cm" fo:padding-right="0.25cm" fo:wrap-option="no-wrap" draw:shadow-color="#808080"/>
    </style:style>
    <style:style style:name="gr346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113cm" fo:min-width="1.502cm" fo:padding-top="0.13cm" fo:padding-bottom="0.13cm" fo:padding-left="0.25cm" fo:padding-right="0.25cm" fo:wrap-option="no-wrap" draw:shadow-color="#808080"/>
    </style:style>
    <style:style style:name="gr347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741cm" fo:min-width="1.002cm" fo:padding-top="0.13cm" fo:padding-bottom="0.13cm" fo:padding-left="0.25cm" fo:padding-right="0.25cm" fo:wrap-option="no-wrap" draw:shadow-color="#808080"/>
    </style:style>
    <style:style style:name="gr34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349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641cm" fo:min-width="0.001cm" fo:padding-top="0.13cm" fo:padding-bottom="0.13cm" fo:padding-left="0.25cm" fo:padding-right="0.25cm" fo:wrap-option="no-wrap" draw:shadow-color="#808080"/>
    </style:style>
    <style:style style:name="gr350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641cm" fo:min-width="0.001cm" fo:padding-top="0.13cm" fo:padding-bottom="0.13cm" fo:padding-left="0.25cm" fo:padding-right="0.25cm" fo:wrap-option="no-wrap" draw:shadow-color="#808080"/>
    </style:style>
    <style:style style:name="gr35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5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35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</style:style>
    <style:style style:name="gr35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</style:style>
    <style:style style:name="gr35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35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35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35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</style:style>
    <style:style style:name="gr35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36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</style:style>
    <style:style style:name="gr36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</style:style>
    <style:style style:name="gr36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</style:style>
    <style:style style:name="gr36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</style:style>
    <style:style style:name="gr36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</style:style>
    <style:style style:name="gr36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36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36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</style:style>
    <style:style style:name="gr36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</style:style>
    <style:style style:name="gr36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</style:style>
    <style:style style:name="gr37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37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37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37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</style:style>
    <style:style style:name="gr37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7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7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7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7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37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38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38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38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38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38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38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38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38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38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38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</style:style>
    <style:style style:name="gr39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</style:style>
    <style:style style:name="gr39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39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</style:style>
    <style:style style:name="gr39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39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</style:style>
    <style:style style:name="gr39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39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</style:style>
    <style:style style:name="gr39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39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99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642cm" fo:min-width="0.001cm" fo:padding-top="0.13cm" fo:padding-bottom="0.13cm" fo:padding-left="0.25cm" fo:padding-right="0.25cm" fo:wrap-option="no-wrap" draw:shadow-color="#808080"/>
    </style:style>
    <style:style style:name="gr40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40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23ff23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40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</style:style>
    <style:style style:name="gr40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</style:style>
    <style:style style:name="gr40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40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40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40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</style:style>
    <style:style style:name="gr40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40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</style:style>
    <style:style style:name="gr41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</style:style>
    <style:style style:name="gr41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</style:style>
    <style:style style:name="gr41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</style:style>
    <style:style style:name="gr41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</style:style>
    <style:style style:name="gr41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41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41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</style:style>
    <style:style style:name="gr41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</style:style>
    <style:style style:name="gr41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</style:style>
    <style:style style:name="gr41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42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42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42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</style:style>
    <style:style style:name="gr42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2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2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2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2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42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42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43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43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43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43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43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43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43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43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43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</style:style>
    <style:style style:name="gr43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</style:style>
    <style:style style:name="gr44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44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</style:style>
    <style:style style:name="gr44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44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</style:style>
    <style:style style:name="gr44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44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</style:style>
    <style:style style:name="gr44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44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44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449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491cm" fo:min-width="1.502cm" fo:padding-top="0.13cm" fo:padding-bottom="0.13cm" fo:padding-left="0.25cm" fo:padding-right="0.25cm" fo:wrap-option="no-wrap" draw:shadow-color="#808080"/>
    </style:style>
    <style:style style:name="gr45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451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741cm" fo:min-width="1.001cm" fo:padding-top="0.13cm" fo:padding-bottom="0.13cm" fo:padding-left="0.25cm" fo:padding-right="0.25cm" fo:wrap-option="no-wrap" draw:shadow-color="#808080"/>
    </style:style>
    <style:style style:name="gr45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45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</style:style>
    <style:style style:name="gr45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</style:style>
    <style:style style:name="gr45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45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45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45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</style:style>
    <style:style style:name="gr45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46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</style:style>
    <style:style style:name="gr46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</style:style>
    <style:style style:name="gr46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</style:style>
    <style:style style:name="gr46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</style:style>
    <style:style style:name="gr46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</style:style>
    <style:style style:name="gr46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46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46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</style:style>
    <style:style style:name="gr46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</style:style>
    <style:style style:name="gr46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</style:style>
    <style:style style:name="gr47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47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47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47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</style:style>
    <style:style style:name="gr47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7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7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7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7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47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48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48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48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48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48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48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48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48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48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48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</style:style>
    <style:style style:name="gr49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</style:style>
    <style:style style:name="gr49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492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343cm" fo:min-width="0.001cm" fo:padding-top="0.13cm" fo:padding-bottom="0.13cm" fo:padding-left="0.25cm" fo:padding-right="0.25cm" fo:wrap-option="no-wrap" draw:shadow-color="#808080"/>
    </style:style>
    <style:style style:name="gr49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</style:style>
    <style:style style:name="gr49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49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</style:style>
    <style:style style:name="gr49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49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</style:style>
    <style:style style:name="gr49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49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50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50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2.001cm" fo:padding-top="0.159cm" fo:padding-bottom="0.125cm" fo:padding-left="0.25cm" fo:padding-right="0.25cm" fo:wrap-option="no-wrap" draw:shadow-color="#808080"/>
    </style:style>
    <style:style style:name="gr50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</style:style>
    <style:style style:name="gr50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</style:style>
    <style:style style:name="gr50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50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50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50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</style:style>
    <style:style style:name="gr50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50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</style:style>
    <style:style style:name="gr51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</style:style>
    <style:style style:name="gr51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</style:style>
    <style:style style:name="gr51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</style:style>
    <style:style style:name="gr51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</style:style>
    <style:style style:name="gr51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51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51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</style:style>
    <style:style style:name="gr51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</style:style>
    <style:style style:name="gr51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</style:style>
    <style:style style:name="gr51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52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52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</style:style>
    <style:style style:name="gr52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2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2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2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2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52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52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52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53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53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53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53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53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53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53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53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</style:style>
    <style:style style:name="gr53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</style:style>
    <style:style style:name="gr53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54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</style:style>
    <style:style style:name="gr54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54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</style:style>
    <style:style style:name="gr54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54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</style:style>
    <style:style style:name="gr54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54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54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.001cm" fo:padding-top="0.159cm" fo:padding-bottom="0.125cm" fo:padding-left="0.25cm" fo:padding-right="0.25cm" fo:wrap-option="no-wrap" draw:shadow-color="#808080"/>
    </style:style>
    <style:style style:name="gr54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549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49cm" fo:min-width="1.502cm" fo:padding-top="0.13cm" fo:padding-bottom="0.13cm" fo:padding-left="0.25cm" fo:padding-right="0.25cm" fo:wrap-option="no-wrap" draw:shadow-color="#808080"/>
    </style:style>
    <style:style style:name="gr55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5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55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</style:style>
    <style:style style:name="gr55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</style:style>
    <style:style style:name="gr55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55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55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55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</style:style>
    <style:style style:name="gr55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55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</style:style>
    <style:style style:name="gr56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</style:style>
    <style:style style:name="gr56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</style:style>
    <style:style style:name="gr56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</style:style>
    <style:style style:name="gr56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</style:style>
    <style:style style:name="gr56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56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56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</style:style>
    <style:style style:name="gr56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</style:style>
    <style:style style:name="gr56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</style:style>
    <style:style style:name="gr56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57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57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57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</style:style>
    <style:style style:name="gr57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7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7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7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7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57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57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58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58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58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58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58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58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58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58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58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</style:style>
    <style:style style:name="gr58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</style:style>
    <style:style style:name="gr59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59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</style:style>
    <style:style style:name="gr59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59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</style:style>
    <style:style style:name="gr59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59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</style:style>
    <style:style style:name="gr59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59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59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59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.001cm" fo:padding-top="0.159cm" fo:padding-bottom="0.125cm" fo:padding-left="0.25cm" fo:padding-right="0.25cm" fo:wrap-option="no-wrap" draw:shadow-color="#808080"/>
    </style:style>
    <style:style style:name="gr60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60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60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60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</style:style>
    <style:style style:name="gr60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</style:style>
    <style:style style:name="gr60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60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60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60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</style:style>
    <style:style style:name="gr60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61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</style:style>
    <style:style style:name="gr61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</style:style>
    <style:style style:name="gr61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</style:style>
    <style:style style:name="gr61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</style:style>
    <style:style style:name="gr61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</style:style>
    <style:style style:name="gr61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61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61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</style:style>
    <style:style style:name="gr61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</style:style>
    <style:style style:name="gr61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</style:style>
    <style:style style:name="gr62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62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62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62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</style:style>
    <style:style style:name="gr62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62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62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62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62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62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63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63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63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63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63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63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63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63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</style:style>
    <style:style style:name="gr63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</style:style>
    <style:style style:name="gr63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</style:style>
    <style:style style:name="gr64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</style:style>
    <style:style style:name="gr64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64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</style:style>
    <style:style style:name="gr64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64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</style:style>
    <style:style style:name="gr64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</style:style>
    <style:style style:name="gr64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</style:style>
    <style:style style:name="gr64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64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64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65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.001cm" fo:padding-top="0.159cm" fo:padding-bottom="0.125cm" fo:padding-left="0.25cm" fo:padding-right="0.25cm" fo:wrap-option="no-wrap" draw:shadow-color="#808080"/>
    </style:style>
    <style:style style:name="gr65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65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65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</style:style>
    <style:style style:name="gr65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2.499cm" fo:padding-top="0.159cm" fo:padding-bottom="0.125cm" fo:padding-left="0.25cm" fo:padding-right="0.25cm" fo:wrap-option="no-wrap" draw:shadow-color="#808080"/>
    </style:style>
    <style:style style:name="gr65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</style:style>
    <style:style style:name="gr65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aecf0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657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1.241cm" fo:min-width="1.502cm" fo:padding-top="0.13cm" fo:padding-bottom="0.13cm" fo:padding-left="0.25cm" fo:padding-right="0.25cm" fo:wrap-option="no-wrap" draw:shadow-color="#808080"/>
    </style:style>
    <style:style style:name="gr65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65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7.58cm" fo:min-width="22.501cm" fo:padding-top="0.169cm" fo:padding-bottom="0.125cm" fo:padding-left="0.25cm" fo:padding-right="0.25cm" fo:wrap-option="no-wrap" draw:shadow-color="#808080"/>
    </style:style>
    <style:style style:name="gr66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2.331cm" fo:min-width="19.498cm" fo:padding-top="0.169cm" fo:padding-bottom="0.125cm" fo:padding-left="0.25cm" fo:padding-right="0.25cm" fo:wrap-option="no-wrap" draw:shadow-color="#808080"/>
    </style:style>
    <style:style style:name="gr66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7.58cm" fo:min-width="23.502cm" fo:padding-top="0.169cm" fo:padding-bottom="0.125cm" fo:padding-left="0.25cm" fo:padding-right="0.25cm" fo:wrap-option="no-wrap" draw:shadow-color="#808080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Predeterminado-notes">
      <style:graphic-properties draw:stroke="none" draw:fill="none" draw:fill-color="#ffffff" draw:textarea-horizontal-align="justify" draw:textarea-vertical-align="middle" fo:min-height="12.337cm" draw:shadow-color="#808080"/>
    </style:style>
    <style:style style:name="pr5" style:family="presentation" style:parent-style-name="Predeterminado-notes">
      <style:graphic-properties draw:stroke="none" draw:fill="none" draw:fill-color="#ffffff" draw:textarea-horizontal-align="justify" draw:textarea-vertical-align="middle" fo:min-height="12.574cm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3%" fo:text-align="center" fo:text-indent="0cm" style:line-break="strict" style:writing-mode="lr-tb"/>
      <style:text-properties fo:font-size="13.5pt"/>
    </style:style>
    <style:style style:name="P3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4" style:family="paragraph">
      <style:paragraph-properties fo:margin-left="0cm" fo:margin-right="0cm" fo:line-height="93%" fo:text-indent="0cm" style:line-break="strict" style:writing-mode="lr-tb"/>
      <style:text-properties fo:font-size="13.5pt"/>
    </style:style>
    <style:style style:name="P5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3.5pt"/>
    </style:style>
    <style:style style:name="P6" style:family="paragraph">
      <style:paragraph-properties style:writing-mode="lr-tb"/>
      <style:text-properties fo:font-size="11.3000001907349pt"/>
    </style:style>
    <style:style style:name="P7" style:family="paragraph">
      <style:paragraph-properties fo:margin-left="0cm" fo:margin-right="0cm" fo:line-height="93%" fo:text-indent="0cm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3.5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  <style:text-properties fo:font-size="14pt" style:font-size-asian="18pt" style:font-size-complex="18pt"/>
    </style:style>
    <style:style style:name="P11" style:family="paragraph">
      <style:paragraph-properties style:writing-mode="lr-tb" style:font-independent-line-spacing="true"/>
      <style:text-properties fo:font-size="14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3.5pt"/>
    </style:style>
    <style:style style:name="P13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3.5pt"/>
    </style:style>
    <style:style style:name="P15" style:family="paragraph">
      <style:paragraph-properties fo:margin-left="0cm" fo:margin-right="0cm" fo:line-height="93%" fo:text-align="justify" fo:text-indent="0cm" style:line-break="strict" style:writing-mode="lr-tb"/>
      <style:text-properties fo:font-size="13.5pt"/>
    </style:style>
    <style:style style:name="P16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3.5pt"/>
    </style:style>
    <style:style style:name="P17" style:family="paragraph">
      <style:paragraph-properties fo:margin-left="0cm" fo:margin-right="0cm" fo:line-height="93%" fo:text-align="start" fo:text-indent="0cm" style:line-break="strict" style:writing-mode="lr-tb"/>
      <style:text-properties fo:font-size="13.5pt"/>
    </style:style>
    <style:style style:name="P18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9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0" style:family="paragraph">
      <style:paragraph-properties fo:margin-left="0cm" fo:margin-right="0cm" fo:line-height="93%" fo:text-align="center" fo:text-indent="0cm" style:line-break="strict" style:writing-mode="lr-tb"/>
      <style:text-properties fo:font-size="10pt"/>
    </style:style>
    <style:style style:name="P21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0pt"/>
    </style:style>
    <style:style style:name="P22" style:family="paragraph">
      <style:paragraph-properties style:writing-mode="lr-tb" style:font-independent-line-spacing="true"/>
      <style:text-properties fo:font-size="12pt" style:font-size-asian="18pt" style:font-size-complex="18pt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3.5pt"/>
    </style:style>
    <style:style style:name="P24" style:family="paragraph">
      <style:paragraph-properties fo:margin-left="0cm" fo:margin-right="0cm" fo:line-height="93%" fo:text-align="center" fo:text-indent="0cm" style:line-break="strict" style:writing-mode="lr-tb"/>
    </style:style>
    <style:style style:name="P25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2pt" style:font-size-asian="18pt" style:font-size-complex="18pt"/>
    </style:style>
    <style:style style:name="P26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2pt" style:font-size-asian="18pt" style:font-size-complex="18pt"/>
    </style:style>
    <style:style style:name="T1" style:family="text">
      <style:text-properties fo:color="#000000" fo:font-size="13.5pt" fo:language="es" fo:country="ES" style:language-asian="es" style:country-asian="ES" style:language-complex="es" style:country-complex="ES" loext:opacity="100%"/>
    </style:style>
    <style:style style:name="T2" style:family="text">
      <style:text-properties fo:color="#0047ff" fo:font-size="13.5pt" fo:language="es" fo:country="ES" style:language-asian="es" style:country-asian="ES" style:language-complex="es" style:country-complex="ES" loext:opacity="100%"/>
    </style:style>
    <style:style style:name="T3" style:family="text">
      <style:text-properties fo:color="#2300dc" fo:font-size="13.5pt" fo:language="es" fo:country="ES" style:language-asian="es" style:country-asian="ES" style:language-complex="es" style:country-complex="ES" loext:opacity="100%"/>
    </style:style>
    <style:style style:name="T4" style:family="text">
      <style:text-properties fo:color="#000000" fo:font-size="10pt" fo:language="es" fo:country="ES" style:font-size-asian="10pt" style:language-asian="es" style:country-asian="ES" style:font-size-complex="10pt" style:language-complex="es" style:country-complex="ES" loext:opacity="100%"/>
    </style:style>
    <style:style style:name="T5" style:family="text">
      <style:text-properties fo:color="#000000" fo:font-size="12pt" fo:language="es" fo:country="ES" style:font-size-asian="12pt" style:language-asian="es" style:country-asian="ES" style:font-size-complex="12pt" style:language-complex="es" style:country-complex="ES" loext:opacity="100%"/>
    </style:style>
    <style:style style:name="T6" style:family="text">
      <style:text-properties fo:color="#000000" fo:font-size="14pt" fo:language="es" fo:country="ES" style:font-size-asian="14pt" style:language-asian="es" style:country-asian="ES" style:font-size-complex="14pt" style:language-complex="es" style:country-complex="ES" loext:opacity="100%"/>
    </style:style>
    <style:style style:name="T7" style:family="text">
      <style:text-properties fo:font-size="13.5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color="#000000" fo:font-size="28pt" fo:language="es" fo:country="ES" style:font-size-asian="28pt" style:language-asian="es" style:country-asian="ES" style:font-size-complex="28pt" style:language-complex="es" style:country-complex="ES" loext:opacity="100%"/>
    </style:style>
    <style:style style:name="T10" style:family="text">
      <style:text-properties fo:color="#000000" fo:font-size="10pt" fo:language="es" fo:country="ES" style:font-size-asian="12pt" style:language-asian="es" style:country-asian="ES" style:font-size-complex="12pt" style:language-complex="es" style:country-complex="ES" loext:opacity="100%"/>
    </style:style>
    <style:style style:name="T11" style:family="text">
      <style:text-properties fo:color="#000000" fo:font-size="13.5pt" fo:language="es" fo:country="ES" fo:font-weight="bold" style:font-size-asian="18pt" style:language-asian="es" style:country-asian="ES" style:font-size-complex="18pt" style:language-complex="es" style:country-complex="ES" loext:opacity="100%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color="#ff0000" fo:font-size="14pt" fo:language="es" fo:country="ES" style:font-size-asian="14pt" style:language-asian="es" style:country-asian="ES" style:font-size-complex="14pt" style:language-complex="es" style:country-complex="ES" loext:opacity="100%"/>
    </style:style>
    <style:style style:name="T14" style:family="text">
      <style:text-properties fo:color="#000000" fo:font-size="13.5pt" fo:language="es" fo:country="ES" style:font-size-asian="14pt" style:language-asian="es" style:country-asian="ES" style:font-size-complex="14pt" style:language-complex="es" style:country-complex="ES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uma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/></text:p>
          </draw:text-box>
        </draw:frame>
        <draw:frame draw:style-name="gr1" draw:text-style-name="P1" draw:layer="layout" svg:width="23.876cm" svg:height="5.509cm" svg:x="1.524cm" svg:y="4.905cm">
          <draw:text-box>
            <text:p>.</text:p>
          </draw:text-box>
        </draw:frame>
        <draw:frame draw:style-name="gr2" draw:text-style-name="P1" draw:layer="layout" svg:width="28.387cm" svg:height="11.218cm" svg:x="-0.109cm" svg:y="4.064cm">
          <draw:text-box>
            <text:p>Fase de Búsqueda y fase de ejecución de un programa situado a partir de la posición de memoria 0000 que suma el contenido de dos posiciones de memoria 1101(13 decimal) y 1110 (14 decimal) y almacena el resultado en la posición de memoria 1111(15 decimal).</text:p>
            <text:p>Números a sumar: el 22 decimal y el 12 decimal. <text:s text:c="10"/></text:p>
            <text:p>Tenéis que completar contenido de las celdas de memoria en donde se carga el programa, celdas en donde se cargan los operandos y todos los registros que intervienen (registro de intercambio de memoria, dirección de memoria, ren1 ren2, acumulador etc.</text:p>
            <text:p/>
            <text:p/>
            <text:p>Nota: Tenéis que completar a partir de la diapositiva 6. <text:s text:c="3"/></text:p>
            <text:p>Disponéis de la presentación ciclo de instrucción como ejemplo. <text:s text:c="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>
        <office:forms form:automatic-focus="false" form:apply-design-mode="false"/>
        <draw:custom-shape draw:style-name="gr4" draw:text-style-name="P3" draw:layer="layout" svg:width="15.998cm" svg:height="2.626cm" svg:x="6.002cm" svg:y="1.124cm">
          <text:list text:style-name="L2">
            <text:list-header>
              <text:p text:style-name="P2"><text:span text:style-name="T1">CICLO DE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25.502cm" svg:height="4.124cm" svg:x="1.499cm" svg:y="4.502cm">
          <text:list text:style-name="L2">
            <text:list-header>
              <text:p text:style-name="P4"><text:span text:style-name="T1">. Es el conjunto de acciones que se llevan a cabo en la realización de una instrucción.</text:span></text:p>
              <text:p text:style-name="P4"><text:span text:style-name="T1"/></text:p>
              <text:p text:style-name="P4"><text:span text:style-name="T1">. El programa debe estar almacenado en memoria central.</text:span></text:p>
              <text:p text:style-name="P4"><text:span text:style-name="T1"/></text:p>
              <text:p text:style-name="P4"><text:span text:style-name="T1">. La CPU toma una a una las instrucciones y realizará las tareas correspondientes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5.264cm" svg:height="10.474cm" svg:x="3.16cm" svg:y="2.124cm" draw:page-number="2" presentation:class="page"/>
          <draw:frame presentation:style-name="pr4" draw:text-style-name="P6" draw:layer="layout" svg:width="17.273cm" svg:height="12.337cm" svg:x="2.156cm" svg:y="13.271cm" presentation:class="notes" presentation:placeholder="true">
            <draw:text-box/>
          </draw:frame>
        </presentation:notes>
      </draw:page>
      <draw:page draw:name="page3" draw:style-name="dp3" draw:master-page-name="Predeterminado">
        <office:forms form:automatic-focus="false" form:apply-design-mode="false"/>
        <draw:custom-shape draw:style-name="gr6" draw:text-style-name="P3" draw:layer="layout" svg:width="15.998cm" svg:height="2.626cm" svg:x="6.002cm" svg:y="1.124cm">
          <text:list text:style-name="L2">
            <text:list-header>
              <text:p text:style-name="P2"><text:span text:style-name="T1">CICLO DE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24.999cm" svg:height="2.248cm" svg:x="1.499cm" svg:y="4.502cm">
          <text:list text:style-name="L2">
            <text:list-header>
              <text:p text:style-name="P4"><text:span text:style-name="T1">. Mostraremos un ejemplo simple</text:span></text:p>
              <text:p text:style-name="P4"><text:span text:style-name="T1"/></text:p>
              <text:p text:style-name="P4"><text:span text:style-name="T1">. Supongamos las siguientes instrucciones y sus equivalencias en binario :</text:span></text:p>
              <text:p text:style-name="P4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draw:layer="layout" svg:width="24.002cm" svg:height="6.75cm" svg:x="1.499cm" svg:y="7.124cm">
          <text:list text:style-name="L2">
            <text:list-header>
              <text:p text:style-name="P4"><text:span text:style-name="T1">Instrucción :</text:span><text:span text:style-name="T2"> </text:span><text:span text:style-name="T3">cargar1 </text:span><text:span text:style-name="T1">operando-direccion</text:span></text:p>
              <text:p text:style-name="P4"><text:span text:style-name="T1">Función : Lleva al registro 1 el valor indicado por la dirección del operando</text:span></text:p>
              <text:p text:style-name="P4"><text:span text:style-name="T1">Valor binario : 0101</text:span></text:p>
              <text:p text:style-name="P4"><text:span text:style-name="T1"/></text:p>
              <text:p text:style-name="P4"><text:span text:style-name="T1">Instrucción : </text:span><text:span text:style-name="T3">cargar2</text:span><text:span text:style-name="T1"> operando-direccion</text:span></text:p>
              <text:p text:style-name="P4"><text:span text:style-name="T1">Función : Lleva al registro 2 el valor indicado por la dirección del operando</text:span></text:p>
              <text:p text:style-name="P4"><text:span text:style-name="T1">Valor binario : 0111</text:span></text:p>
              <text:p text:style-name="P4"><text:span text:style-name="T1"/></text:p>
              <text:p text:style-name="P4"><text:span text:style-name="T1">Instrucción : </text:span><text:span text:style-name="T3">suma</text:span><text:span text:style-name="T1"> operando-direccion</text:span></text:p>
              <text:p text:style-name="P4"><text:span text:style-name="T1">Funcion : Realiza la suma de los registros de entrada y lleva su contenido a la dirección </text:span></text:p>
              <text:p text:style-name="P4"><text:span text:style-name="T1">del operando</text:span></text:p>
              <text:p text:style-name="P4"><text:span text:style-name="T1">Valor binario : 0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5.264cm" svg:height="10.474cm" svg:x="3.16cm" svg:y="2.124cm" draw:page-number="3" presentation:class="page"/>
          <draw:frame presentation:style-name="pr4" draw:text-style-name="P6" draw:layer="layout" svg:width="17.273cm" svg:height="12.337cm" svg:x="2.156cm" svg:y="13.271cm" presentation:class="notes" presentation:placeholder="true">
            <draw:text-box/>
          </draw:frame>
        </presentation:notes>
      </draw:page>
      <draw:page draw:name="page4" draw:style-name="dp3" draw:master-page-name="Predeterminado">
        <office:forms form:automatic-focus="false" form:apply-design-mode="false"/>
        <draw:custom-shape draw:style-name="gr9" draw:text-style-name="P3" draw:layer="layout" svg:width="15.998cm" svg:height="2.626cm" svg:x="6.002cm" svg:y="1.124cm">
          <text:list text:style-name="L2">
            <text:list-header>
              <text:p text:style-name="P2"><text:span text:style-name="T1">CICLO DE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draw:layer="layout" svg:width="24.002cm" svg:height="6.377cm" svg:x="1.499cm" svg:y="5.625cm">
          <text:list text:style-name="L2">
            <text:list-header>
              <text:p text:style-name="P4"><text:span text:style-name="T1">Para simplificar supongamos que cada instrucción ocupa un byte : </text:span></text:p>
              <text:p text:style-name="P4"><text:span text:style-name="T1"/></text:p>
              <text:p text:style-name="P4"><text:span text:style-name="T1">Ejemplo :</text:span></text:p>
              <text:p text:style-name="P4"><text:span text:style-name="T1"/></text:p>
              <text:p text:style-name="P4"><text:span text:style-name="T1">cargar1 <text:s/>operando</text:span></text:p>
              <text:p text:style-name="P4"><text:span text:style-name="T1"/></text:p>
              <text:p text:style-name="P4"><text:span text:style-name="T1"><text:s text:c="2"/></text:span><text:span text:style-name="T1">0101 <text:s text:c="3"/>0100 </text:span></text:p>
              <text:p text:style-name="P4"><text:span text:style-name="T1"/></text:p>
              <text:p text:style-name="P4"><text:span text:style-name="T1">0101 ==&gt; La instrucción cargar1</text:span></text:p>
              <text:p text:style-name="P4"><text:span text:style-name="T1">0100 ==&gt; La dirección de memoria 4</text:span></text:p>
              <text:p text:style-name="P4"><text:span text:style-name="T1"/></text:p>
              <text:p text:style-name="P4"><text:span text:style-name="T1">O sea, el byte : 01010100 significa : Llevar al registro 1 lo que contenga la dirección</text:span></text:p>
              <text:p text:style-name="P4"><text:span text:style-name="T1">de memoria 4.</text:span></text:p>
              <text:p text:style-name="P4"><text:span text:style-name="T1"/></text:p>
              <text:p text:style-name="P4"><text:span text:style-name="T1"/></text:p>
              <text:p text:style-name="P4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5.264cm" svg:height="10.474cm" svg:x="3.16cm" svg:y="2.124cm" draw:page-number="4" presentation:class="page"/>
          <draw:frame presentation:style-name="pr4" draw:text-style-name="P6" draw:layer="layout" svg:width="17.273cm" svg:height="12.337cm" svg:x="2.156cm" svg:y="13.271cm" presentation:class="notes" presentation:placeholder="true">
            <draw:text-box/>
          </draw:frame>
        </presentation:notes>
      </draw:page>
      <draw:page draw:name="page5" draw:style-name="dp3" draw:master-page-name="Predeterminado">
        <office:forms form:automatic-focus="false" form:apply-design-mode="false"/>
        <draw:custom-shape draw:style-name="gr11" draw:text-style-name="P3" draw:layer="layout" svg:width="15.998cm" svg:height="2.626cm" svg:x="6.002cm" svg:y="1.124cm">
          <text:list text:style-name="L2">
            <text:list-header>
              <text:p text:style-name="P2"><text:span text:style-name="T1">CICLO DE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5" draw:layer="layout" svg:width="24.002cm" svg:height="3cm" svg:x="1.499cm" svg:y="4.875cm">
          <text:list text:style-name="L2">
            <text:list-header>
              <text:p text:style-name="P4"><text:span text:style-name="T1">Supongamos que en un momento dado el programa que se ejecuta es el siguiente :</text:span></text:p>
              <text:p text:style-name="P4"><text:span text:style-name="T1"/></text:p>
              <text:p text:style-name="P7"><text:span text:style-name="T1">cargar1 </text:span><text:span text:style-name="T1"><text:tab/></text:span><text:span text:style-name="T1">1101</text:span></text:p>
              <text:p text:style-name="P7"><text:span text:style-name="T1">cargar2 </text:span><text:span text:style-name="T1"><text:tab/></text:span><text:span text:style-name="T1">1110</text:span></text:p>
              <text:p text:style-name="P7"><text:span text:style-name="T1">suma </text:span><text:span text:style-name="T1"><text:tab/></text:span><text:span text:style-name="T1">1111</text:span></text:p>
              <text:p text:style-name="P4"><text:span text:style-name="T1"/></text:p>
              <text:p text:style-name="P4"><text:span text:style-name="T1">O sea, suma el contenido de las celdas 1011 y 1100 y guarda el contenido en 1101</text:span></text:p>
              <text:p text:style-name="P4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5" xml:id="id48" draw:id="id48" draw:layer="layout" svg:width="16.999cm" svg:height="2.626cm" svg:x="5.001cm" svg:y="8.626cm">
          <text:list text:style-name="L2">
            <text:list-header>
              <text:p text:style-name="P4"><text:span text:style-name="T1">Si ahora sustituimos : </text:span></text:p>
              <text:p text:style-name="P4"><text:span text:style-name="T1"/></text:p>
              <text:p text:style-name="P7"><text:span text:style-name="T1">Instrucción :</text:span><text:span text:style-name="T2"> </text:span><text:span text:style-name="T3">cargar1 ==&gt; </text:span><text:span text:style-name="T3"><text:tab/></text:span><text:span text:style-name="T1">Valor binario : 0101</text:span></text:p>
              <text:p text:style-name="P4"><text:span text:style-name="T1"/></text:p>
              <text:p text:style-name="P7"><text:span text:style-name="T1">Instrucción : </text:span><text:span text:style-name="T3">cargar2</text:span><text:span text:style-name="T1"> ==&gt;</text:span><text:span text:style-name="T1"><text:tab/></text:span><text:span text:style-name="T1">Valor binario : 0111</text:span></text:p>
              <text:p text:style-name="P4"><text:span text:style-name="T1"/></text:p>
              <text:p text:style-name="P7"><text:span text:style-name="T1">Instrucción : </text:span><text:span text:style-name="T3">suma</text:span><text:span text:style-name="T1"> ==&gt; <text:s/></text:span><text:span text:style-name="T1"><text:tab/></text:span><text:span text:style-name="T1">Valor binario : 0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3" xml:id="id49" draw:id="id49" draw:layer="layout" svg:width="6.998cm" svg:height="2.249cm" svg:x="8.502cm" svg:y="12.376cm">
          <text:list text:style-name="L2">
            <text:list-header>
              <text:p text:style-name="P2"><text:span text:style-name="T1">El resultado es : </text:span></text:p>
              <text:p text:style-name="P2"><text:span text:style-name="T1">0101 1101</text:span></text:p>
              <text:p text:style-name="P2"><text:span text:style-name="T1">0111 1110</text:span></text:p>
              <text:p text:style-name="P2"><text:span text:style-name="T1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5" presentation:class="page"/>
          <draw:frame presentation:style-name="pr4" draw:text-style-name="P6" draw:layer="layout" svg:width="17.273cm" svg:height="12.337cm" svg:x="2.156cm" svg:y="13.271cm" presentation:class="notes" presentation:placeholder="true">
            <draw:text-box/>
          </draw:frame>
        </presentation:notes>
      </draw:page>
      <draw:page draw:name="page6" draw:style-name="dp3" draw:master-page-name="Predeterminado">
        <office:forms form:automatic-focus="false" form:apply-design-mode="false"/>
        <draw:custom-shape draw:style-name="gr15" draw:text-style-name="P8" xml:id="id4" draw:id="id4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xml:id="id3" draw:id="id3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8" xml:id="id1" draw:id="id1" draw:layer="layout" svg:width="15.998cm" svg:height="7.5cm" svg:x="5.001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text-style-name="P9" xml:id="id2" draw:id="id2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19" draw:text-style-name="P9" draw:layer="layout" svg:x1="5.001cm" svg:y1="11.625cm" svg:x2="0.392cm" svg:y2="15.372cm" draw:start-shape="id1" draw:start-glue-point="5" draw:end-shape="id2" draw:end-glue-point="4" svg:d="M5001 11625h-2304v3747h-2305">
          <text:p/>
        </draw:connector>
        <draw:connector draw:style-name="gr19" draw:text-style-name="P9" draw:layer="layout" svg:x1="16.501cm" svg:y1="3.002cm" svg:x2="0.392cm" svg:y2="15.372cm" draw:start-shape="id3" draw:start-glue-point="5" draw:end-shape="id2" draw:end-glue-point="5" svg:d="M16501 3002h-8054v12370h-8055">
          <text:p/>
        </draw:connector>
        <draw:connector draw:style-name="gr19" draw:text-style-name="P9" draw:layer="layout" svg:x1="2.002cm" svg:y1="2.999cm" svg:x2="0.365cm" svg:y2="7.277cm" draw:start-shape="id4" draw:start-glue-point="5" svg:d="M2002 2999h-1140v4278h-497">
          <text:p/>
        </draw:connector>
        <draw:line draw:style-name="gr18" draw:text-style-name="P9" draw:layer="layout" svg:x1="2.002cm" svg:y1="5.999cm" svg:x2="27.001cm" svg:y2="6.003cm">
          <text:p/>
        </draw:line>
        <draw:line draw:style-name="gr18" draw:text-style-name="P9" draw:layer="layout" svg:x1="2.002cm" svg:y1="6.75cm" svg:x2="27.001cm" svg:y2="6.754cm">
          <text:p/>
        </draw:line>
        <draw:custom-shape draw:style-name="gr20" draw:text-style-name="P8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01cm" svg:height="1.125cm" svg:x="12.502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3" draw:layer="layout" svg:width="1.5cm" svg:height="0.373cm" svg:x="2.5cm" svg:y="2.249cm">
          <text:list text:style-name="L2">
            <text:list-header>
              <text:p text:style-name="P2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3" draw:layer="layout" svg:width="2.5cm" svg:height="1.875cm" svg:x="4.498cm" svg:y="1.501cm">
          <text:list text:style-name="L2">
            <text:list-header>
              <text:p text:style-name="P2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3" draw:layer="layout" svg:width="2.999cm" svg:height="0.373cm" svg:x="7.501cm" svg:y="1.501cm">
          <text:list text:style-name="L2">
            <text:list-header>
              <text:p text:style-name="P2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8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" draw:layer="layout" svg:width="2.999cm" svg:height="0.373cm" svg:x="9cm" svg:y="3.751cm">
          <text:list text:style-name="L2">
            <text:list-header>
              <text:p text:style-name="P2"><text:span text:style-name="T4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" draw:layer="layout" svg:width="2.999cm" svg:height="0.374cm" svg:x="16.999cm" svg:y="1.124cm">
          <text:list text:style-name="L2">
            <text:list-header>
              <text:p text:style-name="P2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3" draw:layer="layout" svg:width="2.999cm" svg:height="0.373cm" svg:x="16.999cm" svg:y="3cm">
          <text:list text:style-name="L2">
            <text:list-header>
              <text:p text:style-name="P2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1.499cm" svg:height="0.003cm" svg:x="19.998cm" svg:y="4.874cm">
          <text:list text:style-name="L2">
            <text:list-header>
              <text:p text:style-name="P2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8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3" draw:layer="layout" svg:width="3.501cm" svg:height="2.25cm" svg:x="20.999cm" svg:y="1.124cm">
          <text:list text:style-name="L2">
            <text:list-header>
              <text:p text:style-name="P2"><text:span text:style-name="T5">Circuito </text:span></text:p>
              <text:p text:style-name="P2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3" draw:text-style-name="P8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8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8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8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8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3" draw:layer="layout" svg:width="3.501cm" svg:height="0.373cm" svg:x="1.001cm" svg:y="5.626cm">
          <text:list text:style-name="L2">
            <text:list-header>
              <text:p text:style-name="P2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3" draw:layer="layout" svg:width="3.502cm" svg:height="0.374cm" svg:x="22.498cm" svg:y="6.376cm">
          <text:list text:style-name="L2">
            <text:list-header>
              <text:p text:style-name="P2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3" draw:layer="layout" svg:width="2.999cm" svg:height="0.75cm" svg:x="0.498cm" svg:y="13.127cm">
          <text:list text:style-name="L2">
            <text:list-header>
              <text:p text:style-name="P2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3" draw:layer="layout" svg:width="2.5cm" svg:height="0.374cm" svg:x="8.502cm" svg:y="7.501cm">
          <text:list text:style-name="L2">
            <text:list-header>
              <text:p text:style-name="P2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3" draw:layer="layout" svg:width="3.501cm" svg:height="0.374cm" svg:x="4.498cm" svg:y="0.75cm">
          <text:list text:style-name="L2">
            <text:list-header>
              <text:p text:style-name="P2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3" draw:layer="layout" svg:width="3.502cm" svg:height="0.374cm" svg:x="19.001cm" svg:y="0.373cm">
          <text:list text:style-name="L2">
            <text:list-header>
              <text:p text:style-name="P2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3" draw:layer="layout" svg:width="5.499cm" svg:height="0.373cm" svg:x="6.002cm" svg:y="8.248cm">
          <text:list text:style-name="L2">
            <text:list-header>
              <text:p text:style-name="P2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3" draw:layer="layout" svg:width="6.002cm" svg:height="0.373cm" svg:x="14.499cm" svg:y="8.248cm">
          <text:list text:style-name="L2">
            <text:list-header>
              <text:p text:style-name="P2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8" draw:layer="layout" svg:width="5.499cm" svg:height="0.373cm" svg:x="6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8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3" draw:layer="layout" svg:width="2.5cm" svg:height="0.373cm" svg:x="6.002cm" svg:y="10.501cm">
          <text:list text:style-name="L2">
            <text:list-header>
              <text:p text:style-name="P2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3" draw:layer="layout" svg:width="3.501cm" svg:height="0.374cm" svg:x="11.501cm" svg:y="9.75cm">
          <text:list text:style-name="L2">
            <text:list-header>
              <text:p text:style-name="P2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3" draw:layer="layout" svg:width="3.501cm" svg:height="0.373cm" svg:x="11.501cm" svg:y="10.874cm">
          <text:p text:style-name="P2"><text:span text:style-name="T7">0111 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3" draw:layer="layout" svg:width="3.501cm" svg:height="0.373cm" svg:x="11.501cm" svg:y="11.252cm">
          <text:p text:style-name="P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3" draw:layer="layout" svg:width="3.501cm" svg:height="0.373cm" svg:x="11.501cm" svg:y="10.501cm">
          <text:p text:style-name="P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1" draw:layer="layout" svg:width="3.501cm" svg:height="0.374cm" svg:x="11.501cm" svg:y="14.251cm">
          <text:p text:style-name="P10"><text:span text:style-name="T8"><text:s text:c="3"/></text:span><text:span text:style-name="T8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3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3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11" draw:layer="layout" svg:width="3.501cm" svg:height="0.373cm" svg:x="11.501cm" svg:y="13.874cm">
          <text:p text:style-name="P10"><text:span text:style-name="T8"><text:s text:c="3"/></text:span><text:span text:style-name="T8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" draw:text-style-name="P8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3" draw:layer="layout" svg:width="2.002cm" svg:height="0.374cm" svg:x="9.499cm" svg:y="10.5cm">
          <text:list text:style-name="L2">
            <text:list-header>
              <text:p text:style-name="P2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" draw:text-style-name="P3" draw:layer="layout" svg:width="2.002cm" svg:height="0.373cm" svg:x="9.499cm" svg:y="10.874cm">
          <text:list text:style-name="L2">
            <text:list-header>
              <text:p text:style-name="P2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3" draw:layer="layout" svg:width="2.002cm" svg:height="0.373cm" svg:x="9.499cm" svg:y="11.251cm">
          <text:list text:style-name="L2">
            <text:list-header>
              <text:p text:style-name="P2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" draw:layer="layout" svg:width="2.002cm" svg:height="0.374cm" svg:x="9.499cm" svg:y="11.625cm">
          <text:list text:style-name="L2">
            <text:list-header>
              <text:p text:style-name="P2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3" draw:layer="layout" svg:width="2.002cm" svg:height="0.374cm" svg:x="9.499cm" svg:y="11.998cm">
          <text:list text:style-name="L2">
            <text:list-header>
              <text:p text:style-name="P2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3" draw:layer="layout" svg:width="2.002cm" svg:height="0.374cm" svg:x="9.499cm" svg:y="13.126cm">
          <text:list text:style-name="L2">
            <text:list-header>
              <text:p text:style-name="P2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3" draw:layer="layout" svg:width="2.002cm" svg:height="0.374cm" svg:x="9.499cm" svg:y="13.5cm">
          <text:list text:style-name="L2">
            <text:list-header>
              <text:p text:style-name="P2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3" draw:layer="layout" svg:width="2.002cm" svg:height="0.373cm" svg:x="9.499cm" svg:y="13.874cm">
          <text:list text:style-name="L2">
            <text:list-header>
              <text:p text:style-name="P2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3" draw:layer="layout" svg:width="2.002cm" svg:height="0.374cm" svg:x="9.499cm" svg:y="14.251cm">
          <text:list text:style-name="L2">
            <text:list-header>
              <text:p text:style-name="P2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8" draw:text-style-name="P3" draw:layer="layout" svg:width="2.002cm" svg:height="0.373cm" svg:x="9.499cm" svg:y="14.625cm">
          <text:list text:style-name="L2">
            <text:list-header>
              <text:p text:style-name="P2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9" draw:text-style-name="P3" draw:layer="layout" svg:width="2.5cm" svg:height="0.004cm" svg:x="11.999cm" svg:y="12.749cm">
          <text:list text:style-name="L2">
            <text:list-header>
              <text:p text:style-name="P2"><text:span text:style-name="T9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3" draw:layer="layout" svg:width="2.501cm" svg:height="0.373cm" svg:x="9cm" svg:y="10.123cm">
          <text:list text:style-name="L2">
            <text:list-header>
              <text:p text:style-name="P2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3" draw:layer="layout" svg:width="2.5cm" svg:height="0.373cm" svg:x="11.999cm" svg:y="10.123cm">
          <text:list text:style-name="L2">
            <text:list-header>
              <text:p text:style-name="P2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8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3" draw:text-style-name="P9" draw:layer="layout" svg:x1="5.001cm" svg:y1="3.373cm" svg:x2="5.005cm" svg:y2="4.124cm">
          <text:p/>
        </draw:line>
        <draw:line draw:style-name="gr73" draw:text-style-name="P9" draw:layer="layout" svg:x1="5.499cm" svg:y1="3.373cm" svg:x2="5.503cm" svg:y2="4.124cm">
          <text:p/>
        </draw:line>
        <draw:line draw:style-name="gr73" draw:text-style-name="P9" draw:layer="layout" svg:x1="6.002cm" svg:y1="3.373cm" svg:x2="6.006cm" svg:y2="4.124cm">
          <text:p/>
        </draw:line>
        <draw:line draw:style-name="gr73" draw:text-style-name="P9" draw:layer="layout" svg:x1="6.5cm" svg:y1="3.373cm" svg:x2="6.504cm" svg:y2="4.124cm">
          <text:p/>
        </draw:line>
        <draw:custom-shape draw:style-name="gr74" draw:text-style-name="P3" draw:layer="layout" svg:width="2.5cm" svg:height="0.374cm" svg:x="4.498cm" svg:y="4.2cm">
          <text:list text:style-name="L2">
            <text:list-header>
              <text:p text:style-name="P2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8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8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7" draw:text-style-name="P3" draw:layer="layout" svg:width="1.001cm" svg:height="0.003cm" svg:x="23.001cm" svg:y="4.875cm">
          <text:list text:style-name="L2">
            <text:list-header>
              <text:p text:style-name="P2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3" draw:layer="layout" svg:width="2.5cm" svg:height="0.373cm" svg:x="7.501cm" svg:y="2.249cm">
          <text:list text:style-name="L2">
            <text:list-header>
              <text:p text:style-name="P2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9" draw:text-style-name="P3" draw:layer="layout" svg:width="4cm" svg:height="0.374cm" svg:x="8.502cm" svg:y="3.373cm">
          <text:list text:style-name="L2">
            <text:list-header>
              <text:p text:style-name="P2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0" draw:text-style-name="P5" xml:id="id50" draw:id="id50" draw:layer="layout" svg:width="20.501cm" svg:height="5.625cm" svg:x="4.064cm" svg:y="-6.641cm">
          <text:list text:style-name="L2">
            <text:list-header>
              <text:p text:style-name="P4"><text:span text:style-name="T1">Supongamos pues, la siguiente situación inicial :</text:span></text:p>
              <text:p text:style-name="P4"><text:span text:style-name="T1"/></text:p>
              <text:p text:style-name="P7"><text:span text:style-name="T1"><text:tab/></text:span><text:span text:style-name="T1">- El programa cargado en memoria</text:span></text:p>
              <text:p text:style-name="P7"><text:span text:style-name="T1"><text:tab/></text:span><text:span text:style-name="T1">- Contenido de las celdas __1101___ y _1110____ : <text:s/>22 y 12(decimal) respectivamente</text:span></text:p>
              <text:p text:style-name="P7"><text:span text:style-name="T1"><text:tab/></text:span><text:span text:style-name="T1">- El contador de programa apuntando a la dirección 000 </text:span></text:p>
              <text:p text:style-name="P2"><text:span text:style-name="T1">(primera instrucción de nuestro programa)</text:span></text:p>
              <text:p text:style-name="P2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targetElement="id50" smil:type="barWipe" smil:subtype="topToBottom" smil:mode="out" smil:direction="reverse"/>
                  <anim:set smil:begin="0.499s" smil:dur="0.001s" smil:fill="hold" smil:targetElement="id50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6" presentation:class="page"/>
          <draw:frame presentation:style-name="pr5" draw:text-style-name="P6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7" draw:style-name="dp3" draw:master-page-name="Predeterminado">
        <office:forms form:automatic-focus="false" form:apply-design-mode="false"/>
        <draw:custom-shape draw:style-name="gr15" draw:text-style-name="P8" xml:id="id8" draw:id="id8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xml:id="id7" draw:id="id7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8" xml:id="id5" draw:id="id5" draw:layer="layout" svg:width="15.998cm" svg:height="7.5cm" svg:x="5.001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text-style-name="P9" xml:id="id6" draw:id="id6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19" draw:text-style-name="P9" draw:layer="layout" svg:x1="5.001cm" svg:y1="11.625cm" svg:x2="0.392cm" svg:y2="15.372cm" draw:start-shape="id5" draw:start-glue-point="5" draw:end-shape="id6" draw:end-glue-point="4" svg:d="M5001 11625h-2304v3747h-2305">
          <text:p/>
        </draw:connector>
        <draw:connector draw:style-name="gr19" draw:text-style-name="P9" draw:layer="layout" svg:x1="16.501cm" svg:y1="3.002cm" svg:x2="0.392cm" svg:y2="15.372cm" draw:start-shape="id7" draw:start-glue-point="5" draw:end-shape="id6" draw:end-glue-point="5" svg:d="M16501 3002h-8054v12370h-8055">
          <text:p/>
        </draw:connector>
        <draw:connector draw:style-name="gr19" draw:text-style-name="P9" draw:layer="layout" svg:x1="2.002cm" svg:y1="2.999cm" svg:x2="0.365cm" svg:y2="7.277cm" draw:start-shape="id8" draw:start-glue-point="5" svg:d="M2002 2999h-1140v4278h-497">
          <text:p/>
        </draw:connector>
        <draw:line draw:style-name="gr18" draw:text-style-name="P9" draw:layer="layout" svg:x1="2.002cm" svg:y1="5.999cm" svg:x2="27.001cm" svg:y2="6.003cm">
          <text:p/>
        </draw:line>
        <draw:line draw:style-name="gr18" draw:text-style-name="P9" draw:layer="layout" svg:x1="2.002cm" svg:y1="6.75cm" svg:x2="27.001cm" svg:y2="6.754cm">
          <text:p/>
        </draw:line>
        <draw:custom-shape draw:style-name="gr20" draw:text-style-name="P8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1" draw:text-style-name="P3" draw:layer="layout" svg:width="1.5cm" svg:height="0.373cm" svg:x="2.5cm" svg:y="2.249cm">
          <text:list text:style-name="L2">
            <text:list-header>
              <text:p text:style-name="P2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2" draw:text-style-name="P3" draw:layer="layout" svg:width="2.5cm" svg:height="1.875cm" svg:x="4.498cm" svg:y="1.501cm">
          <text:list text:style-name="L2">
            <text:list-header>
              <text:p text:style-name="P2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3" draw:layer="layout" svg:width="2.999cm" svg:height="0.373cm" svg:x="7.501cm" svg:y="1.501cm">
          <text:list text:style-name="L2">
            <text:list-header>
              <text:p text:style-name="P2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8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4" draw:text-style-name="P3" draw:layer="layout" svg:width="2.999cm" svg:height="0.373cm" svg:x="9cm" svg:y="3.751cm">
          <text:list text:style-name="L2">
            <text:list-header>
              <text:p text:style-name="P2"><text:span text:style-name="T4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3" draw:layer="layout" svg:width="2.999cm" svg:height="0.374cm" svg:x="16.999cm" svg:y="1.124cm">
          <text:list text:style-name="L2">
            <text:list-header>
              <text:p text:style-name="P2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6" draw:text-style-name="P3" draw:layer="layout" svg:width="2.999cm" svg:height="0.373cm" svg:x="16.999cm" svg:y="3cm">
          <text:list text:style-name="L2">
            <text:list-header>
              <text:p text:style-name="P2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7" draw:text-style-name="P3" draw:layer="layout" svg:width="1.499cm" svg:height="0.003cm" svg:x="19.998cm" svg:y="4.874cm">
          <text:list text:style-name="L2">
            <text:list-header>
              <text:p text:style-name="P2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8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8" draw:text-style-name="P3" draw:layer="layout" svg:width="3.501cm" svg:height="2.25cm" svg:x="20.999cm" svg:y="1.124cm">
          <text:list text:style-name="L2">
            <text:list-header>
              <text:p text:style-name="P2"><text:span text:style-name="T5">Circuito </text:span></text:p>
              <text:p text:style-name="P2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3" draw:text-style-name="P8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8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8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8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8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3" draw:layer="layout" svg:width="3.501cm" svg:height="0.373cm" svg:x="1.001cm" svg:y="5.626cm">
          <text:list text:style-name="L2">
            <text:list-header>
              <text:p text:style-name="P2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0" draw:text-style-name="P3" draw:layer="layout" svg:width="3.502cm" svg:height="0.374cm" svg:x="22.498cm" svg:y="6.376cm">
          <text:list text:style-name="L2">
            <text:list-header>
              <text:p text:style-name="P2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1" draw:text-style-name="P3" draw:layer="layout" svg:width="2.999cm" svg:height="0.75cm" svg:x="0.498cm" svg:y="13.127cm">
          <text:list text:style-name="L2">
            <text:list-header>
              <text:p text:style-name="P2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2" draw:text-style-name="P3" draw:layer="layout" svg:width="2.5cm" svg:height="0.374cm" svg:x="8.502cm" svg:y="7.501cm">
          <text:list text:style-name="L2">
            <text:list-header>
              <text:p text:style-name="P2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3" draw:text-style-name="P3" draw:layer="layout" svg:width="3.501cm" svg:height="0.374cm" svg:x="4.498cm" svg:y="0.75cm">
          <text:list text:style-name="L2">
            <text:list-header>
              <text:p text:style-name="P2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4" draw:text-style-name="P3" draw:layer="layout" svg:width="3.502cm" svg:height="0.374cm" svg:x="19.001cm" svg:y="0.373cm">
          <text:list text:style-name="L2">
            <text:list-header>
              <text:p text:style-name="P2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5" draw:text-style-name="P3" draw:layer="layout" svg:width="5.499cm" svg:height="0.373cm" svg:x="6.002cm" svg:y="8.248cm">
          <text:list text:style-name="L2">
            <text:list-header>
              <text:p text:style-name="P2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6" draw:text-style-name="P3" draw:layer="layout" svg:width="6.002cm" svg:height="0.373cm" svg:x="14.499cm" svg:y="8.248cm">
          <text:list text:style-name="L2">
            <text:list-header>
              <text:p text:style-name="P2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8" draw:layer="layout" svg:width="5.499cm" svg:height="0.373cm" svg:x="6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8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7" draw:text-style-name="P3" draw:layer="layout" svg:width="2.5cm" svg:height="0.373cm" svg:x="6.002cm" svg:y="10.501cm">
          <text:list text:style-name="L2">
            <text:list-header>
              <text:p text:style-name="P2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8" draw:text-style-name="P3" draw:layer="layout" svg:width="3.501cm" svg:height="0.374cm" svg:x="11.501cm" svg:y="9.75cm">
          <text:list text:style-name="L2">
            <text:list-header>
              <text:p text:style-name="P2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9" draw:text-style-name="P3" draw:layer="layout" svg:width="3.501cm" svg:height="0.373cm" svg:x="11.501cm" svg:y="10.874cm">
          <text:p text:style-name="P12"><text:span text:style-name="T7">0111 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3" draw:layer="layout" svg:width="3.501cm" svg:height="0.373cm" svg:x="11.501cm" svg:y="11.252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1" draw:text-style-name="P3" draw:layer="layout" svg:width="3.501cm" svg:height="0.373cm" svg:x="11.501cm" svg:y="10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8" draw:layer="layout" svg:width="3.501cm" svg:height="0.374cm" svg:x="11.501cm" svg:y="14.251cm">
          <text:p text:style-name="P13"><text:span text:style-name="T8"><text:s text:c="3"/></text:span><text:span text:style-name="T8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2" draw:text-style-name="P3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3" draw:text-style-name="P3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8" draw:layer="layout" svg:width="3.501cm" svg:height="0.373cm" svg:x="11.501cm" svg:y="13.874cm">
          <text:p text:style-name="P13"><text:span text:style-name="T8"><text:s text:c="3"/></text:span><text:span text:style-name="T8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" draw:text-style-name="P8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4" draw:text-style-name="P3" draw:layer="layout" svg:width="2.002cm" svg:height="0.374cm" svg:x="9.499cm" svg:y="10.5cm">
          <text:list text:style-name="L2">
            <text:list-header>
              <text:p text:style-name="P2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5" draw:text-style-name="P3" draw:layer="layout" svg:width="2.002cm" svg:height="0.373cm" svg:x="9.499cm" svg:y="10.874cm">
          <text:list text:style-name="L2">
            <text:list-header>
              <text:p text:style-name="P2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6" draw:text-style-name="P3" draw:layer="layout" svg:width="2.002cm" svg:height="0.373cm" svg:x="9.499cm" svg:y="11.251cm">
          <text:list text:style-name="L2">
            <text:list-header>
              <text:p text:style-name="P2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7" draw:text-style-name="P3" draw:layer="layout" svg:width="2.002cm" svg:height="0.374cm" svg:x="9.499cm" svg:y="11.625cm">
          <text:list text:style-name="L2">
            <text:list-header>
              <text:p text:style-name="P2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8" draw:text-style-name="P3" draw:layer="layout" svg:width="2.002cm" svg:height="0.374cm" svg:x="9.499cm" svg:y="11.998cm">
          <text:list text:style-name="L2">
            <text:list-header>
              <text:p text:style-name="P2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9" draw:text-style-name="P3" draw:layer="layout" svg:width="2.002cm" svg:height="0.374cm" svg:x="9.499cm" svg:y="13.126cm">
          <text:list text:style-name="L2">
            <text:list-header>
              <text:p text:style-name="P2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0" draw:text-style-name="P3" draw:layer="layout" svg:width="2.002cm" svg:height="0.374cm" svg:x="9.499cm" svg:y="13.5cm">
          <text:list text:style-name="L2">
            <text:list-header>
              <text:p text:style-name="P2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1" draw:text-style-name="P3" draw:layer="layout" svg:width="2.002cm" svg:height="0.373cm" svg:x="9.499cm" svg:y="13.874cm">
          <text:list text:style-name="L2">
            <text:list-header>
              <text:p text:style-name="P2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2" draw:text-style-name="P3" draw:layer="layout" svg:width="2.002cm" svg:height="0.374cm" svg:x="9.499cm" svg:y="14.251cm">
          <text:list text:style-name="L2">
            <text:list-header>
              <text:p text:style-name="P2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3" draw:text-style-name="P3" draw:layer="layout" svg:width="2.002cm" svg:height="0.373cm" svg:x="9.499cm" svg:y="14.625cm">
          <text:list text:style-name="L2">
            <text:list-header>
              <text:p text:style-name="P2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4" draw:text-style-name="P3" draw:layer="layout" svg:width="2.5cm" svg:height="0.004cm" svg:x="11.999cm" svg:y="12.749cm">
          <text:list text:style-name="L2">
            <text:list-header>
              <text:p text:style-name="P2"><text:span text:style-name="T9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5" draw:text-style-name="P3" draw:layer="layout" svg:width="2.501cm" svg:height="0.373cm" svg:x="9cm" svg:y="10.123cm">
          <text:list text:style-name="L2">
            <text:list-header>
              <text:p text:style-name="P2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6" draw:text-style-name="P3" draw:layer="layout" svg:width="2.5cm" svg:height="0.373cm" svg:x="11.999cm" svg:y="10.123cm">
          <text:list text:style-name="L2">
            <text:list-header>
              <text:p text:style-name="P2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8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3" draw:text-style-name="P9" draw:layer="layout" svg:x1="5.001cm" svg:y1="3.373cm" svg:x2="5.005cm" svg:y2="4.124cm">
          <text:p/>
        </draw:line>
        <draw:line draw:style-name="gr73" draw:text-style-name="P9" draw:layer="layout" svg:x1="5.499cm" svg:y1="3.373cm" svg:x2="5.503cm" svg:y2="4.124cm">
          <text:p/>
        </draw:line>
        <draw:line draw:style-name="gr73" draw:text-style-name="P9" draw:layer="layout" svg:x1="6.002cm" svg:y1="3.373cm" svg:x2="6.006cm" svg:y2="4.124cm">
          <text:p/>
        </draw:line>
        <draw:line draw:style-name="gr73" draw:text-style-name="P9" draw:layer="layout" svg:x1="6.5cm" svg:y1="3.373cm" svg:x2="6.504cm" svg:y2="4.124cm">
          <text:p/>
        </draw:line>
        <draw:custom-shape draw:style-name="gr117" draw:text-style-name="P3" draw:layer="layout" svg:width="2.5cm" svg:height="0.374cm" svg:x="4.498cm" svg:y="4.2cm">
          <text:list text:style-name="L2">
            <text:list-header>
              <text:p text:style-name="P2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8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8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8" draw:text-style-name="P3" draw:layer="layout" svg:width="1.001cm" svg:height="0.003cm" svg:x="23.001cm" svg:y="4.875cm">
          <text:list text:style-name="L2">
            <text:list-header>
              <text:p text:style-name="P2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9" draw:text-style-name="P3" draw:layer="layout" svg:width="2.5cm" svg:height="0.373cm" svg:x="7.501cm" svg:y="2.249cm">
          <text:list text:style-name="L2">
            <text:list-header>
              <text:p text:style-name="P2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0" draw:text-style-name="P3" draw:layer="layout" svg:width="4cm" svg:height="0.374cm" svg:x="8.502cm" svg:y="3.373cm">
          <text:list text:style-name="L2">
            <text:list-header>
              <text:p text:style-name="P2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1" draw:text-style-name="P8" xml:id="id53" draw:id="id53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2" draw:text-style-name="P3" xml:id="id55" draw:id="id55" draw:layer="layout" svg:width="5.499cm" svg:height="0.373cm" svg:x="6.002cm" svg:y="8.999cm">
          <text:list text:style-name="L2">
            <text:list-header>
              <text:p text:style-name="P2"><text:span text:style-name="T1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3" draw:text-style-name="P8" xml:id="id56" draw:id="id56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8" xml:id="id57" draw:id="id57" draw:layer="layout" svg:width="2.002cm" svg:height="0.373cm" svg:x="6.998cm" svg:y="10.874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125" draw:text-style-name="P3" xml:id="id58" draw:id="id58" draw:layer="layout" svg:width="3.501cm" svg:height="0.373cm" svg:x="11.501cm" svg:y="10.501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6" draw:text-style-name="P8" xml:id="id59" draw:id="id59" draw:layer="layout" svg:width="1.502cm" svg:height="1.001cm" draw:transform="rotate (1.5707963267946) translate (16.501cm 11.251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127" draw:text-style-name="P3" xml:id="id60" draw:id="id60" draw:layer="layout" svg:width="5.499cm" svg:height="0.373cm" svg:x="15.002cm" svg:y="8.999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8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8" draw:text-style-name="P8" xml:id="id54" draw:id="id54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9" draw:text-style-name="P3" xml:id="id51" draw:id="id51" draw:layer="layout" svg:width="23.001cm" svg:height="7.111cm" svg:x="2.54cm" svg:y="-7.365cm">
          <text:list text:style-name="L2">
            <text:list-header>
              <text:p text:style-name="P2"><text:span text:style-name="T1">FASE DE BÚSQUEDA</text:span></text:p>
              <text:p text:style-name="P2"><text:span text:style-name="T1"/></text:p>
              <text:p text:style-name="P2"><text:span text:style-name="T1"/></text:p>
              <text:p text:style-name="P14"><text:span text:style-name="T1"><text:tab/></text:span><text:span text:style-name="T1">1) La UC envía una microorden para que el contenido del registro</text:span></text:p>
              <text:p text:style-name="P2"><text:span text:style-name="T1">contador de programa que contiene la dirección de la siguiente instrucción</text:span></text:p>
              <text:p text:style-name="P2"><text:span text:style-name="T1">a procesar sea transferido al RDM (Registro Dirección de Memoria)</text:span></text:p>
              <text:p text:style-name="P15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0" draw:text-style-name="P3" xml:id="id52" draw:id="id52" draw:layer="layout" svg:width="2.999cm" svg:height="0.373cm" svg:x="9cm" svg:y="3.751cm">
          <text:list text:style-name="L2">
            <text:list-header>
              <text:p text:style-name="P2"><text:span text:style-name="T4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xit" presentation:preset-id="ooo-exit-circle" presentation:preset-sub-type="in">
                  <anim:transitionFilter smil:dur="2s" smil:targetElement="id51" smil:type="ellipseWipe" smil:subtype="horizontal" smil:mode="out" smil:direction="reverse"/>
                  <anim:set smil:begin="1.999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7" presentation:class="page"/>
          <draw:frame presentation:style-name="pr5" draw:text-style-name="P6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8" draw:style-name="dp3" draw:master-page-name="Predeterminado">
        <office:forms form:automatic-focus="false" form:apply-design-mode="false"/>
        <draw:custom-shape draw:style-name="gr15" draw:text-style-name="P8" xml:id="id12" draw:id="id12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xml:id="id11" draw:id="id11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8" xml:id="id9" draw:id="id9" draw:layer="layout" svg:width="15.998cm" svg:height="7.5cm" svg:x="5.001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text-style-name="P9" xml:id="id10" draw:id="id10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19" draw:text-style-name="P9" draw:layer="layout" svg:x1="5.001cm" svg:y1="11.625cm" svg:x2="0.392cm" svg:y2="15.372cm" draw:start-shape="id9" draw:start-glue-point="5" draw:end-shape="id10" draw:end-glue-point="4" svg:d="M5001 11625h-2304v3747h-2305">
          <text:p/>
        </draw:connector>
        <draw:connector draw:style-name="gr19" draw:text-style-name="P9" draw:layer="layout" svg:x1="16.501cm" svg:y1="3.002cm" svg:x2="0.392cm" svg:y2="15.372cm" draw:start-shape="id11" draw:start-glue-point="5" draw:end-shape="id10" draw:end-glue-point="5" svg:d="M16501 3002h-8054v12370h-8055">
          <text:p/>
        </draw:connector>
        <draw:connector draw:style-name="gr19" draw:text-style-name="P9" draw:layer="layout" svg:x1="2.002cm" svg:y1="2.999cm" svg:x2="0.365cm" svg:y2="7.277cm" draw:start-shape="id12" draw:start-glue-point="5" svg:d="M2002 2999h-1140v4278h-497">
          <text:p/>
        </draw:connector>
        <draw:line draw:style-name="gr18" draw:text-style-name="P9" draw:layer="layout" svg:x1="2.002cm" svg:y1="5.999cm" svg:x2="27.001cm" svg:y2="6.003cm">
          <text:p/>
        </draw:line>
        <draw:line draw:style-name="gr18" draw:text-style-name="P9" draw:layer="layout" svg:x1="2.002cm" svg:y1="6.75cm" svg:x2="27.001cm" svg:y2="6.754cm">
          <text:p/>
        </draw:line>
        <draw:custom-shape draw:style-name="gr20" draw:text-style-name="P8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1" draw:text-style-name="P3" draw:layer="layout" svg:width="1.5cm" svg:height="0.373cm" svg:x="2.5cm" svg:y="2.249cm">
          <text:list text:style-name="L2">
            <text:list-header>
              <text:p text:style-name="P2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2" draw:text-style-name="P3" draw:layer="layout" svg:width="2.5cm" svg:height="1.875cm" svg:x="4.498cm" svg:y="1.501cm">
          <text:list text:style-name="L2">
            <text:list-header>
              <text:p text:style-name="P2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3" draw:text-style-name="P3" draw:layer="layout" svg:width="2.999cm" svg:height="0.373cm" svg:x="7.501cm" svg:y="1.501cm">
          <text:list text:style-name="L2">
            <text:list-header>
              <text:p text:style-name="P2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8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4" draw:text-style-name="P3" draw:layer="layout" svg:width="2.999cm" svg:height="0.373cm" svg:x="9cm" svg:y="3.751cm">
          <text:list text:style-name="L2">
            <text:list-header>
              <text:p text:style-name="P2"><text:span text:style-name="T4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5" draw:text-style-name="P3" draw:layer="layout" svg:width="2.999cm" svg:height="0.374cm" svg:x="16.999cm" svg:y="1.124cm">
          <text:list text:style-name="L2">
            <text:list-header>
              <text:p text:style-name="P2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6" draw:text-style-name="P3" draw:layer="layout" svg:width="2.999cm" svg:height="0.373cm" svg:x="16.999cm" svg:y="3cm">
          <text:list text:style-name="L2">
            <text:list-header>
              <text:p text:style-name="P2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7" draw:text-style-name="P3" draw:layer="layout" svg:width="1.499cm" svg:height="0.003cm" svg:x="19.998cm" svg:y="4.874cm">
          <text:list text:style-name="L2">
            <text:list-header>
              <text:p text:style-name="P2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8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8" draw:text-style-name="P3" draw:layer="layout" svg:width="3.501cm" svg:height="2.25cm" svg:x="20.999cm" svg:y="1.124cm">
          <text:list text:style-name="L2">
            <text:list-header>
              <text:p text:style-name="P2"><text:span text:style-name="T5">Circuito </text:span></text:p>
              <text:p text:style-name="P2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3" draw:text-style-name="P8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8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8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8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8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9" draw:text-style-name="P3" draw:layer="layout" svg:width="3.501cm" svg:height="0.373cm" svg:x="1.001cm" svg:y="5.626cm">
          <text:list text:style-name="L2">
            <text:list-header>
              <text:p text:style-name="P2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0" draw:text-style-name="P3" draw:layer="layout" svg:width="3.502cm" svg:height="0.374cm" svg:x="22.498cm" svg:y="6.376cm">
          <text:list text:style-name="L2">
            <text:list-header>
              <text:p text:style-name="P2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1" draw:text-style-name="P3" draw:layer="layout" svg:width="2.999cm" svg:height="0.75cm" svg:x="0.498cm" svg:y="13.127cm">
          <text:list text:style-name="L2">
            <text:list-header>
              <text:p text:style-name="P2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2" draw:text-style-name="P3" draw:layer="layout" svg:width="2.5cm" svg:height="0.374cm" svg:x="8.502cm" svg:y="7.501cm">
          <text:list text:style-name="L2">
            <text:list-header>
              <text:p text:style-name="P2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3" draw:text-style-name="P3" draw:layer="layout" svg:width="3.501cm" svg:height="0.374cm" svg:x="4.498cm" svg:y="0.75cm">
          <text:list text:style-name="L2">
            <text:list-header>
              <text:p text:style-name="P2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4" draw:text-style-name="P3" draw:layer="layout" svg:width="3.502cm" svg:height="0.374cm" svg:x="19.001cm" svg:y="0.373cm">
          <text:list text:style-name="L2">
            <text:list-header>
              <text:p text:style-name="P2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5" draw:text-style-name="P3" draw:layer="layout" svg:width="5.499cm" svg:height="0.373cm" svg:x="6.002cm" svg:y="8.248cm">
          <text:list text:style-name="L2">
            <text:list-header>
              <text:p text:style-name="P2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6" draw:text-style-name="P3" draw:layer="layout" svg:width="6.002cm" svg:height="0.373cm" svg:x="14.499cm" svg:y="8.248cm">
          <text:list text:style-name="L2">
            <text:list-header>
              <text:p text:style-name="P2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8" draw:layer="layout" svg:width="5.499cm" svg:height="0.373cm" svg:x="6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8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7" draw:text-style-name="P3" draw:layer="layout" svg:width="2.5cm" svg:height="0.373cm" svg:x="6.002cm" svg:y="10.501cm">
          <text:list text:style-name="L2">
            <text:list-header>
              <text:p text:style-name="P2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8" draw:text-style-name="P3" draw:layer="layout" svg:width="3.501cm" svg:height="0.374cm" svg:x="11.501cm" svg:y="9.75cm">
          <text:list text:style-name="L2">
            <text:list-header>
              <text:p text:style-name="P2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9" draw:text-style-name="P3" draw:layer="layout" svg:width="3.501cm" svg:height="0.373cm" svg:x="11.501cm" svg:y="10.874cm">
          <text:p text:style-name="P12"><text:span text:style-name="T7">0111 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0" draw:text-style-name="P3" draw:layer="layout" svg:width="3.501cm" svg:height="0.373cm" svg:x="11.501cm" svg:y="11.252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1" draw:text-style-name="P3" draw:layer="layout" svg:width="3.501cm" svg:height="0.373cm" svg:x="11.501cm" svg:y="10.501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8" draw:layer="layout" svg:width="3.501cm" svg:height="0.374cm" svg:x="11.501cm" svg:y="14.251cm">
          <text:p text:style-name="P13"><text:span text:style-name="T8"><text:s text:c="3"/></text:span><text:span text:style-name="T8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2" draw:text-style-name="P3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3" draw:text-style-name="P3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8" draw:layer="layout" svg:width="3.501cm" svg:height="0.373cm" svg:x="11.501cm" svg:y="13.874cm">
          <text:p text:style-name="P13"><text:span text:style-name="T8"><text:s text:c="3"/></text:span><text:span text:style-name="T8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" draw:text-style-name="P8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4" draw:text-style-name="P3" draw:layer="layout" svg:width="2.002cm" svg:height="0.374cm" svg:x="9.499cm" svg:y="10.5cm">
          <text:list text:style-name="L2">
            <text:list-header>
              <text:p text:style-name="P2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5" draw:text-style-name="P3" draw:layer="layout" svg:width="2.002cm" svg:height="0.373cm" svg:x="9.499cm" svg:y="10.874cm">
          <text:list text:style-name="L2">
            <text:list-header>
              <text:p text:style-name="P2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6" draw:text-style-name="P3" draw:layer="layout" svg:width="2.002cm" svg:height="0.373cm" svg:x="9.499cm" svg:y="11.251cm">
          <text:list text:style-name="L2">
            <text:list-header>
              <text:p text:style-name="P2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7" draw:text-style-name="P3" draw:layer="layout" svg:width="2.002cm" svg:height="0.374cm" svg:x="9.499cm" svg:y="11.625cm">
          <text:list text:style-name="L2">
            <text:list-header>
              <text:p text:style-name="P2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8" draw:text-style-name="P3" draw:layer="layout" svg:width="2.002cm" svg:height="0.374cm" svg:x="9.499cm" svg:y="11.998cm">
          <text:list text:style-name="L2">
            <text:list-header>
              <text:p text:style-name="P2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9" draw:text-style-name="P3" draw:layer="layout" svg:width="2.002cm" svg:height="0.374cm" svg:x="9.499cm" svg:y="13.126cm">
          <text:list text:style-name="L2">
            <text:list-header>
              <text:p text:style-name="P2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0" draw:text-style-name="P3" draw:layer="layout" svg:width="2.002cm" svg:height="0.374cm" svg:x="9.499cm" svg:y="13.5cm">
          <text:list text:style-name="L2">
            <text:list-header>
              <text:p text:style-name="P2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1" draw:text-style-name="P3" draw:layer="layout" svg:width="2.002cm" svg:height="0.373cm" svg:x="9.499cm" svg:y="13.874cm">
          <text:list text:style-name="L2">
            <text:list-header>
              <text:p text:style-name="P2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2" draw:text-style-name="P3" draw:layer="layout" svg:width="2.002cm" svg:height="0.374cm" svg:x="9.499cm" svg:y="14.251cm">
          <text:list text:style-name="L2">
            <text:list-header>
              <text:p text:style-name="P2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3" draw:text-style-name="P3" draw:layer="layout" svg:width="2.002cm" svg:height="0.373cm" svg:x="9.499cm" svg:y="14.625cm">
          <text:list text:style-name="L2">
            <text:list-header>
              <text:p text:style-name="P2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4" draw:text-style-name="P3" draw:layer="layout" svg:width="2.5cm" svg:height="0.004cm" svg:x="11.999cm" svg:y="12.749cm">
          <text:list text:style-name="L2">
            <text:list-header>
              <text:p text:style-name="P2"><text:span text:style-name="T9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5" draw:text-style-name="P3" draw:layer="layout" svg:width="2.501cm" svg:height="0.373cm" svg:x="9cm" svg:y="10.123cm">
          <text:list text:style-name="L2">
            <text:list-header>
              <text:p text:style-name="P2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6" draw:text-style-name="P3" draw:layer="layout" svg:width="2.5cm" svg:height="0.373cm" svg:x="11.999cm" svg:y="10.123cm">
          <text:list text:style-name="L2">
            <text:list-header>
              <text:p text:style-name="P2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8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3" draw:text-style-name="P9" draw:layer="layout" svg:x1="5.001cm" svg:y1="3.373cm" svg:x2="5.005cm" svg:y2="4.124cm">
          <text:p/>
        </draw:line>
        <draw:line draw:style-name="gr73" draw:text-style-name="P9" draw:layer="layout" svg:x1="5.499cm" svg:y1="3.373cm" svg:x2="5.503cm" svg:y2="4.124cm">
          <text:p/>
        </draw:line>
        <draw:line draw:style-name="gr73" draw:text-style-name="P9" draw:layer="layout" svg:x1="6.002cm" svg:y1="3.373cm" svg:x2="6.006cm" svg:y2="4.124cm">
          <text:p/>
        </draw:line>
        <draw:line draw:style-name="gr73" draw:text-style-name="P9" draw:layer="layout" svg:x1="6.5cm" svg:y1="3.373cm" svg:x2="6.504cm" svg:y2="4.124cm">
          <text:p/>
        </draw:line>
        <draw:custom-shape draw:style-name="gr167" draw:text-style-name="P3" draw:layer="layout" svg:width="2.5cm" svg:height="0.374cm" svg:x="4.498cm" svg:y="4.2cm">
          <text:list text:style-name="L2">
            <text:list-header>
              <text:p text:style-name="P2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8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8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8" draw:text-style-name="P3" draw:layer="layout" svg:width="1.001cm" svg:height="0.003cm" svg:x="23.001cm" svg:y="4.875cm">
          <text:list text:style-name="L2">
            <text:list-header>
              <text:p text:style-name="P2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9" draw:text-style-name="P3" draw:layer="layout" svg:width="2.5cm" svg:height="0.373cm" svg:x="7.501cm" svg:y="2.249cm">
          <text:list text:style-name="L2">
            <text:list-header>
              <text:p text:style-name="P2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0" draw:text-style-name="P3" draw:layer="layout" svg:width="4cm" svg:height="0.374cm" svg:x="8.502cm" svg:y="3.373cm">
          <text:list text:style-name="L2">
            <text:list-header>
              <text:p text:style-name="P2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1" draw:text-style-name="P3" draw:layer="layout" svg:width="5.499cm" svg:height="0.373cm" svg:x="6.002cm" svg:y="8.999cm">
          <text:list text:style-name="L2">
            <text:list-header>
              <text:p text:style-name="P2"><text:span text:style-name="T1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2" draw:text-style-name="P3" draw:layer="layout" svg:width="5.499cm" svg:height="0.373cm" svg:x="15.002cm" svg:y="8.999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8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1" draw:text-style-name="P8" xml:id="id62" draw:id="id62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3" draw:text-style-name="P8" xml:id="id64" draw:id="id64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4" draw:text-style-name="P3" xml:id="id65" draw:id="id65" draw:layer="layout" svg:width="2.5cm" svg:height="0.374cm" svg:x="7.501cm" svg:y="2.626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5" draw:text-style-name="P3" xml:id="id66" draw:id="id66" draw:layer="layout" svg:width="2.999cm" svg:height="0.373cm" svg:x="9cm" svg:y="3.751cm">
          <text:list text:style-name="L2">
            <text:list-header>
              <text:p text:style-name="P2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6" draw:text-style-name="P3" xml:id="id61" draw:id="id61" draw:layer="layout" svg:width="25.502cm" svg:height="6.007cm" svg:x="0.66cm" svg:y="-6.531cm">
          <text:list text:style-name="L2">
            <text:list-header>
              <text:p text:style-name="P2"><text:span text:style-name="T1">FASE DE BÚSQUEDA</text:span></text:p>
              <text:p text:style-name="P2"><text:span text:style-name="T1"/></text:p>
              <text:p text:style-name="P2"><text:span text:style-name="T1"/></text:p>
              <text:p text:style-name="P16"><text:span text:style-name="T1"><text:tab/></text:span><text:span text:style-name="T1"><text:tab/></text:span><text:span text:style-name="T1">2) Se transfiere la instrucción desde el RIM (Registro de Intercambio de</text:span></text:p>
              <text:p text:style-name="P17"><text:span text:style-name="T1"><text:s/></text:span><text:span text:style-name="T1">Memoria) al registro de instrucción. El decodificador procede a interpretar la instrucción </text:span></text:p>
              <text:p text:style-name="P17"><text:span text:style-name="T1">del registro de instrucción y queda dispuesta la activación de la UAL.</text:span></text:p>
              <text:p text:style-name="P17"><text:span text:style-name="T1"/></text:p>
              <text:p text:style-name="P16"><text:span text:style-name="T1"><text:tab/></text:span><text:span text:style-name="T1"><text:tab/></text:span><text:span text:style-name="T1">3) El registro contador de programa se autoincrementa en 1 para </text:span></text:p>
              <text:p text:style-name="P17"><text:span text:style-name="T1">apuntar a la próxima instrucción a ejecutar</text:span></text:p>
              <text:p text:style-name="P17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g xml:id="id63" draw:id="id63">
          <draw:custom-shape draw:style-name="gr177" draw:text-style-name="P8" draw:layer="layout" svg:width="17.498cm" svg:height="12.747cm" svg:x="17.554cm" svg:y="-4.12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line draw:style-name="gr18" draw:text-style-name="P9" draw:layer="layout" svg:x1="27.864cm" svg:y1="3.974cm" svg:x2="27.864cm" svg:y2="5.472cm">
              <text:p/>
            </draw:line>
            <draw:line draw:style-name="gr18" draw:text-style-name="P9" draw:layer="layout" svg:x1="24.138cm" svg:y1="3.974cm" svg:x2="24.138cm" svg:y2="5.472cm">
              <text:p/>
            </draw:line>
            <draw:line draw:style-name="gr18" draw:text-style-name="P9" draw:layer="layout" svg:x1="24.636cm" svg:y1="3.974cm" svg:x2="24.636cm" svg:y2="5.472cm">
              <text:p/>
            </draw:line>
            <draw:line draw:style-name="gr18" draw:text-style-name="P9" draw:layer="layout" svg:x1="25.135cm" svg:y1="3.974cm" svg:x2="25.135cm" svg:y2="5.472cm">
              <text:p/>
            </draw:line>
            <draw:line draw:style-name="gr18" draw:text-style-name="P9" draw:layer="layout" svg:x1="25.637cm" svg:y1="3.974cm" svg:x2="25.637cm" svg:y2="5.472cm">
              <text:p/>
            </draw:line>
            <draw:line draw:style-name="gr18" draw:text-style-name="P9" draw:layer="layout" svg:x1="26.136cm" svg:y1="3.974cm" svg:x2="26.136cm" svg:y2="5.472cm">
              <text:p/>
            </draw:line>
            <draw:line draw:style-name="gr18" draw:text-style-name="P9" draw:layer="layout" svg:x1="26.634cm" svg:y1="3.974cm" svg:x2="26.634cm" svg:y2="5.472cm">
              <text:p/>
            </draw:line>
            <draw:line draw:style-name="gr18" draw:text-style-name="P9" draw:layer="layout" svg:x1="27.313cm" svg:y1="3.974cm" svg:x2="27.313cm" svg:y2="5.472cm">
              <text:p/>
            </draw:line>
            <draw:custom-shape draw:style-name="gr178" draw:text-style-name="P19" draw:layer="layout" svg:width="4.996cm" svg:height="0.747cm" svg:x="23.556cm" svg:y="3.227cm">
              <text:p text:style-name="P18"><text:span text:style-name="T7">0 1 0 1 <text:s text:c="2"/>1 <text:s/>1 <text:s/>0 <text:s/>1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18" draw:text-style-name="P9" draw:layer="layout" svg:x1="22.057cm" svg:y1="-0.15cm" svg:x2="30.051cm" svg:y2="-0.15cm">
              <text:p/>
            </draw:line>
            <draw:line draw:style-name="gr18" draw:text-style-name="P9" draw:layer="layout" svg:x1="22.057cm" svg:y1="0.224cm" svg:x2="30.051cm" svg:y2="0.224cm">
              <text:p/>
            </draw:line>
            <draw:line draw:style-name="gr18" draw:text-style-name="P9" draw:layer="layout" svg:x1="22.057cm" svg:y1="0.601cm" svg:x2="30.051cm" svg:y2="0.601cm">
              <text:p/>
            </draw:line>
            <draw:line draw:style-name="gr18" draw:text-style-name="P9" draw:layer="layout" svg:x1="22.057cm" svg:y1="0.974cm" svg:x2="30.051cm" svg:y2="0.974cm">
              <text:p/>
            </draw:line>
            <draw:line draw:style-name="gr18" draw:text-style-name="P9" draw:layer="layout" svg:x1="22.057cm" svg:y1="1.352cm" svg:x2="30.051cm" svg:y2="1.352cm">
              <text:p/>
            </draw:line>
            <draw:line draw:style-name="gr18" draw:text-style-name="P9" draw:layer="layout" svg:x1="22.057cm" svg:y1="-0.524cm" svg:x2="30.051cm" svg:y2="-0.524cm">
              <text:p/>
            </draw:line>
            <draw:line draw:style-name="gr18" draw:text-style-name="P9" draw:layer="layout" svg:x1="22.057cm" svg:y1="-0.901cm" svg:x2="30.051cm" svg:y2="-0.901cm">
              <text:p/>
            </draw:line>
            <draw:connector draw:style-name="gr179" draw:text-style-name="P9" draw:layer="layout" draw:type="line" svg:x1="24.093cm" svg:y1="3.167cm" svg:x2="24.095cm" svg:y2="1.254cm" svg:d="M24093 3167l2-1913">
              <text:p/>
            </draw:connector>
            <draw:connector draw:style-name="gr179" draw:text-style-name="P9" draw:layer="layout" draw:type="line" svg:x1="24.666cm" svg:y1="3.18cm" svg:x2="24.668cm" svg:y2="0.865cm" svg:d="M24666 3180l2-2315">
              <text:p/>
            </draw:connector>
            <draw:connector draw:style-name="gr179" draw:text-style-name="P9" draw:layer="layout" draw:type="line" svg:x1="25.178cm" svg:y1="3.194cm" svg:x2="25.18cm" svg:y2="0.514cm" svg:d="M25178 3194l2-2680">
              <text:p/>
            </draw:connector>
            <draw:connector draw:style-name="gr179" draw:text-style-name="P9" draw:layer="layout" draw:type="line" svg:x1="25.633cm" svg:y1="3.203cm" svg:x2="25.631cm" svg:y2="0.123cm" svg:d="M25633 3203l-2-3080">
              <text:p/>
            </draw:connector>
            <draw:connector draw:style-name="gr179" draw:text-style-name="P9" draw:layer="layout" draw:type="line" svg:x1="26.153cm" svg:y1="3.213cm" svg:x2="26.151cm" svg:y2="-0.277cm" svg:d="M26153 3213l-2-3490">
              <text:p/>
            </draw:connector>
            <draw:connector draw:style-name="gr179" draw:text-style-name="P9" draw:layer="layout" draw:type="line" svg:x1="26.664cm" svg:y1="3.219cm" svg:x2="26.666cm" svg:y2="-0.651cm" svg:d="M26664 3219l2-3870">
              <text:p/>
            </draw:connector>
            <draw:connector draw:style-name="gr179" draw:text-style-name="P9" draw:layer="layout" draw:type="line" svg:x1="27.286cm" svg:y1="3.224cm" svg:x2="27.284cm" svg:y2="-1.024cm" svg:d="M27286 3224l-2-4248">
              <text:p/>
            </draw:connector>
            <draw:connector draw:style-name="gr179" draw:text-style-name="P9" draw:layer="layout" draw:type="line" svg:x1="27.819cm" svg:y1="3.11cm" svg:x2="27.821cm" svg:y2="-1.319cm" svg:d="M27819 3110l2-4429">
              <text:p/>
            </draw:connector>
            <draw:line draw:style-name="gr18" draw:text-style-name="P9" draw:layer="layout" svg:x1="22.057cm" svg:y1="-1.205cm" svg:x2="30.051cm" svg:y2="-1.205cm">
              <text:p/>
            </draw:line>
            <draw:custom-shape draw:style-name="gr180" draw:text-style-name="P21" draw:layer="layout" svg:width="1.129cm" svg:height="4.572cm" svg:x="22.471cm" svg:y="-1.948cm">
              <text:list text:style-name="L2">
                <text:list-header>
                  <text:p text:style-name="P20"><text:span text:style-name="T10">1</text:span></text:p>
                </text:list-header>
                <text:list-item>
                  <text:p text:style-name="P20"><text:span text:style-name="T10">0</text:span></text:p>
                </text:list-item>
                <text:list-item>
                  <text:p text:style-name="P20"><text:span text:style-name="T10">1</text:span></text:p>
                </text:list-item>
                <text:list-item>
                  <text:p text:style-name="P20"><text:span text:style-name="T10">1</text:span></text:p>
                </text:list-item>
                <text:list-item>
                  <text:p text:style-name="P20"><text:span text:style-name="T10">1</text:span></text:p>
                </text:list-item>
                <text:list-item>
                  <text:p text:style-name="P20"><text:span text:style-name="T10">0</text:span></text:p>
                </text:list-item>
                <text:list-item>
                  <text:p text:style-name="P20"><text:span text:style-name="T10">1</text:span></text:p>
                </text:list-item>
                <text:list-item>
                  <text:p text:style-name="P20"><text:span text:style-name="T10">0</text:span></text:p>
                  <text:p text:style-name="P20"><text:span text:style-name="T10"/></text:p>
                </text:list-item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frame draw:style-name="gr181" draw:text-style-name="P1" draw:layer="layout" svg:width="2.699cm" svg:height="0.782cm" svg:x="14.662cm" svg:y="7.72cm">
              <draw:text-box>
                <text:p><text:span text:style-name="T7">0101 1101</text:span></text:p>
              </draw:text-box>
            </draw:frame>
          </draw:g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xit" presentation:preset-id="ooo-exit-circle" presentation:preset-sub-type="in">
                  <anim:transitionFilter smil:dur="0.8s" smil:targetElement="id61" smil:type="ellipseWipe" smil:subtype="horizontal" smil:mode="out" smil:direction="reverse"/>
                  <anim:set smil:begin="0.799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0;width" smil:keyTimes="0;1"/>
                  <anim:animate smil:dur="0.5s" smil:fill="hold" smil:targetElement="id63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xit" presentation:preset-id="ooo-exit-collapse" presentation:preset-sub-type="across">
                  <anim:animate smil:dur="0.05s" smil:targetElement="id63" smil:attributeName="width" smil:values="width;0" smil:keyTimes="0;1"/>
                  <anim:animate smil:dur="0.05s" smil:targetElement="id63" smil:attributeName="height" smil:values="height;height" smil:keyTimes="0;1"/>
                  <anim:set smil:begin="0.049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8" presentation:class="page"/>
          <draw:frame presentation:style-name="pr5" draw:text-style-name="P6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9" draw:style-name="dp3" draw:master-page-name="Predeterminado">
        <office:forms form:automatic-focus="false" form:apply-design-mode="false"/>
        <draw:custom-shape draw:style-name="gr15" draw:text-style-name="P8" xml:id="id16" draw:id="id16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xml:id="id15" draw:id="id15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8" xml:id="id13" draw:id="id13" draw:layer="layout" svg:width="15.998cm" svg:height="7.5cm" svg:x="5.001cm" svg:y="7.87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text-style-name="P9" xml:id="id14" draw:id="id14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19" draw:text-style-name="P9" draw:layer="layout" svg:x1="5.001cm" svg:y1="11.622cm" svg:x2="0.392cm" svg:y2="15.372cm" draw:start-shape="id13" draw:start-glue-point="5" draw:end-shape="id14" draw:end-glue-point="4" svg:d="M5001 11622h-2304v3750h-2305">
          <text:p/>
        </draw:connector>
        <draw:connector draw:style-name="gr19" draw:text-style-name="P9" draw:layer="layout" svg:x1="16.501cm" svg:y1="3.002cm" svg:x2="0.392cm" svg:y2="15.372cm" draw:start-shape="id15" draw:start-glue-point="5" draw:end-shape="id14" draw:end-glue-point="5" svg:d="M16501 3002h-8054v12370h-8055">
          <text:p/>
        </draw:connector>
        <draw:connector draw:style-name="gr19" draw:text-style-name="P9" draw:layer="layout" svg:x1="2.002cm" svg:y1="2.999cm" svg:x2="0.365cm" svg:y2="7.277cm" draw:start-shape="id16" draw:start-glue-point="5" svg:d="M2002 2999h-1140v4278h-497">
          <text:p/>
        </draw:connector>
        <draw:line draw:style-name="gr18" draw:text-style-name="P9" draw:layer="layout" svg:x1="2.002cm" svg:y1="5.999cm" svg:x2="27.001cm" svg:y2="6.003cm">
          <text:p/>
        </draw:line>
        <draw:line draw:style-name="gr18" draw:text-style-name="P9" draw:layer="layout" svg:x1="2.002cm" svg:y1="6.75cm" svg:x2="27.001cm" svg:y2="6.754cm">
          <text:p/>
        </draw:line>
        <draw:custom-shape draw:style-name="gr20" draw:text-style-name="P8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2" draw:text-style-name="P3" draw:layer="layout" svg:width="1.5cm" svg:height="0.373cm" svg:x="2.5cm" svg:y="2.249cm">
          <text:list text:style-name="L2">
            <text:list-header>
              <text:p text:style-name="P2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3" draw:text-style-name="P3" draw:layer="layout" svg:width="2.5cm" svg:height="1.875cm" svg:x="4.498cm" svg:y="1.501cm">
          <text:list text:style-name="L2">
            <text:list-header>
              <text:p text:style-name="P2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4" draw:text-style-name="P3" draw:layer="layout" svg:width="2.999cm" svg:height="0.373cm" svg:x="7.501cm" svg:y="1.501cm">
          <text:list text:style-name="L2">
            <text:list-header>
              <text:p text:style-name="P2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5" draw:text-style-name="P3" draw:layer="layout" svg:width="2.5cm" svg:height="0.374cm" svg:x="7.501cm" svg:y="2.626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6" draw:text-style-name="P3" draw:layer="layout" svg:width="2.999cm" svg:height="0.373cm" svg:x="9cm" svg:y="3.751cm">
          <text:list text:style-name="L2">
            <text:list-header>
              <text:p text:style-name="P2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7" draw:text-style-name="P3" draw:layer="layout" svg:width="2.999cm" svg:height="0.374cm" svg:x="16.999cm" svg:y="1.124cm">
          <text:list text:style-name="L2">
            <text:list-header>
              <text:p text:style-name="P2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8" draw:text-style-name="P3" draw:layer="layout" svg:width="2.999cm" svg:height="0.373cm" svg:x="16.999cm" svg:y="3cm">
          <text:list text:style-name="L2">
            <text:list-header>
              <text:p text:style-name="P2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9" draw:text-style-name="P3" draw:layer="layout" svg:width="1.499cm" svg:height="0.003cm" svg:x="19.998cm" svg:y="4.874cm">
          <text:list text:style-name="L2">
            <text:list-header>
              <text:p text:style-name="P2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8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0" draw:text-style-name="P3" draw:layer="layout" svg:width="3.501cm" svg:height="2.25cm" svg:x="20.999cm" svg:y="1.124cm">
          <text:list text:style-name="L2">
            <text:list-header>
              <text:p text:style-name="P2"><text:span text:style-name="T5">Circuito </text:span></text:p>
              <text:p text:style-name="P2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3" draw:text-style-name="P8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8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8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8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8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1" draw:text-style-name="P3" draw:layer="layout" svg:width="3.501cm" svg:height="0.373cm" svg:x="1.001cm" svg:y="5.626cm">
          <text:list text:style-name="L2">
            <text:list-header>
              <text:p text:style-name="P2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2" draw:text-style-name="P3" draw:layer="layout" svg:width="3.502cm" svg:height="0.374cm" svg:x="22.498cm" svg:y="6.376cm">
          <text:list text:style-name="L2">
            <text:list-header>
              <text:p text:style-name="P2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3" draw:text-style-name="P3" draw:layer="layout" svg:width="2.999cm" svg:height="0.75cm" svg:x="0.498cm" svg:y="13.127cm">
          <text:list text:style-name="L2">
            <text:list-header>
              <text:p text:style-name="P2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4" draw:text-style-name="P3" draw:layer="layout" svg:width="2.5cm" svg:height="0.374cm" svg:x="8.502cm" svg:y="7.501cm">
          <text:list text:style-name="L2">
            <text:list-header>
              <text:p text:style-name="P2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5" draw:text-style-name="P3" draw:layer="layout" svg:width="3.501cm" svg:height="0.374cm" svg:x="4.498cm" svg:y="0.75cm">
          <text:list text:style-name="L2">
            <text:list-header>
              <text:p text:style-name="P2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6" draw:text-style-name="P3" draw:layer="layout" svg:width="3.502cm" svg:height="0.374cm" svg:x="19.001cm" svg:y="0.373cm">
          <text:list text:style-name="L2">
            <text:list-header>
              <text:p text:style-name="P2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7" draw:text-style-name="P3" draw:layer="layout" svg:width="5.499cm" svg:height="0.373cm" svg:x="6.002cm" svg:y="8.248cm">
          <text:list text:style-name="L2">
            <text:list-header>
              <text:p text:style-name="P2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8" draw:text-style-name="P3" draw:layer="layout" svg:width="6.002cm" svg:height="0.373cm" svg:x="14.499cm" svg:y="8.248cm">
          <text:list text:style-name="L2">
            <text:list-header>
              <text:p text:style-name="P2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8" draw:layer="layout" svg:width="5.499cm" svg:height="0.373cm" svg:x="6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8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9" draw:text-style-name="P3" draw:layer="layout" svg:width="2.5cm" svg:height="0.373cm" svg:x="6.002cm" svg:y="10.501cm">
          <text:list text:style-name="L2">
            <text:list-header>
              <text:p text:style-name="P2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0" draw:text-style-name="P3" draw:layer="layout" svg:width="3.501cm" svg:height="0.374cm" svg:x="11.501cm" svg:y="9.75cm">
          <text:list text:style-name="L2">
            <text:list-header>
              <text:p text:style-name="P2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1" draw:text-style-name="P3" draw:layer="layout" svg:width="3.501cm" svg:height="0.373cm" svg:x="11.501cm" svg:y="10.874cm">
          <text:p text:style-name="P12"><text:span text:style-name="T7">0111 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2" draw:text-style-name="P3" draw:layer="layout" svg:width="3.501cm" svg:height="0.373cm" svg:x="11.501cm" svg:y="11.252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3" draw:text-style-name="P3" draw:layer="layout" svg:width="3.501cm" svg:height="0.373cm" svg:x="11.501cm" svg:y="10.501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8" draw:layer="layout" svg:width="3.501cm" svg:height="0.374cm" svg:x="11.501cm" svg:y="14.251cm">
          <text:p text:style-name="P13"><text:span text:style-name="T8"><text:s text:c="3"/></text:span><text:span text:style-name="T8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4" draw:text-style-name="P3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3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" draw:text-style-name="P8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5" draw:text-style-name="P3" draw:layer="layout" svg:width="2.002cm" svg:height="0.374cm" svg:x="9.499cm" svg:y="10.5cm">
          <text:list text:style-name="L2">
            <text:list-header>
              <text:p text:style-name="P2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6" draw:text-style-name="P3" draw:layer="layout" svg:width="2.002cm" svg:height="0.373cm" svg:x="9.499cm" svg:y="10.874cm">
          <text:list text:style-name="L2">
            <text:list-header>
              <text:p text:style-name="P2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7" draw:text-style-name="P3" draw:layer="layout" svg:width="2.002cm" svg:height="0.373cm" svg:x="9.499cm" svg:y="11.251cm">
          <text:list text:style-name="L2">
            <text:list-header>
              <text:p text:style-name="P2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8" draw:text-style-name="P3" draw:layer="layout" svg:width="2.002cm" svg:height="0.374cm" svg:x="9.499cm" svg:y="11.625cm">
          <text:list text:style-name="L2">
            <text:list-header>
              <text:p text:style-name="P2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9" draw:text-style-name="P3" draw:layer="layout" svg:width="2.002cm" svg:height="0.374cm" svg:x="9.499cm" svg:y="11.998cm">
          <text:list text:style-name="L2">
            <text:list-header>
              <text:p text:style-name="P2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0" draw:text-style-name="P3" draw:layer="layout" svg:width="2.002cm" svg:height="0.374cm" svg:x="9.499cm" svg:y="13.126cm">
          <text:list text:style-name="L2">
            <text:list-header>
              <text:p text:style-name="P2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1" draw:text-style-name="P3" draw:layer="layout" svg:width="2.002cm" svg:height="0.374cm" svg:x="9.499cm" svg:y="13.5cm">
          <text:list text:style-name="L2">
            <text:list-header>
              <text:p text:style-name="P2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2" draw:text-style-name="P3" draw:layer="layout" svg:width="2.002cm" svg:height="0.373cm" svg:x="9.499cm" svg:y="13.874cm">
          <text:list text:style-name="L2">
            <text:list-header>
              <text:p text:style-name="P2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3" draw:text-style-name="P3" draw:layer="layout" svg:width="2.002cm" svg:height="0.374cm" svg:x="9.499cm" svg:y="14.251cm">
          <text:list text:style-name="L2">
            <text:list-header>
              <text:p text:style-name="P2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4" draw:text-style-name="P3" draw:layer="layout" svg:width="2.002cm" svg:height="0.373cm" svg:x="9.499cm" svg:y="14.625cm">
          <text:list text:style-name="L2">
            <text:list-header>
              <text:p text:style-name="P2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5" draw:text-style-name="P3" draw:layer="layout" svg:width="2.5cm" svg:height="0.004cm" svg:x="11.999cm" svg:y="12.749cm">
          <text:list text:style-name="L2">
            <text:list-header>
              <text:p text:style-name="P2"><text:span text:style-name="T9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6" draw:text-style-name="P3" draw:layer="layout" svg:width="2.501cm" svg:height="0.373cm" svg:x="9cm" svg:y="10.123cm">
          <text:list text:style-name="L2">
            <text:list-header>
              <text:p text:style-name="P2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7" draw:text-style-name="P3" draw:layer="layout" svg:width="2.5cm" svg:height="0.373cm" svg:x="11.999cm" svg:y="10.123cm">
          <text:list text:style-name="L2">
            <text:list-header>
              <text:p text:style-name="P2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8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3" draw:text-style-name="P9" draw:layer="layout" svg:x1="5.001cm" svg:y1="3.373cm" svg:x2="5.005cm" svg:y2="4.124cm">
          <text:p/>
        </draw:line>
        <draw:line draw:style-name="gr73" draw:text-style-name="P9" draw:layer="layout" svg:x1="5.499cm" svg:y1="3.373cm" svg:x2="5.503cm" svg:y2="4.124cm">
          <text:p/>
        </draw:line>
        <draw:line draw:style-name="gr73" draw:text-style-name="P9" draw:layer="layout" svg:x1="6.002cm" svg:y1="3.373cm" svg:x2="6.006cm" svg:y2="4.124cm">
          <text:p/>
        </draw:line>
        <draw:line draw:style-name="gr73" draw:text-style-name="P9" draw:layer="layout" svg:x1="6.5cm" svg:y1="3.373cm" svg:x2="6.504cm" svg:y2="4.124cm">
          <text:p/>
        </draw:line>
        <draw:custom-shape draw:style-name="gr218" draw:text-style-name="P3" draw:layer="layout" svg:width="2.5cm" svg:height="0.374cm" svg:x="4.498cm" svg:y="4.2cm">
          <text:list text:style-name="L2">
            <text:list-header>
              <text:p text:style-name="P2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8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9" draw:text-style-name="P22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0" draw:text-style-name="P3" draw:layer="layout" svg:width="1.001cm" svg:height="0.003cm" svg:x="23.001cm" svg:y="4.875cm">
          <text:list text:style-name="L2">
            <text:list-header>
              <text:p text:style-name="P2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1" draw:text-style-name="P3" draw:layer="layout" svg:width="2.5cm" svg:height="0.373cm" svg:x="7.501cm" svg:y="2.249cm">
          <text:list text:style-name="L2">
            <text:list-header>
              <text:p text:style-name="P2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2" draw:text-style-name="P3" draw:layer="layout" svg:width="4cm" svg:height="0.374cm" svg:x="8.502cm" svg:y="3.373cm">
          <text:list text:style-name="L2">
            <text:list-header>
              <text:p text:style-name="P2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8" draw:layer="layout" svg:width="5.499cm" svg:height="0.373cm" svg:x="6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8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1" draw:text-style-name="P8" xml:id="id68" draw:id="id68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8" draw:text-style-name="P8" xml:id="id69" draw:id="id69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3" draw:text-style-name="P3" xml:id="id70" draw:id="id70" draw:layer="layout" svg:width="5.499cm" svg:height="0.373cm" svg:x="6.002cm" svg:y="8.999cm">
          <text:p text:style-name="P12"><text:span text:style-name="T7">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3" draw:text-style-name="P8" xml:id="id71" draw:id="id71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4" draw:text-style-name="P8" xml:id="id72" draw:id="id72" draw:layer="layout" svg:width="1.001cm" svg:height="1.501cm" svg:x="6.998cm" svg:y="12.954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225" draw:text-style-name="P8" xml:id="id74" draw:id="id74" draw:layer="layout" svg:width="1.501cm" svg:height="1.001cm" draw:transform="rotate (1.5707963267946) translate (16.501cm 14.201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226" draw:text-style-name="P3" xml:id="id75" draw:id="id75" draw:layer="layout" svg:width="5.499cm" svg:height="0.373cm" svg:x="15.002cm" svg:y="8.999cm">
          <text:p text:style-name="P23"><text:span text:style-name="T8"><text:s text:c="8"/></text:span><text:span text:style-name="T8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7" draw:text-style-name="P3" xml:id="id67" draw:id="id67" draw:layer="layout" svg:width="26cm" svg:height="6.35cm" svg:x="1.27cm" svg:y="-6.604cm">
          <text:list text:style-name="L2">
            <text:list-header>
              <text:p text:style-name="P2"><text:span text:style-name="T1">FASE DE EJECUCIÓN</text:span></text:p>
              <text:p text:style-name="P2"><text:span text:style-name="T1"/></text:p>
              <text:p text:style-name="P2"><text:span text:style-name="T1"/></text:p>
              <text:p text:style-name="P16"><text:span text:style-name="T1"><text:tab/></text:span><text:span text:style-name="T1"><text:tab/></text:span><text:span text:style-name="T1">1) Se transfiere</text:span><text:span text:style-name="T11"> el primer operando de la primera instruccion</text:span><text:span text:style-name="T1"> desde el registro de instrucción</text:span></text:p>
              <text:p text:style-name="P17"><text:span text:style-name="T1"><text:s/></text:span><text:span text:style-name="T1">al RDM (Registro Dirección de Memoria)</text:span></text:p>
              <text:p text:style-name="P17"><text:span text:style-name="T1"/></text:p>
              <text:p text:style-name="P16"><text:span text:style-name="T1"><text:tab/></text:span><text:span text:style-name="T1"><text:tab/></text:span><text:span text:style-name="T1">2) El selector extrae de la memoria dicho dato depositándolo en el RIM</text:span></text:p>
              <text:p text:style-name="P16"><text:span text:style-name="T1"><text:tab/></text:span><text:span text:style-name="T1">(Registro de Intercambio de Memoria)</text:span></text:p>
              <text:p text:style-name="P17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8" draw:text-style-name="P3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9" draw:text-style-name="P3" xml:id="id73" draw:id="id73" draw:layer="layout" svg:width="3.501cm" svg:height="0.373cm" svg:x="11.501cm" svg:y="13.886cm">
          <text:p text:style-name="P23"><text:span text:style-name="T8"><text:s text:c="3"/></text:span><text:span text:style-name="T8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xit" presentation:preset-id="ooo-exit-circle" presentation:preset-sub-type="in">
                  <anim:transitionFilter smil:dur="0.8s" smil:targetElement="id67" smil:type="ellipseWipe" smil:subtype="horizontal" smil:mode="out" smil:direction="reverse"/>
                  <anim:set smil:begin="0.799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9" presentation:class="page"/>
          <draw:frame presentation:style-name="pr5" draw:text-style-name="P6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0" draw:style-name="dp3" draw:master-page-name="Predeterminado">
        <office:forms form:automatic-focus="false" form:apply-design-mode="false"/>
        <draw:custom-shape draw:style-name="gr15" draw:text-style-name="P8" xml:id="id20" draw:id="id20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xml:id="id19" draw:id="id19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8" xml:id="id17" draw:id="id17" draw:layer="layout" svg:width="15.998cm" svg:height="7.5cm" svg:x="5.001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text-style-name="P9" xml:id="id18" draw:id="id18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19" draw:text-style-name="P9" draw:layer="layout" svg:x1="5.001cm" svg:y1="11.625cm" svg:x2="0.392cm" svg:y2="15.372cm" draw:start-shape="id17" draw:start-glue-point="5" draw:end-shape="id18" draw:end-glue-point="4" svg:d="M5001 11625h-2304v3747h-2305">
          <text:p/>
        </draw:connector>
        <draw:connector draw:style-name="gr19" draw:text-style-name="P9" draw:layer="layout" svg:x1="16.501cm" svg:y1="3.002cm" svg:x2="0.392cm" svg:y2="15.372cm" draw:start-shape="id19" draw:start-glue-point="5" draw:end-shape="id18" draw:end-glue-point="5" svg:d="M16501 3002h-8054v12370h-8055">
          <text:p/>
        </draw:connector>
        <draw:connector draw:style-name="gr19" draw:text-style-name="P9" draw:layer="layout" svg:x1="2.002cm" svg:y1="2.999cm" svg:x2="0.365cm" svg:y2="7.277cm" draw:start-shape="id20" draw:start-glue-point="5" svg:d="M2002 2999h-1140v4278h-497">
          <text:p/>
        </draw:connector>
        <draw:line draw:style-name="gr18" draw:text-style-name="P9" draw:layer="layout" svg:x1="2.002cm" svg:y1="5.999cm" svg:x2="27.001cm" svg:y2="6.003cm">
          <text:p/>
        </draw:line>
        <draw:line draw:style-name="gr18" draw:text-style-name="P9" draw:layer="layout" svg:x1="2.002cm" svg:y1="6.75cm" svg:x2="27.001cm" svg:y2="6.754cm">
          <text:p/>
        </draw:line>
        <draw:custom-shape draw:style-name="gr20" draw:text-style-name="P8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0" draw:text-style-name="P3" draw:layer="layout" svg:width="1.5cm" svg:height="0.373cm" svg:x="2.5cm" svg:y="2.249cm">
          <text:list text:style-name="L2">
            <text:list-header>
              <text:p text:style-name="P2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1" draw:text-style-name="P3" draw:layer="layout" svg:width="2.5cm" svg:height="1.875cm" svg:x="4.498cm" svg:y="1.501cm">
          <text:list text:style-name="L2">
            <text:list-header>
              <text:p text:style-name="P2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2" draw:text-style-name="P3" draw:layer="layout" svg:width="2.999cm" svg:height="0.373cm" svg:x="7.501cm" svg:y="1.501cm">
          <text:list text:style-name="L2">
            <text:list-header>
              <text:p text:style-name="P2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3" draw:text-style-name="P3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4" draw:text-style-name="P3" draw:layer="layout" svg:width="2.999cm" svg:height="0.373cm" svg:x="9cm" svg:y="3.751cm">
          <text:list text:style-name="L2">
            <text:list-header>
              <text:p text:style-name="P2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5" draw:text-style-name="P3" draw:layer="layout" svg:width="2.999cm" svg:height="0.374cm" svg:x="16.999cm" svg:y="1.124cm">
          <text:list text:style-name="L2">
            <text:list-header>
              <text:p text:style-name="P2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6" draw:text-style-name="P3" draw:layer="layout" svg:width="2.999cm" svg:height="0.373cm" svg:x="16.999cm" svg:y="3cm">
          <text:list text:style-name="L2">
            <text:list-header>
              <text:p text:style-name="P2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7" draw:text-style-name="P3" draw:layer="layout" svg:width="1.499cm" svg:height="0.003cm" svg:x="19.998cm" svg:y="4.874cm">
          <text:list text:style-name="L2">
            <text:list-header>
              <text:p text:style-name="P2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8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8" draw:text-style-name="P3" draw:layer="layout" svg:width="3.501cm" svg:height="2.25cm" svg:x="20.999cm" svg:y="1.124cm">
          <text:list text:style-name="L2">
            <text:list-header>
              <text:p text:style-name="P2"><text:span text:style-name="T5">Circuito </text:span></text:p>
              <text:p text:style-name="P2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3" draw:text-style-name="P8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8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8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8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8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9" draw:text-style-name="P3" draw:layer="layout" svg:width="3.501cm" svg:height="0.373cm" svg:x="1.001cm" svg:y="5.626cm">
          <text:list text:style-name="L2">
            <text:list-header>
              <text:p text:style-name="P2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0" draw:text-style-name="P3" draw:layer="layout" svg:width="3.502cm" svg:height="0.374cm" svg:x="22.498cm" svg:y="6.376cm">
          <text:list text:style-name="L2">
            <text:list-header>
              <text:p text:style-name="P2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1" draw:text-style-name="P3" draw:layer="layout" svg:width="2.999cm" svg:height="0.75cm" svg:x="0.498cm" svg:y="13.127cm">
          <text:list text:style-name="L2">
            <text:list-header>
              <text:p text:style-name="P2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2" draw:text-style-name="P3" draw:layer="layout" svg:width="2.5cm" svg:height="0.374cm" svg:x="8.502cm" svg:y="7.501cm">
          <text:list text:style-name="L2">
            <text:list-header>
              <text:p text:style-name="P2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3" draw:text-style-name="P3" draw:layer="layout" svg:width="3.501cm" svg:height="0.374cm" svg:x="4.498cm" svg:y="0.75cm">
          <text:list text:style-name="L2">
            <text:list-header>
              <text:p text:style-name="P2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4" draw:text-style-name="P3" draw:layer="layout" svg:width="3.502cm" svg:height="0.374cm" svg:x="19.001cm" svg:y="0.373cm">
          <text:list text:style-name="L2">
            <text:list-header>
              <text:p text:style-name="P2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5" draw:text-style-name="P3" draw:layer="layout" svg:width="5.499cm" svg:height="0.373cm" svg:x="6.002cm" svg:y="8.248cm">
          <text:list text:style-name="L2">
            <text:list-header>
              <text:p text:style-name="P2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6" draw:text-style-name="P3" draw:layer="layout" svg:width="6.002cm" svg:height="0.373cm" svg:x="14.499cm" svg:y="8.248cm">
          <text:list text:style-name="L2">
            <text:list-header>
              <text:p text:style-name="P2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8" draw:layer="layout" svg:width="5.499cm" svg:height="0.373cm" svg:x="6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8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7" draw:text-style-name="P3" draw:layer="layout" svg:width="2.5cm" svg:height="0.373cm" svg:x="6.002cm" svg:y="10.501cm">
          <text:list text:style-name="L2">
            <text:list-header>
              <text:p text:style-name="P2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8" draw:text-style-name="P3" draw:layer="layout" svg:width="3.501cm" svg:height="0.374cm" svg:x="11.501cm" svg:y="9.75cm">
          <text:list text:style-name="L2">
            <text:list-header>
              <text:p text:style-name="P2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9" draw:text-style-name="P3" draw:layer="layout" svg:width="3.501cm" svg:height="0.373cm" svg:x="11.501cm" svg:y="10.874cm">
          <text:p text:style-name="P12"><text:span text:style-name="T7">0111 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0" draw:text-style-name="P3" draw:layer="layout" svg:width="3.501cm" svg:height="0.373cm" svg:x="11.501cm" svg:y="11.252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1" draw:text-style-name="P3" draw:layer="layout" svg:width="3.501cm" svg:height="0.373cm" svg:x="11.501cm" svg:y="10.501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8" draw:layer="layout" svg:width="3.501cm" svg:height="0.374cm" svg:x="11.501cm" svg:y="14.251cm">
          <text:p text:style-name="P13"><text:span text:style-name="T8"><text:s text:c="3"/></text:span><text:span text:style-name="T8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2" draw:text-style-name="P3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8" draw:layer="layout" svg:width="3.501cm" svg:height="0.373cm" svg:x="11.501cm" svg:y="13.874cm">
          <text:p text:style-name="P13"><text:span text:style-name="T8"><text:s text:c="3"/></text:span><text:span text:style-name="T8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8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" draw:text-style-name="P8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3" draw:text-style-name="P3" draw:layer="layout" svg:width="2.002cm" svg:height="0.374cm" svg:x="9.499cm" svg:y="10.5cm">
          <text:list text:style-name="L2">
            <text:list-header>
              <text:p text:style-name="P2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4" draw:text-style-name="P3" draw:layer="layout" svg:width="2.002cm" svg:height="0.373cm" svg:x="9.499cm" svg:y="10.874cm">
          <text:list text:style-name="L2">
            <text:list-header>
              <text:p text:style-name="P2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5" draw:text-style-name="P3" draw:layer="layout" svg:width="2.002cm" svg:height="0.373cm" svg:x="9.499cm" svg:y="11.251cm">
          <text:list text:style-name="L2">
            <text:list-header>
              <text:p text:style-name="P2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6" draw:text-style-name="P3" draw:layer="layout" svg:width="2.002cm" svg:height="0.374cm" svg:x="9.499cm" svg:y="11.625cm">
          <text:list text:style-name="L2">
            <text:list-header>
              <text:p text:style-name="P2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7" draw:text-style-name="P3" draw:layer="layout" svg:width="2.002cm" svg:height="0.374cm" svg:x="9.499cm" svg:y="11.998cm">
          <text:list text:style-name="L2">
            <text:list-header>
              <text:p text:style-name="P2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8" draw:text-style-name="P3" draw:layer="layout" svg:width="2.002cm" svg:height="0.374cm" svg:x="9.499cm" svg:y="13.126cm">
          <text:list text:style-name="L2">
            <text:list-header>
              <text:p text:style-name="P2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9" draw:text-style-name="P3" draw:layer="layout" svg:width="2.002cm" svg:height="0.374cm" svg:x="9.499cm" svg:y="13.5cm">
          <text:list text:style-name="L2">
            <text:list-header>
              <text:p text:style-name="P2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0" draw:text-style-name="P3" draw:layer="layout" svg:width="2.002cm" svg:height="0.373cm" svg:x="9.499cm" svg:y="13.874cm">
          <text:list text:style-name="L2">
            <text:list-header>
              <text:p text:style-name="P2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1" draw:text-style-name="P3" draw:layer="layout" svg:width="2.002cm" svg:height="0.374cm" svg:x="9.499cm" svg:y="14.251cm">
          <text:list text:style-name="L2">
            <text:list-header>
              <text:p text:style-name="P2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2" draw:text-style-name="P3" draw:layer="layout" svg:width="2.002cm" svg:height="0.373cm" svg:x="9.499cm" svg:y="14.625cm">
          <text:list text:style-name="L2">
            <text:list-header>
              <text:p text:style-name="P2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3" draw:text-style-name="P3" draw:layer="layout" svg:width="2.5cm" svg:height="0.004cm" svg:x="11.999cm" svg:y="12.749cm">
          <text:list text:style-name="L2">
            <text:list-header>
              <text:p text:style-name="P2"><text:span text:style-name="T9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4" draw:text-style-name="P3" draw:layer="layout" svg:width="2.501cm" svg:height="0.373cm" svg:x="9cm" svg:y="10.123cm">
          <text:list text:style-name="L2">
            <text:list-header>
              <text:p text:style-name="P2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5" draw:text-style-name="P3" draw:layer="layout" svg:width="2.5cm" svg:height="0.373cm" svg:x="11.999cm" svg:y="10.123cm">
          <text:list text:style-name="L2">
            <text:list-header>
              <text:p text:style-name="P2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8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3" draw:text-style-name="P9" draw:layer="layout" svg:x1="5.001cm" svg:y1="3.373cm" svg:x2="5.005cm" svg:y2="4.124cm">
          <text:p/>
        </draw:line>
        <draw:line draw:style-name="gr73" draw:text-style-name="P9" draw:layer="layout" svg:x1="5.499cm" svg:y1="3.373cm" svg:x2="5.503cm" svg:y2="4.124cm">
          <text:p/>
        </draw:line>
        <draw:line draw:style-name="gr73" draw:text-style-name="P9" draw:layer="layout" svg:x1="6.002cm" svg:y1="3.373cm" svg:x2="6.006cm" svg:y2="4.124cm">
          <text:p/>
        </draw:line>
        <draw:line draw:style-name="gr73" draw:text-style-name="P9" draw:layer="layout" svg:x1="6.5cm" svg:y1="3.373cm" svg:x2="6.504cm" svg:y2="4.124cm">
          <text:p/>
        </draw:line>
        <draw:custom-shape draw:style-name="gr266" draw:text-style-name="P3" draw:layer="layout" svg:width="2.5cm" svg:height="0.374cm" svg:x="4.498cm" svg:y="4.2cm">
          <text:list text:style-name="L2">
            <text:list-header>
              <text:p text:style-name="P2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8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8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7" draw:text-style-name="P3" draw:layer="layout" svg:width="1.001cm" svg:height="0.003cm" svg:x="23.001cm" svg:y="4.875cm">
          <text:list text:style-name="L2">
            <text:list-header>
              <text:p text:style-name="P2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8" draw:text-style-name="P3" draw:layer="layout" svg:width="2.5cm" svg:height="0.373cm" svg:x="7.501cm" svg:y="2.249cm">
          <text:list text:style-name="L2">
            <text:list-header>
              <text:p text:style-name="P2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9" draw:text-style-name="P3" draw:layer="layout" svg:width="4cm" svg:height="0.374cm" svg:x="8.502cm" svg:y="3.373cm">
          <text:list text:style-name="L2">
            <text:list-header>
              <text:p text:style-name="P2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0" draw:text-style-name="P3" draw:layer="layout" svg:width="5.499cm" svg:height="0.373cm" svg:x="6.002cm" svg:y="8.999cm">
          <text:list text:style-name="L2">
            <text:list-header>
              <text:p text:style-name="P2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8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1" draw:text-style-name="P3" draw:layer="layout" svg:width="5.499cm" svg:height="0.373cm" svg:x="15.002cm" svg:y="8.999cm">
          <text:p text:style-name="P23"><text:span text:style-name="T12"><text:s text:c="13"/></text:span><text:span text:style-name="T12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2" draw:text-style-name="P3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1" draw:text-style-name="P8" xml:id="id77" draw:id="id77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3" draw:text-style-name="P8" xml:id="id79" draw:id="id79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4" draw:text-style-name="P3" xml:id="id80" draw:id="id80" draw:layer="layout" svg:width="2.5cm" svg:height="0.373cm" svg:x="19.5cm" svg:y="4.124cm">
          <text:p text:style-name="P23"><text:span text:style-name="T12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5" draw:text-style-name="P3" xml:id="id76" draw:id="id76" draw:layer="layout" svg:width="26cm" svg:height="5.214cm" svg:x="0.254cm" svg:y="-6.23cm">
          <text:list text:style-name="L2">
            <text:list-header>
              <text:p text:style-name="P2"><text:span text:style-name="T1">FASE DE EJECUCIÓN</text:span></text:p>
              <text:p text:style-name="P2"><text:span text:style-name="T1"/></text:p>
              <text:p text:style-name="P2"><text:span text:style-name="T1"/></text:p>
              <text:p text:style-name="P16"><text:span text:style-name="T1"><text:tab/></text:span><text:span text:style-name="T1"><text:tab/></text:span><text:span text:style-name="T1">3) Se lleva el contenido del RIM al registro de entrada (REN 1) de la UAL.</text:span></text:p>
              <text:p text:style-name="P17"><text:span text:style-name="T1"/></text:p>
              <text:p text:style-name="P16"><text:span text:style-name="T1"><text:tab/></text:span><text:span text:style-name="T1"><text:tab/></text:span><text:span text:style-name="T1"><text:tab/></text:span><text:span text:style-name="T1">Repetimos el proceso con la siguientes instru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g xml:id="id78" draw:id="id78">
          <draw:custom-shape draw:style-name="gr177" draw:text-style-name="P8" draw:layer="layout" svg:width="17.498cm" svg:height="12.747cm" svg:x="21.618cm" svg:y="-4.365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line draw:style-name="gr18" draw:text-style-name="P9" draw:layer="layout" svg:x1="32.431cm" svg:y1="4.257cm" svg:x2="32.431cm" svg:y2="5.756cm">
              <text:p/>
            </draw:line>
            <draw:line draw:style-name="gr18" draw:text-style-name="P9" draw:layer="layout" svg:x1="28.7cm" svg:y1="4.257cm" svg:x2="28.7cm" svg:y2="5.756cm">
              <text:p/>
            </draw:line>
            <draw:line draw:style-name="gr18" draw:text-style-name="P9" draw:layer="layout" svg:x1="29.203cm" svg:y1="4.257cm" svg:x2="29.203cm" svg:y2="5.756cm">
              <text:p/>
            </draw:line>
            <draw:line draw:style-name="gr18" draw:text-style-name="P9" draw:layer="layout" svg:x1="29.701cm" svg:y1="4.257cm" svg:x2="29.701cm" svg:y2="5.756cm">
              <text:p/>
            </draw:line>
            <draw:line draw:style-name="gr18" draw:text-style-name="P9" draw:layer="layout" svg:x1="30.2cm" svg:y1="4.257cm" svg:x2="30.2cm" svg:y2="5.756cm">
              <text:p/>
            </draw:line>
            <draw:line draw:style-name="gr18" draw:text-style-name="P9" draw:layer="layout" svg:x1="30.702cm" svg:y1="4.257cm" svg:x2="30.702cm" svg:y2="5.756cm">
              <text:p/>
            </draw:line>
            <draw:line draw:style-name="gr18" draw:text-style-name="P9" draw:layer="layout" svg:x1="31.201cm" svg:y1="4.257cm" svg:x2="31.201cm" svg:y2="5.756cm">
              <text:p/>
            </draw:line>
            <draw:line draw:style-name="gr18" draw:text-style-name="P9" draw:layer="layout" svg:x1="31.875cm" svg:y1="4.257cm" svg:x2="31.875cm" svg:y2="5.756cm">
              <text:p/>
            </draw:line>
            <draw:line draw:style-name="gr18" draw:text-style-name="P9" draw:layer="layout" svg:x1="26.619cm" svg:y1="0.133cm" svg:x2="34.614cm" svg:y2="0.133cm">
              <text:p/>
            </draw:line>
            <draw:line draw:style-name="gr18" draw:text-style-name="P9" draw:layer="layout" svg:x1="26.619cm" svg:y1="0.51cm" svg:x2="34.614cm" svg:y2="0.51cm">
              <text:p/>
            </draw:line>
            <draw:line draw:style-name="gr18" draw:text-style-name="P9" draw:layer="layout" svg:x1="26.619cm" svg:y1="0.884cm" svg:x2="34.614cm" svg:y2="0.884cm">
              <text:p/>
            </draw:line>
            <draw:line draw:style-name="gr18" draw:text-style-name="P9" draw:layer="layout" svg:x1="26.619cm" svg:y1="1.258cm" svg:x2="34.614cm" svg:y2="1.258cm">
              <text:p/>
            </draw:line>
            <draw:line draw:style-name="gr18" draw:text-style-name="P9" draw:layer="layout" svg:x1="26.619cm" svg:y1="1.635cm" svg:x2="34.614cm" svg:y2="1.635cm">
              <text:p/>
            </draw:line>
            <draw:line draw:style-name="gr18" draw:text-style-name="P9" draw:layer="layout" svg:x1="26.619cm" svg:y1="-0.24cm" svg:x2="34.614cm" svg:y2="-0.24cm">
              <text:p/>
            </draw:line>
            <draw:line draw:style-name="gr18" draw:text-style-name="P9" draw:layer="layout" svg:x1="26.619cm" svg:y1="-0.618cm" svg:x2="34.614cm" svg:y2="-0.618cm">
              <text:p/>
            </draw:line>
            <draw:g>
              <draw:custom-shape draw:style-name="gr276" draw:text-style-name="P19" draw:layer="layout" svg:width="4.996cm" svg:height="0.747cm" svg:x="28.118cm" svg:y="3.507cm">
                <text:p text:style-name="P13"><text:span text:style-name="T12"><text:s text:c="2"/></text:span><text:span text:style-name="T12">0 <text:s text:c="2"/>0 <text:s/>0 <text:s/>1 <text:s/>0 <text:s/>1 <text:s text:c="2"/>1 <text:s text:c="2"/>0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79" draw:text-style-name="P9" draw:layer="layout" draw:type="line" svg:x1="28.655cm" svg:y1="3.447cm" svg:x2="28.657cm" svg:y2="1.536cm" svg:d="M28655 3447l2-1911">
                <text:p/>
              </draw:connector>
              <draw:connector draw:style-name="gr179" draw:text-style-name="P9" draw:layer="layout" draw:type="line" svg:x1="29.233cm" svg:y1="3.46cm" svg:x2="29.235cm" svg:y2="1.146cm" svg:d="M29233 3460l2-2314">
                <text:p/>
              </draw:connector>
              <draw:connector draw:style-name="gr179" draw:text-style-name="P9" draw:layer="layout" draw:type="line" svg:x1="29.744cm" svg:y1="3.473cm" svg:x2="29.746cm" svg:y2="0.796cm" svg:d="M29744 3473l2-2677">
                <text:p/>
              </draw:connector>
              <draw:connector draw:style-name="gr179" draw:text-style-name="P9" draw:layer="layout" draw:type="line" svg:x1="30.195cm" svg:y1="3.483cm" svg:x2="30.193cm" svg:y2="0.405cm" svg:d="M30195 3483l-2-3078">
                <text:p/>
              </draw:connector>
              <draw:connector draw:style-name="gr179" draw:text-style-name="P9" draw:layer="layout" draw:type="line" svg:x1="30.715cm" svg:y1="3.493cm" svg:x2="30.713cm" svg:y2="0.006cm" svg:d="M30715 3493l-2-3487">
                <text:p/>
              </draw:connector>
              <draw:connector draw:style-name="gr179" draw:text-style-name="P9" draw:layer="layout" draw:type="line" svg:x1="31.23cm" svg:y1="3.501cm" svg:x2="31.232cm" svg:y2="-0.367cm" svg:d="M31230 3501l2-3868">
                <text:p/>
              </draw:connector>
            </draw:g>
            <draw:connector draw:style-name="gr179" draw:text-style-name="P9" draw:layer="layout" draw:type="line" svg:x1="31.853cm" svg:y1="3.507cm" svg:x2="31.851cm" svg:y2="-0.741cm" svg:d="M31853 3507l-2-4248">
              <text:p/>
            </draw:connector>
            <draw:connector draw:style-name="gr179" draw:text-style-name="P9" draw:layer="layout" draw:type="line" svg:x1="32.381cm" svg:y1="3.394cm" svg:x2="32.383cm" svg:y2="-1.035cm" svg:d="M32381 3394l2-4429">
              <text:p/>
            </draw:connector>
            <draw:line draw:style-name="gr18" draw:text-style-name="P9" draw:layer="layout" svg:x1="26.619cm" svg:y1="-0.918cm" svg:x2="34.614cm" svg:y2="-0.918cm">
              <text:p/>
            </draw:line>
            <draw:custom-shape draw:style-name="gr277" draw:text-style-name="P19" draw:layer="layout" svg:width="1.129cm" svg:height="3.601cm" svg:x="33.119cm" svg:y="-1.219cm">
              <text:list text:style-name="L2">
                <text:list-header>
                  <text:p text:style-name="P24"><text:span text:style-name="T5"/></text:p>
                  <text:p text:style-name="P24"><text:span text:style-name="T10">0</text:span></text:p>
                </text:list-header>
                <text:list-item>
                  <text:p text:style-name="P24"><text:span text:style-name="T10">1</text:span></text:p>
                </text:list-item>
                <text:list-item>
                  <text:p text:style-name="P24"><text:span text:style-name="T10">1</text:span></text:p>
                </text:list-item>
                <text:list-item>
                  <text:p text:style-name="P24"><text:span text:style-name="T10">0</text:span></text:p>
                </text:list-item>
                <text:list-item>
                  <text:p text:style-name="P24"><text:span text:style-name="T10">1</text:span></text:p>
                </text:list-item>
                <text:list-item>
                  <text:p text:style-name="P24"><text:span text:style-name="T10">0</text:span></text:p>
                </text:list-item>
                <text:list-item>
                  <text:p text:style-name="P24"><text:span text:style-name="T10">0</text:span></text:p>
                </text:list-item>
                <text:list-item>
                  <text:p text:style-name="P24"><text:span text:style-name="T10">0</text:span></text:p>
                </text:list-item>
                <text:list-item>
                  <text:p text:style-name="P24"><text:span text:style-name="T10"/></text:p>
                </text:list-item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xit" presentation:preset-id="ooo-exit-circle" presentation:preset-sub-type="in">
                  <anim:transitionFilter smil:dur="0.8s" smil:targetElement="id76" smil:type="ellipseWipe" smil:subtype="horizontal" smil:mode="out" smil:direction="reverse"/>
                  <anim:set smil:begin="0.799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0;width" smil:keyTimes="0;1"/>
                  <anim:animate smil:dur="0.5s" smil:fill="hold" smil:targetElement="id78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0" presentation:class="page"/>
          <draw:frame presentation:style-name="pr5" draw:text-style-name="P6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1" draw:style-name="dp3" draw:master-page-name="Predeterminado">
        <office:forms form:automatic-focus="false" form:apply-design-mode="false"/>
        <draw:custom-shape draw:style-name="gr278" draw:text-style-name="P8" xml:id="id24" draw:id="id24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9" draw:text-style-name="P8" xml:id="id23" draw:id="id23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0" draw:text-style-name="P8" xml:id="id21" draw:id="id21" draw:layer="layout" svg:width="15.998cm" svg:height="7.5cm" svg:x="5.001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1" draw:text-style-name="P9" xml:id="id22" draw:id="id22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282" draw:text-style-name="P9" draw:layer="layout" svg:x1="5.001cm" svg:y1="11.625cm" svg:x2="0.392cm" svg:y2="15.372cm" draw:start-shape="id21" draw:start-glue-point="5" draw:end-shape="id22" draw:end-glue-point="4" svg:d="M5001 11625h-2304v3747h-2305">
          <text:p/>
        </draw:connector>
        <draw:connector draw:style-name="gr282" draw:text-style-name="P9" draw:layer="layout" svg:x1="16.501cm" svg:y1="3.002cm" svg:x2="0.392cm" svg:y2="15.372cm" draw:start-shape="id23" draw:start-glue-point="5" draw:end-shape="id22" draw:end-glue-point="5" svg:d="M16501 3002h-8054v12370h-8055">
          <text:p/>
        </draw:connector>
        <draw:connector draw:style-name="gr282" draw:text-style-name="P9" draw:layer="layout" svg:x1="2.002cm" svg:y1="2.999cm" svg:x2="0.365cm" svg:y2="7.277cm" draw:start-shape="id24" draw:start-glue-point="5" svg:d="M2002 2999h-1140v4278h-497">
          <text:p/>
        </draw:connector>
        <draw:line draw:style-name="gr281" draw:text-style-name="P9" draw:layer="layout" svg:x1="2.002cm" svg:y1="5.999cm" svg:x2="27.001cm" svg:y2="6.003cm">
          <text:p/>
        </draw:line>
        <draw:line draw:style-name="gr281" draw:text-style-name="P9" draw:layer="layout" svg:x1="2.002cm" svg:y1="6.75cm" svg:x2="27.001cm" svg:y2="6.754cm">
          <text:p/>
        </draw:line>
        <draw:custom-shape draw:style-name="gr283" draw:text-style-name="P8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4" draw:text-style-name="P8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4" draw:text-style-name="P8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5" draw:text-style-name="P3" draw:layer="layout" svg:width="1.5cm" svg:height="0.373cm" svg:x="2.5cm" svg:y="2.249cm">
          <text:list text:style-name="L2">
            <text:list-header>
              <text:p text:style-name="P2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6" draw:text-style-name="P3" draw:layer="layout" svg:width="2.5cm" svg:height="1.875cm" svg:x="4.498cm" svg:y="1.501cm">
          <text:list text:style-name="L2">
            <text:list-header>
              <text:p text:style-name="P2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7" draw:text-style-name="P3" draw:layer="layout" svg:width="2.999cm" svg:height="0.373cm" svg:x="7.501cm" svg:y="1.501cm">
          <text:list text:style-name="L2">
            <text:list-header>
              <text:p text:style-name="P2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8" draw:text-style-name="P3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9" draw:text-style-name="P3" draw:layer="layout" svg:width="2.999cm" svg:height="0.373cm" svg:x="9cm" svg:y="3.751cm">
          <text:list text:style-name="L2">
            <text:list-header>
              <text:p text:style-name="P2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0" draw:text-style-name="P3" draw:layer="layout" svg:width="2.999cm" svg:height="0.374cm" svg:x="16.999cm" svg:y="1.124cm">
          <text:list text:style-name="L2">
            <text:list-header>
              <text:p text:style-name="P2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1" draw:text-style-name="P3" draw:layer="layout" svg:width="2.999cm" svg:height="0.373cm" svg:x="16.999cm" svg:y="3cm">
          <text:list text:style-name="L2">
            <text:list-header>
              <text:p text:style-name="P2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2" draw:text-style-name="P3" draw:layer="layout" svg:width="1.499cm" svg:height="0.003cm" svg:x="19.998cm" svg:y="4.874cm">
          <text:list text:style-name="L2">
            <text:list-header>
              <text:p text:style-name="P2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3" draw:text-style-name="P8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4" draw:text-style-name="P3" draw:layer="layout" svg:width="3.501cm" svg:height="2.25cm" svg:x="20.999cm" svg:y="1.124cm">
          <text:list text:style-name="L2">
            <text:list-header>
              <text:p text:style-name="P2"><text:span text:style-name="T5">Circuito </text:span></text:p>
              <text:p text:style-name="P2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5" draw:text-style-name="P8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6" draw:text-style-name="P8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7" draw:text-style-name="P8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8" draw:text-style-name="P8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9" draw:text-style-name="P8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0" draw:text-style-name="P3" draw:layer="layout" svg:width="3.501cm" svg:height="0.373cm" svg:x="1.001cm" svg:y="5.626cm">
          <text:list text:style-name="L2">
            <text:list-header>
              <text:p text:style-name="P2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1" draw:text-style-name="P3" draw:layer="layout" svg:width="3.502cm" svg:height="0.374cm" svg:x="22.498cm" svg:y="6.376cm">
          <text:list text:style-name="L2">
            <text:list-header>
              <text:p text:style-name="P2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2" draw:text-style-name="P3" draw:layer="layout" svg:width="2.999cm" svg:height="0.75cm" svg:x="0.498cm" svg:y="13.127cm">
          <text:list text:style-name="L2">
            <text:list-header>
              <text:p text:style-name="P2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3" draw:text-style-name="P3" draw:layer="layout" svg:width="2.5cm" svg:height="0.374cm" svg:x="8.502cm" svg:y="7.501cm">
          <text:list text:style-name="L2">
            <text:list-header>
              <text:p text:style-name="P2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4" draw:text-style-name="P3" draw:layer="layout" svg:width="3.501cm" svg:height="0.374cm" svg:x="4.498cm" svg:y="0.75cm">
          <text:list text:style-name="L2">
            <text:list-header>
              <text:p text:style-name="P2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5" draw:text-style-name="P3" draw:layer="layout" svg:width="3.502cm" svg:height="0.374cm" svg:x="19.001cm" svg:y="0.373cm">
          <text:list text:style-name="L2">
            <text:list-header>
              <text:p text:style-name="P2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6" draw:text-style-name="P3" draw:layer="layout" svg:width="5.499cm" svg:height="0.373cm" svg:x="6.002cm" svg:y="8.248cm">
          <text:list text:style-name="L2">
            <text:list-header>
              <text:p text:style-name="P2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7" draw:text-style-name="P3" draw:layer="layout" svg:width="6.002cm" svg:height="0.373cm" svg:x="14.499cm" svg:y="8.248cm">
          <text:list text:style-name="L2">
            <text:list-header>
              <text:p text:style-name="P2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8" draw:text-style-name="P3" draw:layer="layout" svg:width="5.499cm" svg:height="0.373cm" svg:x="6.002cm" svg:y="8.999cm">
          <text:list text:style-name="L2">
            <text:list-header>
              <text:p text:style-name="P2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9" draw:text-style-name="P3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0" draw:text-style-name="P3" draw:layer="layout" svg:width="2.5cm" svg:height="0.373cm" svg:x="6.002cm" svg:y="10.501cm">
          <text:list text:style-name="L2">
            <text:list-header>
              <text:p text:style-name="P2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2" draw:text-style-name="P3" draw:layer="layout" svg:width="3.501cm" svg:height="0.374cm" svg:x="11.501cm" svg:y="9.75cm">
          <text:list text:style-name="L2">
            <text:list-header>
              <text:p text:style-name="P2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3" draw:layer="layout" svg:width="3.501cm" svg:height="0.373cm" svg:x="11.501cm" svg:y="10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4" draw:text-style-name="P3" draw:layer="layout" svg:width="3.501cm" svg:height="0.373cm" svg:x="11.501cm" svg:y="11.252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6" draw:text-style-name="P3" draw:layer="layout" svg:width="3.501cm" svg:height="0.373cm" svg:x="11.501cm" svg:y="10.501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7" draw:text-style-name="P8" draw:layer="layout" svg:width="3.501cm" svg:height="0.374cm" svg:x="11.501cm" svg:y="14.251cm">
          <text:p text:style-name="P13"><text:span text:style-name="T8"><text:s text:c="3"/></text:span><text:span text:style-name="T8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8" draw:text-style-name="P3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9" draw:text-style-name="P3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0" draw:text-style-name="P8" draw:layer="layout" svg:width="3.501cm" svg:height="0.373cm" svg:x="11.501cm" svg:y="13.874cm">
          <text:p text:style-name="P13"><text:span text:style-name="T8"><text:s text:c="3"/></text:span><text:span text:style-name="T8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1" draw:text-style-name="P8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2" draw:text-style-name="P3" draw:layer="layout" svg:width="2.002cm" svg:height="0.374cm" svg:x="9.499cm" svg:y="10.5cm">
          <text:list text:style-name="L2">
            <text:list-header>
              <text:p text:style-name="P2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3" draw:text-style-name="P3" draw:layer="layout" svg:width="2.002cm" svg:height="0.373cm" svg:x="9.499cm" svg:y="10.874cm">
          <text:list text:style-name="L2">
            <text:list-header>
              <text:p text:style-name="P2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4" draw:text-style-name="P3" draw:layer="layout" svg:width="2.002cm" svg:height="0.373cm" svg:x="9.499cm" svg:y="11.251cm">
          <text:list text:style-name="L2">
            <text:list-header>
              <text:p text:style-name="P2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5" draw:text-style-name="P3" draw:layer="layout" svg:width="2.002cm" svg:height="0.374cm" svg:x="9.499cm" svg:y="11.625cm">
          <text:list text:style-name="L2">
            <text:list-header>
              <text:p text:style-name="P2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6" draw:text-style-name="P3" draw:layer="layout" svg:width="2.002cm" svg:height="0.374cm" svg:x="9.499cm" svg:y="11.998cm">
          <text:list text:style-name="L2">
            <text:list-header>
              <text:p text:style-name="P2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7" draw:text-style-name="P3" draw:layer="layout" svg:width="2.002cm" svg:height="0.374cm" svg:x="9.499cm" svg:y="13.126cm">
          <text:list text:style-name="L2">
            <text:list-header>
              <text:p text:style-name="P2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8" draw:text-style-name="P3" draw:layer="layout" svg:width="2.002cm" svg:height="0.374cm" svg:x="9.499cm" svg:y="13.5cm">
          <text:list text:style-name="L2">
            <text:list-header>
              <text:p text:style-name="P2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9" draw:text-style-name="P3" draw:layer="layout" svg:width="2.002cm" svg:height="0.373cm" svg:x="9.499cm" svg:y="13.874cm">
          <text:list text:style-name="L2">
            <text:list-header>
              <text:p text:style-name="P2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0" draw:text-style-name="P3" draw:layer="layout" svg:width="2.002cm" svg:height="0.374cm" svg:x="9.499cm" svg:y="14.251cm">
          <text:list text:style-name="L2">
            <text:list-header>
              <text:p text:style-name="P2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1" draw:text-style-name="P3" draw:layer="layout" svg:width="2.002cm" svg:height="0.373cm" svg:x="9.499cm" svg:y="14.625cm">
          <text:list text:style-name="L2">
            <text:list-header>
              <text:p text:style-name="P2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2" draw:text-style-name="P3" draw:layer="layout" svg:width="2.5cm" svg:height="0.004cm" svg:x="11.999cm" svg:y="12.749cm">
          <text:list text:style-name="L2">
            <text:list-header>
              <text:p text:style-name="P2"><text:span text:style-name="T9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3" draw:text-style-name="P3" draw:layer="layout" svg:width="2.501cm" svg:height="0.373cm" svg:x="9cm" svg:y="10.123cm">
          <text:list text:style-name="L2">
            <text:list-header>
              <text:p text:style-name="P2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4" draw:text-style-name="P3" draw:layer="layout" svg:width="2.5cm" svg:height="0.373cm" svg:x="11.999cm" svg:y="10.123cm">
          <text:list text:style-name="L2">
            <text:list-header>
              <text:p text:style-name="P2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5" draw:text-style-name="P8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36" draw:text-style-name="P9" draw:layer="layout" svg:x1="5.001cm" svg:y1="3.373cm" svg:x2="5.005cm" svg:y2="4.124cm">
          <text:p/>
        </draw:line>
        <draw:line draw:style-name="gr336" draw:text-style-name="P9" draw:layer="layout" svg:x1="5.499cm" svg:y1="3.373cm" svg:x2="5.503cm" svg:y2="4.124cm">
          <text:p/>
        </draw:line>
        <draw:line draw:style-name="gr336" draw:text-style-name="P9" draw:layer="layout" svg:x1="6.002cm" svg:y1="3.373cm" svg:x2="6.006cm" svg:y2="4.124cm">
          <text:p/>
        </draw:line>
        <draw:line draw:style-name="gr336" draw:text-style-name="P9" draw:layer="layout" svg:x1="6.5cm" svg:y1="3.373cm" svg:x2="6.504cm" svg:y2="4.124cm">
          <text:p/>
        </draw:line>
        <draw:custom-shape draw:style-name="gr337" draw:text-style-name="P3" draw:layer="layout" svg:width="2.5cm" svg:height="0.374cm" svg:x="4.498cm" svg:y="4.2cm">
          <text:list text:style-name="L2">
            <text:list-header>
              <text:p text:style-name="P2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8" draw:text-style-name="P8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9" draw:text-style-name="P3" draw:layer="layout" svg:width="2.5cm" svg:height="0.373cm" svg:x="19.5cm" svg:y="4.124cm">
          <text:p text:style-name="P23"><text:span text:style-name="T12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0" draw:text-style-name="P3" draw:layer="layout" svg:width="1.001cm" svg:height="0.003cm" svg:x="23.001cm" svg:y="4.875cm">
          <text:list text:style-name="L2">
            <text:list-header>
              <text:p text:style-name="P2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1" draw:text-style-name="P3" draw:layer="layout" svg:width="2.5cm" svg:height="0.373cm" svg:x="7.501cm" svg:y="2.249cm">
          <text:list text:style-name="L2">
            <text:list-header>
              <text:p text:style-name="P2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2" draw:text-style-name="P3" draw:layer="layout" svg:width="4cm" svg:height="0.374cm" svg:x="8.502cm" svg:y="3.373cm">
          <text:list text:style-name="L2">
            <text:list-header>
              <text:p text:style-name="P2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3" draw:text-style-name="P8" xml:id="id82" draw:id="id82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4" draw:text-style-name="P3" xml:id="id84" draw:id="id84" draw:layer="layout" svg:width="5.499cm" svg:height="0.373cm" svg:x="6.002cm" svg:y="8.999cm">
          <text:list text:style-name="L2">
            <text:list-header>
              <text:p text:style-name="P2"><text:span text:style-name="T1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5" draw:text-style-name="P8" xml:id="id85" draw:id="id85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6" draw:text-style-name="P8" xml:id="id86" draw:id="id86" draw:layer="layout" svg:width="2.002cm" svg:height="0.373cm" svg:x="6.998cm" svg:y="10.874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347" draw:text-style-name="P8" xml:id="id88" draw:id="id88" draw:layer="layout" svg:width="1.502cm" svg:height="1.001cm" draw:transform="rotate (1.5707963267946) translate (16.501cm 11.251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348" draw:text-style-name="P3" xml:id="id89" draw:id="id89" draw:layer="layout" svg:width="5.499cm" svg:height="0.373cm" svg:x="15.002cm" svg:y="9.004cm">
          <text:p text:style-name="P12"><text:span text:style-name="T7">0111 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9" draw:text-style-name="P8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0" draw:text-style-name="P8" xml:id="id83" draw:id="id83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1" draw:text-style-name="P3" xml:id="id87" draw:id="id87" draw:layer="layout" svg:width="3.501cm" svg:height="0.373cm" svg:x="11.501cm" svg:y="10.879cm">
          <text:p text:style-name="P12"><text:span text:style-name="T7">0111 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2" draw:text-style-name="P3" xml:id="id81" draw:id="id81" draw:layer="layout" svg:width="2.999cm" svg:height="0.373cm" svg:x="9cm" svg:y="3.751cm">
          <text:list text:style-name="L2">
            <text:list-header>
              <text:p text:style-name="P2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1" presentation:class="page"/>
          <draw:frame presentation:style-name="pr5" draw:text-style-name="P6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2" draw:style-name="dp3" draw:master-page-name="Predeterminado">
        <office:forms form:automatic-focus="false" form:apply-design-mode="false"/>
        <draw:custom-shape draw:style-name="gr278" draw:text-style-name="P8" xml:id="id28" draw:id="id28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9" draw:text-style-name="P8" xml:id="id27" draw:id="id27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0" draw:text-style-name="P8" xml:id="id25" draw:id="id25" draw:layer="layout" svg:width="15.998cm" svg:height="7.5cm" svg:x="4.83cm" svg:y="7.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1" draw:text-style-name="P9" xml:id="id26" draw:id="id26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282" draw:text-style-name="P9" draw:layer="layout" svg:x1="4.83cm" svg:y1="11.49cm" svg:x2="0.392cm" svg:y2="15.372cm" draw:start-shape="id25" draw:start-glue-point="5" draw:end-shape="id26" draw:end-glue-point="4" svg:d="M4830 11490h-2219v3882h-2219">
          <text:p/>
        </draw:connector>
        <draw:connector draw:style-name="gr282" draw:text-style-name="P9" draw:layer="layout" svg:x1="16.501cm" svg:y1="3.002cm" svg:x2="0.392cm" svg:y2="15.372cm" draw:start-shape="id27" draw:start-glue-point="5" draw:end-shape="id26" draw:end-glue-point="5" svg:d="M16501 3002h-8054v12370h-8055">
          <text:p/>
        </draw:connector>
        <draw:connector draw:style-name="gr282" draw:text-style-name="P9" draw:layer="layout" svg:x1="2.002cm" svg:y1="2.999cm" svg:x2="0.365cm" svg:y2="7.277cm" draw:start-shape="id28" draw:start-glue-point="5" svg:d="M2002 2999h-1140v4278h-497">
          <text:p/>
        </draw:connector>
        <draw:line draw:style-name="gr281" draw:text-style-name="P9" draw:layer="layout" svg:x1="2.002cm" svg:y1="5.999cm" svg:x2="27.001cm" svg:y2="6.003cm">
          <text:p/>
        </draw:line>
        <draw:line draw:style-name="gr281" draw:text-style-name="P9" draw:layer="layout" svg:x1="2.002cm" svg:y1="6.75cm" svg:x2="27.001cm" svg:y2="6.754cm">
          <text:p/>
        </draw:line>
        <draw:custom-shape draw:style-name="gr283" draw:text-style-name="P8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4" draw:text-style-name="P8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4" draw:text-style-name="P8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3" draw:text-style-name="P3" draw:layer="layout" svg:width="1.5cm" svg:height="0.373cm" svg:x="2.5cm" svg:y="2.249cm">
          <text:list text:style-name="L2">
            <text:list-header>
              <text:p text:style-name="P2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4" draw:text-style-name="P3" draw:layer="layout" svg:width="2.5cm" svg:height="1.875cm" svg:x="4.498cm" svg:y="1.501cm">
          <text:list text:style-name="L2">
            <text:list-header>
              <text:p text:style-name="P2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5" draw:text-style-name="P3" draw:layer="layout" svg:width="2.999cm" svg:height="0.373cm" svg:x="7.501cm" svg:y="1.501cm">
          <text:list text:style-name="L2">
            <text:list-header>
              <text:p text:style-name="P2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6" draw:text-style-name="P3" draw:layer="layout" svg:width="2.5cm" svg:height="0.374cm" svg:x="7.501cm" svg:y="2.626cm">
          <text:list text:style-name="L2">
            <text:list-header>
              <text:p text:style-name="P2"><text:span text:style-name="T6">0101 </text:span><text:span text:style-name="T13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7" draw:text-style-name="P3" draw:layer="layout" svg:width="2.999cm" svg:height="0.373cm" svg:x="9cm" svg:y="3.751cm">
          <text:list text:style-name="L2">
            <text:list-header>
              <text:p text:style-name="P2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8" draw:text-style-name="P3" draw:layer="layout" svg:width="2.999cm" svg:height="0.374cm" svg:x="16.999cm" svg:y="1.124cm">
          <text:list text:style-name="L2">
            <text:list-header>
              <text:p text:style-name="P2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9" draw:text-style-name="P3" draw:layer="layout" svg:width="2.999cm" svg:height="0.373cm" svg:x="16.999cm" svg:y="3cm">
          <text:list text:style-name="L2">
            <text:list-header>
              <text:p text:style-name="P2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0" draw:text-style-name="P3" draw:layer="layout" svg:width="1.499cm" svg:height="0.003cm" svg:x="19.998cm" svg:y="4.874cm">
          <text:list text:style-name="L2">
            <text:list-header>
              <text:p text:style-name="P2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3" draw:text-style-name="P8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1" draw:text-style-name="P3" draw:layer="layout" svg:width="3.501cm" svg:height="2.25cm" svg:x="20.999cm" svg:y="1.124cm">
          <text:list text:style-name="L2">
            <text:list-header>
              <text:p text:style-name="P2"><text:span text:style-name="T5">Circuito </text:span></text:p>
              <text:p text:style-name="P2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5" draw:text-style-name="P8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6" draw:text-style-name="P8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7" draw:text-style-name="P8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8" draw:text-style-name="P8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9" draw:text-style-name="P8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2" draw:text-style-name="P3" draw:layer="layout" svg:width="3.501cm" svg:height="0.373cm" svg:x="1.001cm" svg:y="5.626cm">
          <text:list text:style-name="L2">
            <text:list-header>
              <text:p text:style-name="P2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3" draw:text-style-name="P3" draw:layer="layout" svg:width="3.502cm" svg:height="0.374cm" svg:x="22.498cm" svg:y="6.376cm">
          <text:list text:style-name="L2">
            <text:list-header>
              <text:p text:style-name="P2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4" draw:text-style-name="P3" draw:layer="layout" svg:width="2.999cm" svg:height="0.75cm" svg:x="0.498cm" svg:y="13.127cm">
          <text:list text:style-name="L2">
            <text:list-header>
              <text:p text:style-name="P2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5" draw:text-style-name="P3" draw:layer="layout" svg:width="2.5cm" svg:height="0.374cm" svg:x="8.502cm" svg:y="7.501cm">
          <text:list text:style-name="L2">
            <text:list-header>
              <text:p text:style-name="P2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6" draw:text-style-name="P3" draw:layer="layout" svg:width="3.501cm" svg:height="0.374cm" svg:x="4.498cm" svg:y="0.75cm">
          <text:list text:style-name="L2">
            <text:list-header>
              <text:p text:style-name="P2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7" draw:text-style-name="P3" draw:layer="layout" svg:width="3.502cm" svg:height="0.374cm" svg:x="19.001cm" svg:y="0.373cm">
          <text:list text:style-name="L2">
            <text:list-header>
              <text:p text:style-name="P2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8" draw:text-style-name="P3" draw:layer="layout" svg:width="5.499cm" svg:height="0.373cm" svg:x="6.002cm" svg:y="8.248cm">
          <text:list text:style-name="L2">
            <text:list-header>
              <text:p text:style-name="P2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9" draw:text-style-name="P3" draw:layer="layout" svg:width="6.002cm" svg:height="0.373cm" svg:x="14.499cm" svg:y="8.248cm">
          <text:list text:style-name="L2">
            <text:list-header>
              <text:p text:style-name="P2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0" draw:text-style-name="P3" draw:layer="layout" svg:width="5.499cm" svg:height="0.373cm" svg:x="6.002cm" svg:y="8.999cm">
          <text:list text:style-name="L2">
            <text:list-header>
              <text:p text:style-name="P2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1" draw:text-style-name="P3" draw:layer="layout" svg:width="5.499cm" svg:height="0.373cm" svg:x="15.002cm" svg:y="8.999cm">
          <text:p text:style-name="P12"><text:span text:style-name="T7">0111 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2" draw:text-style-name="P3" draw:layer="layout" svg:width="2.5cm" svg:height="0.373cm" svg:x="6.002cm" svg:y="10.501cm">
          <text:list text:style-name="L2">
            <text:list-header>
              <text:p text:style-name="P2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3" draw:layer="layout" svg:width="3.501cm" svg:height="0.374cm" svg:x="11.501cm" svg:y="9.75cm">
          <text:list text:style-name="L2">
            <text:list-header>
              <text:p text:style-name="P2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4" draw:text-style-name="P3" draw:layer="layout" svg:width="3.501cm" svg:height="0.373cm" svg:x="11.501cm" svg:y="10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5" draw:text-style-name="P3" draw:layer="layout" svg:width="3.501cm" svg:height="0.373cm" svg:x="11.501cm" svg:y="11.252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6" draw:text-style-name="P3" draw:layer="layout" svg:width="3.501cm" svg:height="0.373cm" svg:x="11.501cm" svg:y="10.501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7" draw:text-style-name="P8" draw:layer="layout" svg:width="3.501cm" svg:height="0.374cm" svg:x="11.501cm" svg:y="14.251cm">
          <text:p text:style-name="P13"><text:span text:style-name="T8"><text:s text:c="3"/></text:span><text:span text:style-name="T8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7" draw:text-style-name="P3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8" draw:text-style-name="P3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0" draw:text-style-name="P8" draw:layer="layout" svg:width="3.501cm" svg:height="0.373cm" svg:x="11.501cm" svg:y="13.874cm">
          <text:p text:style-name="P13"><text:span text:style-name="T8"><text:s text:c="3"/></text:span><text:span text:style-name="T8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1" draw:text-style-name="P8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9" draw:text-style-name="P3" draw:layer="layout" svg:width="2.002cm" svg:height="0.374cm" svg:x="9.499cm" svg:y="10.5cm">
          <text:list text:style-name="L2">
            <text:list-header>
              <text:p text:style-name="P2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0" draw:text-style-name="P3" draw:layer="layout" svg:width="2.002cm" svg:height="0.373cm" svg:x="9.499cm" svg:y="10.874cm">
          <text:list text:style-name="L2">
            <text:list-header>
              <text:p text:style-name="P2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1" draw:text-style-name="P3" draw:layer="layout" svg:width="2.002cm" svg:height="0.373cm" svg:x="9.499cm" svg:y="11.251cm">
          <text:list text:style-name="L2">
            <text:list-header>
              <text:p text:style-name="P2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2" draw:text-style-name="P3" draw:layer="layout" svg:width="2.002cm" svg:height="0.374cm" svg:x="9.499cm" svg:y="11.625cm">
          <text:list text:style-name="L2">
            <text:list-header>
              <text:p text:style-name="P2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3" draw:text-style-name="P3" draw:layer="layout" svg:width="2.002cm" svg:height="0.374cm" svg:x="9.499cm" svg:y="11.998cm">
          <text:list text:style-name="L2">
            <text:list-header>
              <text:p text:style-name="P2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4" draw:text-style-name="P3" draw:layer="layout" svg:width="2.002cm" svg:height="0.374cm" svg:x="9.499cm" svg:y="13.126cm">
          <text:list text:style-name="L2">
            <text:list-header>
              <text:p text:style-name="P2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5" draw:text-style-name="P3" draw:layer="layout" svg:width="2.002cm" svg:height="0.374cm" svg:x="9.499cm" svg:y="13.5cm">
          <text:list text:style-name="L2">
            <text:list-header>
              <text:p text:style-name="P2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6" draw:text-style-name="P3" draw:layer="layout" svg:width="2.002cm" svg:height="0.373cm" svg:x="9.499cm" svg:y="13.874cm">
          <text:list text:style-name="L2">
            <text:list-header>
              <text:p text:style-name="P2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7" draw:text-style-name="P3" draw:layer="layout" svg:width="2.002cm" svg:height="0.374cm" svg:x="9.499cm" svg:y="14.251cm">
          <text:list text:style-name="L2">
            <text:list-header>
              <text:p text:style-name="P2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8" draw:text-style-name="P3" draw:layer="layout" svg:width="2.002cm" svg:height="0.373cm" svg:x="9.499cm" svg:y="14.625cm">
          <text:list text:style-name="L2">
            <text:list-header>
              <text:p text:style-name="P2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9" draw:text-style-name="P3" draw:layer="layout" svg:width="2.5cm" svg:height="0.004cm" svg:x="11.999cm" svg:y="12.749cm">
          <text:list text:style-name="L2">
            <text:list-header>
              <text:p text:style-name="P2"><text:span text:style-name="T9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0" draw:text-style-name="P3" draw:layer="layout" svg:width="2.501cm" svg:height="0.373cm" svg:x="9cm" svg:y="10.123cm">
          <text:list text:style-name="L2">
            <text:list-header>
              <text:p text:style-name="P2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1" draw:text-style-name="P3" draw:layer="layout" svg:width="2.5cm" svg:height="0.373cm" svg:x="11.999cm" svg:y="10.123cm">
          <text:list text:style-name="L2">
            <text:list-header>
              <text:p text:style-name="P2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5" draw:text-style-name="P8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36" draw:text-style-name="P9" draw:layer="layout" svg:x1="5.001cm" svg:y1="3.373cm" svg:x2="5.005cm" svg:y2="4.124cm">
          <text:p/>
        </draw:line>
        <draw:line draw:style-name="gr336" draw:text-style-name="P9" draw:layer="layout" svg:x1="5.499cm" svg:y1="3.373cm" svg:x2="5.503cm" svg:y2="4.124cm">
          <text:p/>
        </draw:line>
        <draw:line draw:style-name="gr336" draw:text-style-name="P9" draw:layer="layout" svg:x1="6.002cm" svg:y1="3.373cm" svg:x2="6.006cm" svg:y2="4.124cm">
          <text:p/>
        </draw:line>
        <draw:line draw:style-name="gr336" draw:text-style-name="P9" draw:layer="layout" svg:x1="6.5cm" svg:y1="3.373cm" svg:x2="6.504cm" svg:y2="4.124cm">
          <text:p/>
        </draw:line>
        <draw:custom-shape draw:style-name="gr392" draw:text-style-name="P3" draw:layer="layout" svg:width="2.5cm" svg:height="0.374cm" svg:x="4.498cm" svg:y="4.2cm">
          <text:list text:style-name="L2">
            <text:list-header>
              <text:p text:style-name="P2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8" draw:text-style-name="P8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3" draw:text-style-name="P3" draw:layer="layout" svg:width="2.5cm" svg:height="0.373cm" svg:x="19.5cm" svg:y="4.124cm">
          <text:p text:style-name="P23"><text:span text:style-name="T12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4" draw:text-style-name="P3" draw:layer="layout" svg:width="1.001cm" svg:height="0.003cm" svg:x="23.001cm" svg:y="4.875cm">
          <text:list text:style-name="L2">
            <text:list-header>
              <text:p text:style-name="P2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5" draw:text-style-name="P3" draw:layer="layout" svg:width="2.5cm" svg:height="0.373cm" svg:x="7.501cm" svg:y="2.249cm">
          <text:list text:style-name="L2">
            <text:list-header>
              <text:p text:style-name="P2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6" draw:text-style-name="P3" draw:layer="layout" svg:width="4cm" svg:height="0.374cm" svg:x="8.502cm" svg:y="3.373cm">
          <text:list text:style-name="L2">
            <text:list-header>
              <text:p text:style-name="P2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7" draw:text-style-name="P3" draw:layer="layout" svg:width="5.499cm" svg:height="0.373cm" svg:x="6.002cm" svg:y="8.999cm">
          <text:list text:style-name="L2">
            <text:list-header>
              <text:p text:style-name="P2"><text:span text:style-name="T1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9" draw:text-style-name="P8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8" draw:text-style-name="P3" draw:layer="layout" svg:width="3.501cm" svg:height="0.373cm" svg:x="11.501cm" svg:y="10.879cm">
          <text:p text:style-name="P12"><text:span text:style-name="T7">0111 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3" draw:text-style-name="P8" xml:id="id90" draw:id="id9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9" draw:text-style-name="P8" xml:id="id91" draw:id="id91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0" draw:text-style-name="P3" xml:id="id92" draw:id="id92" draw:layer="layout" svg:width="2.5cm" svg:height="0.374cm" svg:x="7.501cm" svg:y="2.626cm">
          <text:list text:style-name="L2">
            <text:list-item>
              <text:p text:style-name="P12"><text:span text:style-name="T14">0111 1110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1" draw:text-style-name="P3" xml:id="id93" draw:id="id93" draw:layer="layout" svg:width="2.999cm" svg:height="0.373cm" svg:x="9cm" svg:y="3.751cm">
          <text:list text:style-name="L2">
            <text:list-header>
              <text:p text:style-name="P2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2" presentation:class="page"/>
          <draw:frame presentation:style-name="pr5" draw:text-style-name="P6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3" draw:style-name="dp3" draw:master-page-name="Predeterminado">
        <office:forms form:automatic-focus="false" form:apply-design-mode="false"/>
        <draw:custom-shape draw:style-name="gr278" draw:text-style-name="P8" xml:id="id32" draw:id="id32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9" draw:text-style-name="P8" xml:id="id31" draw:id="id31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0" draw:text-style-name="P8" xml:id="id29" draw:id="id29" draw:layer="layout" svg:width="15.998cm" svg:height="7.5cm" svg:x="5.001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1" draw:text-style-name="P9" xml:id="id30" draw:id="id30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282" draw:text-style-name="P9" draw:layer="layout" svg:x1="5.001cm" svg:y1="11.625cm" svg:x2="0.392cm" svg:y2="15.372cm" draw:start-shape="id29" draw:start-glue-point="5" draw:end-shape="id30" draw:end-glue-point="4" svg:d="M5001 11625h-2304v3747h-2305">
          <text:p/>
        </draw:connector>
        <draw:connector draw:style-name="gr282" draw:text-style-name="P9" draw:layer="layout" svg:x1="16.501cm" svg:y1="3.002cm" svg:x2="0.392cm" svg:y2="15.372cm" draw:start-shape="id31" draw:start-glue-point="5" draw:end-shape="id30" draw:end-glue-point="5" svg:d="M16501 3002h-8054v12370h-8055">
          <text:p/>
        </draw:connector>
        <draw:connector draw:style-name="gr282" draw:text-style-name="P9" draw:layer="layout" svg:x1="2.002cm" svg:y1="2.999cm" svg:x2="0.365cm" svg:y2="7.277cm" draw:start-shape="id32" draw:start-glue-point="5" svg:d="M2002 2999h-1140v4278h-497">
          <text:p/>
        </draw:connector>
        <draw:line draw:style-name="gr281" draw:text-style-name="P9" draw:layer="layout" svg:x1="2.002cm" svg:y1="5.999cm" svg:x2="27.001cm" svg:y2="6.003cm">
          <text:p/>
        </draw:line>
        <draw:line draw:style-name="gr281" draw:text-style-name="P9" draw:layer="layout" svg:x1="2.002cm" svg:y1="6.75cm" svg:x2="27.001cm" svg:y2="6.754cm">
          <text:p/>
        </draw:line>
        <draw:custom-shape draw:style-name="gr283" draw:text-style-name="P8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4" draw:text-style-name="P8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4" draw:text-style-name="P8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2" draw:text-style-name="P3" draw:layer="layout" svg:width="1.5cm" svg:height="0.373cm" svg:x="2.5cm" svg:y="2.249cm">
          <text:list text:style-name="L2">
            <text:list-header>
              <text:p text:style-name="P2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3" draw:text-style-name="P3" draw:layer="layout" svg:width="2.5cm" svg:height="1.875cm" svg:x="4.498cm" svg:y="1.501cm">
          <text:list text:style-name="L2">
            <text:list-header>
              <text:p text:style-name="P2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4" draw:text-style-name="P3" draw:layer="layout" svg:width="2.999cm" svg:height="0.373cm" svg:x="7.501cm" svg:y="1.501cm">
          <text:list text:style-name="L2">
            <text:list-header>
              <text:p text:style-name="P2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5" draw:text-style-name="P3" draw:layer="layout" svg:width="2.5cm" svg:height="0.374cm" svg:x="7.501cm" svg:y="2.626cm">
          <text:list text:style-name="L2">
            <text:list-header>
              <text:p text:style-name="P2"><text:span text:style-name="T6">0101 </text:span><text:span text:style-name="T13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6" draw:text-style-name="P3" draw:layer="layout" svg:width="2.999cm" svg:height="0.373cm" svg:x="9cm" svg:y="3.751cm">
          <text:list text:style-name="L2">
            <text:list-header>
              <text:p text:style-name="P2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7" draw:text-style-name="P3" draw:layer="layout" svg:width="2.999cm" svg:height="0.374cm" svg:x="16.999cm" svg:y="1.124cm">
          <text:list text:style-name="L2">
            <text:list-header>
              <text:p text:style-name="P2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8" draw:text-style-name="P3" draw:layer="layout" svg:width="2.999cm" svg:height="0.373cm" svg:x="16.999cm" svg:y="3cm">
          <text:list text:style-name="L2">
            <text:list-header>
              <text:p text:style-name="P2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9" draw:text-style-name="P3" draw:layer="layout" svg:width="1.499cm" svg:height="0.003cm" svg:x="19.998cm" svg:y="4.874cm">
          <text:list text:style-name="L2">
            <text:list-header>
              <text:p text:style-name="P2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3" draw:text-style-name="P8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0" draw:text-style-name="P3" draw:layer="layout" svg:width="3.501cm" svg:height="2.25cm" svg:x="20.999cm" svg:y="1.124cm">
          <text:list text:style-name="L2">
            <text:list-header>
              <text:p text:style-name="P2"><text:span text:style-name="T5">Circuito </text:span></text:p>
              <text:p text:style-name="P2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5" draw:text-style-name="P8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6" draw:text-style-name="P8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7" draw:text-style-name="P8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8" draw:text-style-name="P8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9" draw:text-style-name="P8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3" draw:layer="layout" svg:width="3.501cm" svg:height="0.373cm" svg:x="1.001cm" svg:y="5.626cm">
          <text:list text:style-name="L2">
            <text:list-header>
              <text:p text:style-name="P2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2" draw:text-style-name="P3" draw:layer="layout" svg:width="3.502cm" svg:height="0.374cm" svg:x="22.498cm" svg:y="6.376cm">
          <text:list text:style-name="L2">
            <text:list-header>
              <text:p text:style-name="P2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3" draw:text-style-name="P3" draw:layer="layout" svg:width="2.999cm" svg:height="0.75cm" svg:x="0.498cm" svg:y="13.127cm">
          <text:list text:style-name="L2">
            <text:list-header>
              <text:p text:style-name="P2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4" draw:text-style-name="P3" draw:layer="layout" svg:width="2.5cm" svg:height="0.374cm" svg:x="8.502cm" svg:y="7.501cm">
          <text:list text:style-name="L2">
            <text:list-header>
              <text:p text:style-name="P2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5" draw:text-style-name="P3" draw:layer="layout" svg:width="3.501cm" svg:height="0.374cm" svg:x="4.498cm" svg:y="0.75cm">
          <text:list text:style-name="L2">
            <text:list-header>
              <text:p text:style-name="P2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6" draw:text-style-name="P3" draw:layer="layout" svg:width="3.502cm" svg:height="0.374cm" svg:x="19.001cm" svg:y="0.373cm">
          <text:list text:style-name="L2">
            <text:list-header>
              <text:p text:style-name="P2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7" draw:text-style-name="P3" draw:layer="layout" svg:width="5.499cm" svg:height="0.373cm" svg:x="6.002cm" svg:y="8.248cm">
          <text:list text:style-name="L2">
            <text:list-header>
              <text:p text:style-name="P2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8" draw:text-style-name="P3" draw:layer="layout" svg:width="6.002cm" svg:height="0.373cm" svg:x="14.499cm" svg:y="8.248cm">
          <text:list text:style-name="L2">
            <text:list-header>
              <text:p text:style-name="P2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9" draw:text-style-name="P3" draw:layer="layout" svg:width="5.499cm" svg:height="0.373cm" svg:x="6.002cm" svg:y="8.999cm">
          <text:list text:style-name="L2">
            <text:list-header>
              <text:p text:style-name="P2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0" draw:text-style-name="P3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1" draw:text-style-name="P3" draw:layer="layout" svg:width="2.5cm" svg:height="0.373cm" svg:x="6.002cm" svg:y="10.501cm">
          <text:list text:style-name="L2">
            <text:list-header>
              <text:p text:style-name="P2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2" draw:text-style-name="P3" draw:layer="layout" svg:width="3.501cm" svg:height="0.374cm" svg:x="11.501cm" svg:y="9.75cm">
          <text:list text:style-name="L2">
            <text:list-header>
              <text:p text:style-name="P2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3" draw:text-style-name="P3" draw:layer="layout" svg:width="3.501cm" svg:height="0.373cm" svg:x="11.501cm" svg:y="10.874cm">
          <text:p text:style-name="P12"><text:span text:style-name="T7">0111 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4" draw:text-style-name="P3" draw:layer="layout" svg:width="3.501cm" svg:height="0.373cm" svg:x="11.501cm" svg:y="11.252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5" draw:text-style-name="P3" draw:layer="layout" svg:width="3.501cm" svg:height="0.373cm" svg:x="11.501cm" svg:y="10.501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1" draw:text-style-name="P8" draw:layer="layout" svg:width="3.501cm" svg:height="0.374cm" svg:x="11.501cm" svg:y="14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6" draw:text-style-name="P3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7" draw:text-style-name="P3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0" draw:text-style-name="P8" draw:layer="layout" svg:width="3.501cm" svg:height="0.373cm" svg:x="11.501cm" svg:y="13.874cm">
          <text:p text:style-name="P13"><text:span text:style-name="T8"><text:s text:c="3"/></text:span><text:span text:style-name="T8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1" draw:text-style-name="P8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8" draw:text-style-name="P3" draw:layer="layout" svg:width="2.002cm" svg:height="0.374cm" svg:x="9.499cm" svg:y="10.5cm">
          <text:list text:style-name="L2">
            <text:list-header>
              <text:p text:style-name="P2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9" draw:text-style-name="P3" draw:layer="layout" svg:width="2.002cm" svg:height="0.373cm" svg:x="9.499cm" svg:y="10.874cm">
          <text:list text:style-name="L2">
            <text:list-header>
              <text:p text:style-name="P2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0" draw:text-style-name="P3" draw:layer="layout" svg:width="2.002cm" svg:height="0.373cm" svg:x="9.499cm" svg:y="11.251cm">
          <text:list text:style-name="L2">
            <text:list-header>
              <text:p text:style-name="P2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1" draw:text-style-name="P3" draw:layer="layout" svg:width="2.002cm" svg:height="0.374cm" svg:x="9.499cm" svg:y="11.625cm">
          <text:list text:style-name="L2">
            <text:list-header>
              <text:p text:style-name="P2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2" draw:text-style-name="P3" draw:layer="layout" svg:width="2.002cm" svg:height="0.374cm" svg:x="9.499cm" svg:y="11.998cm">
          <text:list text:style-name="L2">
            <text:list-header>
              <text:p text:style-name="P2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3" draw:text-style-name="P3" draw:layer="layout" svg:width="2.002cm" svg:height="0.374cm" svg:x="9.499cm" svg:y="13.126cm">
          <text:list text:style-name="L2">
            <text:list-header>
              <text:p text:style-name="P2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4" draw:text-style-name="P3" draw:layer="layout" svg:width="2.002cm" svg:height="0.374cm" svg:x="9.499cm" svg:y="13.5cm">
          <text:list text:style-name="L2">
            <text:list-header>
              <text:p text:style-name="P2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5" draw:text-style-name="P3" draw:layer="layout" svg:width="2.002cm" svg:height="0.373cm" svg:x="9.499cm" svg:y="13.874cm">
          <text:list text:style-name="L2">
            <text:list-header>
              <text:p text:style-name="P2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6" draw:text-style-name="P3" draw:layer="layout" svg:width="2.002cm" svg:height="0.374cm" svg:x="9.499cm" svg:y="14.251cm">
          <text:list text:style-name="L2">
            <text:list-header>
              <text:p text:style-name="P2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7" draw:text-style-name="P3" draw:layer="layout" svg:width="2.002cm" svg:height="0.373cm" svg:x="9.499cm" svg:y="14.625cm">
          <text:list text:style-name="L2">
            <text:list-header>
              <text:p text:style-name="P2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8" draw:text-style-name="P3" draw:layer="layout" svg:width="2.5cm" svg:height="0.004cm" svg:x="11.999cm" svg:y="12.749cm">
          <text:list text:style-name="L2">
            <text:list-header>
              <text:p text:style-name="P2"><text:span text:style-name="T9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9" draw:text-style-name="P3" draw:layer="layout" svg:width="2.501cm" svg:height="0.373cm" svg:x="9cm" svg:y="10.123cm">
          <text:list text:style-name="L2">
            <text:list-header>
              <text:p text:style-name="P2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0" draw:text-style-name="P3" draw:layer="layout" svg:width="2.5cm" svg:height="0.373cm" svg:x="11.999cm" svg:y="10.123cm">
          <text:list text:style-name="L2">
            <text:list-header>
              <text:p text:style-name="P2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5" draw:text-style-name="P8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36" draw:text-style-name="P9" draw:layer="layout" svg:x1="5.001cm" svg:y1="3.373cm" svg:x2="5.005cm" svg:y2="4.124cm">
          <text:p/>
        </draw:line>
        <draw:line draw:style-name="gr336" draw:text-style-name="P9" draw:layer="layout" svg:x1="5.499cm" svg:y1="3.373cm" svg:x2="5.503cm" svg:y2="4.124cm">
          <text:p/>
        </draw:line>
        <draw:line draw:style-name="gr336" draw:text-style-name="P9" draw:layer="layout" svg:x1="6.002cm" svg:y1="3.373cm" svg:x2="6.006cm" svg:y2="4.124cm">
          <text:p/>
        </draw:line>
        <draw:line draw:style-name="gr336" draw:text-style-name="P9" draw:layer="layout" svg:x1="6.5cm" svg:y1="3.373cm" svg:x2="6.504cm" svg:y2="4.124cm">
          <text:p/>
        </draw:line>
        <draw:custom-shape draw:style-name="gr441" draw:text-style-name="P3" draw:layer="layout" svg:width="2.5cm" svg:height="0.374cm" svg:x="4.498cm" svg:y="4.2cm">
          <text:list text:style-name="L2">
            <text:list-header>
              <text:p text:style-name="P2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8" draw:text-style-name="P8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2" draw:text-style-name="P3" draw:layer="layout" svg:width="2.5cm" svg:height="0.373cm" svg:x="19.5cm" svg:y="4.124cm">
          <text:p text:style-name="P23"><text:span text:style-name="T12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3" draw:text-style-name="P3" draw:layer="layout" svg:width="1.001cm" svg:height="0.003cm" svg:x="23.001cm" svg:y="4.875cm">
          <text:list text:style-name="L2">
            <text:list-header>
              <text:p text:style-name="P2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4" draw:text-style-name="P3" draw:layer="layout" svg:width="2.5cm" svg:height="0.373cm" svg:x="7.501cm" svg:y="2.249cm">
          <text:list text:style-name="L2">
            <text:list-header>
              <text:p text:style-name="P2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5" draw:text-style-name="P3" draw:layer="layout" svg:width="4cm" svg:height="0.374cm" svg:x="8.502cm" svg:y="3.373cm">
          <text:list text:style-name="L2">
            <text:list-header>
              <text:p text:style-name="P2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6" draw:text-style-name="P3" draw:layer="layout" svg:width="5.499cm" svg:height="0.373cm" svg:x="6.002cm" svg:y="8.999cm">
          <text:list text:style-name="L2">
            <text:list-header>
              <text:p text:style-name="P2"><text:span text:style-name="T1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9" draw:text-style-name="P8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7" draw:text-style-name="P3" draw:layer="layout" svg:width="2.5cm" svg:height="0.374cm" svg:x="7.501cm" svg:y="2.626cm">
          <text:list text:style-name="L2">
            <text:list-item>
              <text:p text:style-name="P12"><text:span text:style-name="T14">0111 1110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3" draw:text-style-name="P8" xml:id="id94" draw:id="id94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0" draw:text-style-name="P8" xml:id="id95" draw:id="id95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8" draw:text-style-name="P3" xml:id="id96" draw:id="id96" draw:layer="layout" svg:width="5.499cm" svg:height="0.373cm" svg:x="6.002cm" svg:y="8.999cm">
          <text:list text:style-name="L2">
            <text:list-item>
              <text:p text:style-name="P12"><text:span text:style-name="T14">1110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5" draw:text-style-name="P8" xml:id="id97" draw:id="id97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9" draw:text-style-name="P8" xml:id="id98" draw:id="id98" draw:layer="layout" svg:width="2.002cm" svg:height="0.751cm" svg:x="6.998cm" svg:y="13.126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450" draw:text-style-name="P3" xml:id="id99" draw:id="id99" draw:layer="layout" svg:width="3.501cm" svg:height="0.374cm" svg:x="11.501cm" svg:y="14.251cm">
          <text:p text:style-name="P23"><text:span text:style-name="T8"><text:s text:c="3"/></text:span><text:span text:style-name="T8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1" draw:text-style-name="P8" xml:id="id100" draw:id="id100" draw:layer="layout" svg:width="1.501cm" svg:height="1.001cm" draw:transform="rotate (1.5707963267946) translate (16.501cm 13.874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452" draw:text-style-name="P3" xml:id="id101" draw:id="id101" draw:layer="layout" svg:width="5.499cm" svg:height="0.373cm" svg:x="15.002cm" svg:y="8.999cm">
          <text:p text:style-name="P23"><text:span text:style-name="T8"><text:s text:c="9"/></text:span><text:span text:style-name="T8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3" presentation:class="page"/>
          <draw:frame presentation:style-name="pr5" draw:text-style-name="P6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4" draw:style-name="dp3" draw:master-page-name="Predeterminado">
        <office:forms form:automatic-focus="false" form:apply-design-mode="false"/>
        <draw:custom-shape draw:style-name="gr278" draw:text-style-name="P8" xml:id="id36" draw:id="id36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9" draw:text-style-name="P8" xml:id="id35" draw:id="id35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0" draw:text-style-name="P8" xml:id="id33" draw:id="id33" draw:layer="layout" svg:width="15.998cm" svg:height="7.5cm" svg:x="5.588cm" svg:y="7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1" draw:text-style-name="P9" xml:id="id34" draw:id="id34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282" draw:text-style-name="P9" draw:layer="layout" svg:x1="5.588cm" svg:y1="11.37cm" svg:x2="0.392cm" svg:y2="15.372cm" draw:start-shape="id33" draw:start-glue-point="5" draw:end-shape="id34" draw:end-glue-point="4" svg:d="M5588 11370h-2598v4002h-2598">
          <text:p/>
        </draw:connector>
        <draw:connector draw:style-name="gr282" draw:text-style-name="P9" draw:layer="layout" svg:x1="16.501cm" svg:y1="3.002cm" svg:x2="0.392cm" svg:y2="15.372cm" draw:start-shape="id35" draw:start-glue-point="5" draw:end-shape="id34" draw:end-glue-point="5" svg:d="M16501 3002h-8054v12370h-8055">
          <text:p/>
        </draw:connector>
        <draw:connector draw:style-name="gr282" draw:text-style-name="P9" draw:layer="layout" svg:x1="2.002cm" svg:y1="2.999cm" svg:x2="0.365cm" svg:y2="7.277cm" draw:start-shape="id36" draw:start-glue-point="5" svg:d="M2002 2999h-1140v4278h-497">
          <text:p/>
        </draw:connector>
        <draw:line draw:style-name="gr281" draw:text-style-name="P9" draw:layer="layout" svg:x1="2.002cm" svg:y1="5.999cm" svg:x2="27.001cm" svg:y2="6.003cm">
          <text:p/>
        </draw:line>
        <draw:line draw:style-name="gr281" draw:text-style-name="P9" draw:layer="layout" svg:x1="2.002cm" svg:y1="6.75cm" svg:x2="27.001cm" svg:y2="6.754cm">
          <text:p/>
        </draw:line>
        <draw:custom-shape draw:style-name="gr283" draw:text-style-name="P8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4" draw:text-style-name="P8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3" draw:text-style-name="P8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3" draw:text-style-name="P3" draw:layer="layout" svg:width="1.5cm" svg:height="0.373cm" svg:x="2.5cm" svg:y="2.249cm">
          <text:list text:style-name="L2">
            <text:list-header>
              <text:p text:style-name="P2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4" draw:text-style-name="P3" draw:layer="layout" svg:width="2.5cm" svg:height="1.875cm" svg:x="4.498cm" svg:y="1.501cm">
          <text:list text:style-name="L2">
            <text:list-header>
              <text:p text:style-name="P2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5" draw:text-style-name="P3" draw:layer="layout" svg:width="2.999cm" svg:height="0.373cm" svg:x="7.501cm" svg:y="1.501cm">
          <text:list text:style-name="L2">
            <text:list-header>
              <text:p text:style-name="P2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6" draw:text-style-name="P3" draw:layer="layout" svg:width="2.5cm" svg:height="0.374cm" svg:x="7.501cm" svg:y="2.626cm">
          <text:list text:style-name="L2">
            <text:list-header>
              <text:p text:style-name="P2"><text:span text:style-name="T6">0101 </text:span><text:span text:style-name="T13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7" draw:text-style-name="P3" draw:layer="layout" svg:width="2.999cm" svg:height="0.373cm" svg:x="9cm" svg:y="3.751cm">
          <text:list text:style-name="L2">
            <text:list-header>
              <text:p text:style-name="P2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8" draw:text-style-name="P3" draw:layer="layout" svg:width="2.999cm" svg:height="0.374cm" svg:x="16.999cm" svg:y="1.124cm">
          <text:list text:style-name="L2">
            <text:list-header>
              <text:p text:style-name="P2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9" draw:text-style-name="P3" draw:layer="layout" svg:width="2.999cm" svg:height="0.373cm" svg:x="16.999cm" svg:y="3cm">
          <text:list text:style-name="L2">
            <text:list-header>
              <text:p text:style-name="P2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0" draw:text-style-name="P3" draw:layer="layout" svg:width="1.499cm" svg:height="0.003cm" svg:x="19.998cm" svg:y="4.874cm">
          <text:list text:style-name="L2">
            <text:list-header>
              <text:p text:style-name="P2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3" draw:text-style-name="P8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1" draw:text-style-name="P3" draw:layer="layout" svg:width="3.501cm" svg:height="2.25cm" svg:x="20.999cm" svg:y="1.124cm">
          <text:list text:style-name="L2">
            <text:list-header>
              <text:p text:style-name="P2"><text:span text:style-name="T5">Circuito </text:span></text:p>
              <text:p text:style-name="P2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5" draw:text-style-name="P8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6" draw:text-style-name="P8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7" draw:text-style-name="P8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8" draw:text-style-name="P8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9" draw:text-style-name="P8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2" draw:text-style-name="P3" draw:layer="layout" svg:width="3.501cm" svg:height="0.373cm" svg:x="1.001cm" svg:y="5.626cm">
          <text:list text:style-name="L2">
            <text:list-header>
              <text:p text:style-name="P2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3" draw:text-style-name="P3" draw:layer="layout" svg:width="3.502cm" svg:height="0.374cm" svg:x="22.498cm" svg:y="6.376cm">
          <text:list text:style-name="L2">
            <text:list-header>
              <text:p text:style-name="P2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4" draw:text-style-name="P3" draw:layer="layout" svg:width="2.999cm" svg:height="0.75cm" svg:x="0.498cm" svg:y="13.127cm">
          <text:list text:style-name="L2">
            <text:list-header>
              <text:p text:style-name="P2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5" draw:text-style-name="P3" draw:layer="layout" svg:width="2.5cm" svg:height="0.374cm" svg:x="8.502cm" svg:y="7.501cm">
          <text:list text:style-name="L2">
            <text:list-header>
              <text:p text:style-name="P2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6" draw:text-style-name="P3" draw:layer="layout" svg:width="3.501cm" svg:height="0.374cm" svg:x="4.498cm" svg:y="0.75cm">
          <text:list text:style-name="L2">
            <text:list-header>
              <text:p text:style-name="P2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7" draw:text-style-name="P3" draw:layer="layout" svg:width="3.502cm" svg:height="0.374cm" svg:x="19.001cm" svg:y="0.373cm">
          <text:list text:style-name="L2">
            <text:list-header>
              <text:p text:style-name="P2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8" draw:text-style-name="P3" draw:layer="layout" svg:width="5.499cm" svg:height="0.373cm" svg:x="6.002cm" svg:y="8.248cm">
          <text:list text:style-name="L2">
            <text:list-header>
              <text:p text:style-name="P2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9" draw:text-style-name="P3" draw:layer="layout" svg:width="6.002cm" svg:height="0.373cm" svg:x="14.499cm" svg:y="8.248cm">
          <text:list text:style-name="L2">
            <text:list-header>
              <text:p text:style-name="P2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0" draw:text-style-name="P3" draw:layer="layout" svg:width="5.499cm" svg:height="0.373cm" svg:x="6.002cm" svg:y="8.999cm">
          <text:list text:style-name="L2">
            <text:list-header>
              <text:p text:style-name="P2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1" draw:text-style-name="P3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2" draw:text-style-name="P3" draw:layer="layout" svg:width="2.5cm" svg:height="0.373cm" svg:x="6.002cm" svg:y="10.501cm">
          <text:list text:style-name="L2">
            <text:list-header>
              <text:p text:style-name="P2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3" draw:text-style-name="P3" draw:layer="layout" svg:width="3.501cm" svg:height="0.374cm" svg:x="11.501cm" svg:y="9.75cm">
          <text:list text:style-name="L2">
            <text:list-header>
              <text:p text:style-name="P2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4" draw:text-style-name="P3" draw:layer="layout" svg:width="3.501cm" svg:height="0.373cm" svg:x="11.501cm" svg:y="10.874cm">
          <text:p text:style-name="P12"><text:span text:style-name="T7">0111 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5" draw:text-style-name="P3" draw:layer="layout" svg:width="3.501cm" svg:height="0.373cm" svg:x="11.501cm" svg:y="11.252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6" draw:text-style-name="P3" draw:layer="layout" svg:width="3.501cm" svg:height="0.373cm" svg:x="11.501cm" svg:y="10.501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7" draw:text-style-name="P8" draw:layer="layout" svg:width="3.501cm" svg:height="0.374cm" svg:x="11.501cm" svg:y="14.251cm">
          <text:p text:style-name="P13"><text:span text:style-name="T8"><text:s text:c="3"/></text:span><text:span text:style-name="T8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7" draw:text-style-name="P3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8" draw:text-style-name="P3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0" draw:text-style-name="P8" draw:layer="layout" svg:width="3.501cm" svg:height="0.373cm" svg:x="11.501cm" svg:y="13.874cm">
          <text:p text:style-name="P13"><text:span text:style-name="T8"><text:s text:c="3"/></text:span><text:span text:style-name="T8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1" draw:text-style-name="P8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9" draw:text-style-name="P3" draw:layer="layout" svg:width="2.002cm" svg:height="0.374cm" svg:x="9.499cm" svg:y="10.5cm">
          <text:list text:style-name="L2">
            <text:list-header>
              <text:p text:style-name="P2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0" draw:text-style-name="P3" draw:layer="layout" svg:width="2.002cm" svg:height="0.373cm" svg:x="9.499cm" svg:y="10.874cm">
          <text:list text:style-name="L2">
            <text:list-header>
              <text:p text:style-name="P2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1" draw:text-style-name="P3" draw:layer="layout" svg:width="2.002cm" svg:height="0.373cm" svg:x="9.499cm" svg:y="11.251cm">
          <text:list text:style-name="L2">
            <text:list-header>
              <text:p text:style-name="P2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2" draw:text-style-name="P3" draw:layer="layout" svg:width="2.002cm" svg:height="0.374cm" svg:x="9.499cm" svg:y="11.625cm">
          <text:list text:style-name="L2">
            <text:list-header>
              <text:p text:style-name="P2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3" draw:text-style-name="P3" draw:layer="layout" svg:width="2.002cm" svg:height="0.374cm" svg:x="9.499cm" svg:y="11.998cm">
          <text:list text:style-name="L2">
            <text:list-header>
              <text:p text:style-name="P2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4" draw:text-style-name="P3" draw:layer="layout" svg:width="2.002cm" svg:height="0.374cm" svg:x="9.499cm" svg:y="13.126cm">
          <text:list text:style-name="L2">
            <text:list-header>
              <text:p text:style-name="P2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5" draw:text-style-name="P3" draw:layer="layout" svg:width="2.002cm" svg:height="0.374cm" svg:x="9.499cm" svg:y="13.5cm">
          <text:list text:style-name="L2">
            <text:list-header>
              <text:p text:style-name="P2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6" draw:text-style-name="P3" draw:layer="layout" svg:width="2.002cm" svg:height="0.373cm" svg:x="9.499cm" svg:y="13.874cm">
          <text:list text:style-name="L2">
            <text:list-header>
              <text:p text:style-name="P2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7" draw:text-style-name="P3" draw:layer="layout" svg:width="2.002cm" svg:height="0.374cm" svg:x="9.499cm" svg:y="14.251cm">
          <text:list text:style-name="L2">
            <text:list-header>
              <text:p text:style-name="P2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8" draw:text-style-name="P3" draw:layer="layout" svg:width="2.002cm" svg:height="0.373cm" svg:x="9.499cm" svg:y="14.625cm">
          <text:list text:style-name="L2">
            <text:list-header>
              <text:p text:style-name="P2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9" draw:text-style-name="P3" draw:layer="layout" svg:width="2.5cm" svg:height="0.004cm" svg:x="11.999cm" svg:y="12.749cm">
          <text:list text:style-name="L2">
            <text:list-header>
              <text:p text:style-name="P2"><text:span text:style-name="T9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0" draw:text-style-name="P3" draw:layer="layout" svg:width="2.501cm" svg:height="0.373cm" svg:x="9cm" svg:y="10.123cm">
          <text:list text:style-name="L2">
            <text:list-header>
              <text:p text:style-name="P2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1" draw:text-style-name="P3" draw:layer="layout" svg:width="2.5cm" svg:height="0.373cm" svg:x="11.999cm" svg:y="10.123cm">
          <text:list text:style-name="L2">
            <text:list-header>
              <text:p text:style-name="P2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5" draw:text-style-name="P8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2" draw:text-style-name="P8" xml:id="id102" draw:id="id102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36" draw:text-style-name="P9" draw:layer="layout" svg:x1="5.001cm" svg:y1="3.373cm" svg:x2="5.005cm" svg:y2="4.124cm">
          <text:p/>
        </draw:line>
        <draw:line draw:style-name="gr336" draw:text-style-name="P9" draw:layer="layout" svg:x1="5.499cm" svg:y1="3.373cm" svg:x2="5.503cm" svg:y2="4.124cm">
          <text:p/>
        </draw:line>
        <draw:line draw:style-name="gr336" draw:text-style-name="P9" draw:layer="layout" svg:x1="6.002cm" svg:y1="3.373cm" svg:x2="6.006cm" svg:y2="4.124cm">
          <text:p/>
        </draw:line>
        <draw:line draw:style-name="gr336" draw:text-style-name="P9" draw:layer="layout" svg:x1="6.5cm" svg:y1="3.373cm" svg:x2="6.504cm" svg:y2="4.124cm">
          <text:p/>
        </draw:line>
        <draw:custom-shape draw:style-name="gr493" draw:text-style-name="P3" draw:layer="layout" svg:width="2.5cm" svg:height="0.374cm" svg:x="4.498cm" svg:y="4.2cm">
          <text:list text:style-name="L2">
            <text:list-header>
              <text:p text:style-name="P2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8" draw:text-style-name="P8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4" draw:text-style-name="P3" draw:layer="layout" svg:width="2.5cm" svg:height="0.373cm" svg:x="19.5cm" svg:y="4.124cm">
          <text:p text:style-name="P23"><text:span text:style-name="T12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5" draw:text-style-name="P3" draw:layer="layout" svg:width="1.001cm" svg:height="0.003cm" svg:x="23.001cm" svg:y="4.875cm">
          <text:list text:style-name="L2">
            <text:list-header>
              <text:p text:style-name="P2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6" draw:text-style-name="P3" draw:layer="layout" svg:width="2.5cm" svg:height="0.373cm" svg:x="7.501cm" svg:y="2.249cm">
          <text:list text:style-name="L2">
            <text:list-header>
              <text:p text:style-name="P2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7" draw:text-style-name="P3" draw:layer="layout" svg:width="4cm" svg:height="0.374cm" svg:x="8.502cm" svg:y="3.373cm">
          <text:list text:style-name="L2">
            <text:list-header>
              <text:p text:style-name="P2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8" draw:text-style-name="P3" draw:layer="layout" svg:width="5.499cm" svg:height="0.373cm" svg:x="6.002cm" svg:y="8.999cm">
          <text:list text:style-name="L2">
            <text:list-header>
              <text:p text:style-name="P2"><text:span text:style-name="T1">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9" draw:text-style-name="P8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9" draw:text-style-name="P3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0" draw:text-style-name="P3" draw:layer="layout" svg:width="5.499cm" svg:height="0.373cm" svg:x="15.002cm" svg:y="8.999cm">
          <text:p text:style-name="P23"><text:span text:style-name="T8"><text:s text:c="9"/></text:span><text:span text:style-name="T8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1" draw:text-style-name="P26" xml:id="id103" draw:id="id103" draw:layer="layout" svg:width="2.501cm" svg:height="0.373cm" svg:x="22.498cm" svg:y="4.124cm">
          <text:p text:style-name="P25"><text:span text:style-name="T12"><text:s/></text:span><text:span text:style-name="T12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4" presentation:class="page"/>
          <draw:frame presentation:style-name="pr5" draw:text-style-name="P6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5" draw:style-name="dp3" draw:master-page-name="Predeterminado">
        <office:forms form:automatic-focus="false" form:apply-design-mode="false"/>
        <draw:custom-shape draw:style-name="gr278" draw:text-style-name="P8" xml:id="id40" draw:id="id40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9" draw:text-style-name="P8" xml:id="id39" draw:id="id39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0" draw:text-style-name="P8" xml:id="id37" draw:id="id37" draw:layer="layout" svg:width="15.998cm" svg:height="7.5cm" svg:x="5.084cm" svg:y="7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1" draw:text-style-name="P9" xml:id="id38" draw:id="id38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282" draw:text-style-name="P9" draw:layer="layout" svg:x1="5.084cm" svg:y1="11.37cm" svg:x2="0.392cm" svg:y2="15.372cm" draw:start-shape="id37" draw:start-glue-point="5" draw:end-shape="id38" draw:end-glue-point="4" svg:d="M5084 11370h-2346v4002h-2346">
          <text:p/>
        </draw:connector>
        <draw:connector draw:style-name="gr282" draw:text-style-name="P9" draw:layer="layout" svg:x1="16.501cm" svg:y1="3.002cm" svg:x2="0.392cm" svg:y2="15.372cm" draw:start-shape="id39" draw:start-glue-point="5" draw:end-shape="id38" draw:end-glue-point="5" svg:d="M16501 3002h-8054v12370h-8055">
          <text:p/>
        </draw:connector>
        <draw:connector draw:style-name="gr282" draw:text-style-name="P9" draw:layer="layout" svg:x1="2.002cm" svg:y1="2.999cm" svg:x2="0.365cm" svg:y2="7.277cm" draw:start-shape="id40" draw:start-glue-point="5" svg:d="M2002 2999h-1140v4278h-497">
          <text:p/>
        </draw:connector>
        <draw:line draw:style-name="gr281" draw:text-style-name="P9" draw:layer="layout" svg:x1="2.002cm" svg:y1="5.999cm" svg:x2="27.001cm" svg:y2="6.003cm">
          <text:p/>
        </draw:line>
        <draw:line draw:style-name="gr281" draw:text-style-name="P9" draw:layer="layout" svg:x1="2.002cm" svg:y1="6.75cm" svg:x2="27.001cm" svg:y2="6.754cm">
          <text:p/>
        </draw:line>
        <draw:custom-shape draw:style-name="gr283" draw:text-style-name="P8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4" draw:text-style-name="P8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4" draw:text-style-name="P8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02" draw:text-style-name="P3" draw:layer="layout" svg:width="1.5cm" svg:height="0.373cm" svg:x="2.5cm" svg:y="2.249cm">
          <text:list text:style-name="L2">
            <text:list-header>
              <text:p text:style-name="P2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3" draw:text-style-name="P3" draw:layer="layout" svg:width="2.5cm" svg:height="1.875cm" svg:x="4.498cm" svg:y="1.501cm">
          <text:list text:style-name="L2">
            <text:list-header>
              <text:p text:style-name="P2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4" draw:text-style-name="P3" draw:layer="layout" svg:width="2.999cm" svg:height="0.373cm" svg:x="7.501cm" svg:y="1.501cm">
          <text:list text:style-name="L2">
            <text:list-header>
              <text:p text:style-name="P2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5" draw:text-style-name="P3" draw:layer="layout" svg:width="2.5cm" svg:height="0.374cm" svg:x="7.501cm" svg:y="2.626cm">
          <text:list text:style-name="L2">
            <text:list-header>
              <text:p text:style-name="P2"><text:span text:style-name="T6">0101 </text:span><text:span text:style-name="T13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6" draw:text-style-name="P3" draw:layer="layout" svg:width="2.999cm" svg:height="0.373cm" svg:x="9cm" svg:y="3.751cm">
          <text:list text:style-name="L2">
            <text:list-header>
              <text:p text:style-name="P2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7" draw:text-style-name="P3" draw:layer="layout" svg:width="2.999cm" svg:height="0.374cm" svg:x="16.999cm" svg:y="1.124cm">
          <text:list text:style-name="L2">
            <text:list-header>
              <text:p text:style-name="P2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8" draw:text-style-name="P3" draw:layer="layout" svg:width="2.999cm" svg:height="0.373cm" svg:x="16.999cm" svg:y="3cm">
          <text:list text:style-name="L2">
            <text:list-header>
              <text:p text:style-name="P2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9" draw:text-style-name="P3" draw:layer="layout" svg:width="1.499cm" svg:height="0.003cm" svg:x="19.998cm" svg:y="4.874cm">
          <text:list text:style-name="L2">
            <text:list-header>
              <text:p text:style-name="P2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3" draw:text-style-name="P8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0" draw:text-style-name="P3" draw:layer="layout" svg:width="3.501cm" svg:height="2.25cm" svg:x="20.999cm" svg:y="1.124cm">
          <text:list text:style-name="L2">
            <text:list-header>
              <text:p text:style-name="P2"><text:span text:style-name="T5">Circuito </text:span></text:p>
              <text:p text:style-name="P2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5" draw:text-style-name="P8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6" draw:text-style-name="P8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7" draw:text-style-name="P8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8" draw:text-style-name="P8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9" draw:text-style-name="P8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1" draw:text-style-name="P3" draw:layer="layout" svg:width="3.501cm" svg:height="0.373cm" svg:x="1.001cm" svg:y="5.626cm">
          <text:list text:style-name="L2">
            <text:list-header>
              <text:p text:style-name="P2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2" draw:text-style-name="P3" draw:layer="layout" svg:width="3.502cm" svg:height="0.374cm" svg:x="22.498cm" svg:y="6.376cm">
          <text:list text:style-name="L2">
            <text:list-header>
              <text:p text:style-name="P2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3" draw:text-style-name="P3" draw:layer="layout" svg:width="2.999cm" svg:height="0.75cm" svg:x="0.498cm" svg:y="13.127cm">
          <text:list text:style-name="L2">
            <text:list-header>
              <text:p text:style-name="P2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4" draw:text-style-name="P3" draw:layer="layout" svg:width="2.5cm" svg:height="0.374cm" svg:x="8.502cm" svg:y="7.501cm">
          <text:list text:style-name="L2">
            <text:list-header>
              <text:p text:style-name="P2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5" draw:text-style-name="P3" draw:layer="layout" svg:width="3.501cm" svg:height="0.374cm" svg:x="4.498cm" svg:y="0.75cm">
          <text:list text:style-name="L2">
            <text:list-header>
              <text:p text:style-name="P2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6" draw:text-style-name="P3" draw:layer="layout" svg:width="3.502cm" svg:height="0.374cm" svg:x="19.001cm" svg:y="0.373cm">
          <text:list text:style-name="L2">
            <text:list-header>
              <text:p text:style-name="P2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7" draw:text-style-name="P3" draw:layer="layout" svg:width="5.499cm" svg:height="0.373cm" svg:x="6.002cm" svg:y="8.248cm">
          <text:list text:style-name="L2">
            <text:list-header>
              <text:p text:style-name="P2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8" draw:text-style-name="P3" draw:layer="layout" svg:width="6.002cm" svg:height="0.373cm" svg:x="14.499cm" svg:y="8.248cm">
          <text:list text:style-name="L2">
            <text:list-header>
              <text:p text:style-name="P2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9" draw:text-style-name="P3" draw:layer="layout" svg:width="5.499cm" svg:height="0.373cm" svg:x="6.002cm" svg:y="8.999cm">
          <text:list text:style-name="L2">
            <text:list-header>
              <text:p text:style-name="P2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0" draw:text-style-name="P3" draw:layer="layout" svg:width="2.5cm" svg:height="0.373cm" svg:x="6.002cm" svg:y="10.501cm">
          <text:list text:style-name="L2">
            <text:list-header>
              <text:p text:style-name="P2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1" draw:text-style-name="P3" draw:layer="layout" svg:width="3.501cm" svg:height="0.374cm" svg:x="11.501cm" svg:y="9.75cm">
          <text:list text:style-name="L2">
            <text:list-header>
              <text:p text:style-name="P2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2" draw:text-style-name="P3" draw:layer="layout" svg:width="3.501cm" svg:height="0.373cm" svg:x="11.501cm" svg:y="10.874cm">
          <text:p text:style-name="P12"><text:span text:style-name="T7">0111 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3" draw:text-style-name="P3" draw:layer="layout" svg:width="3.501cm" svg:height="0.373cm" svg:x="11.501cm" svg:y="11.2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4" draw:text-style-name="P3" draw:layer="layout" svg:width="3.501cm" svg:height="0.373cm" svg:x="11.501cm" svg:y="10.501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7" draw:text-style-name="P8" draw:layer="layout" svg:width="3.501cm" svg:height="0.374cm" svg:x="11.501cm" svg:y="14.251cm">
          <text:p text:style-name="P13"><text:span text:style-name="T8"><text:s text:c="3"/></text:span><text:span text:style-name="T8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5" draw:text-style-name="P3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6" draw:text-style-name="P3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0" draw:text-style-name="P8" draw:layer="layout" svg:width="3.501cm" svg:height="0.373cm" svg:x="11.501cm" svg:y="13.874cm">
          <text:p text:style-name="P13"><text:span text:style-name="T8"><text:s text:c="3"/></text:span><text:span text:style-name="T8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1" draw:text-style-name="P8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7" draw:text-style-name="P3" draw:layer="layout" svg:width="2.002cm" svg:height="0.374cm" svg:x="9.499cm" svg:y="10.5cm">
          <text:list text:style-name="L2">
            <text:list-header>
              <text:p text:style-name="P2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8" draw:text-style-name="P3" draw:layer="layout" svg:width="2.002cm" svg:height="0.373cm" svg:x="9.499cm" svg:y="10.874cm">
          <text:list text:style-name="L2">
            <text:list-header>
              <text:p text:style-name="P2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9" draw:text-style-name="P3" draw:layer="layout" svg:width="2.002cm" svg:height="0.373cm" svg:x="9.499cm" svg:y="11.251cm">
          <text:list text:style-name="L2">
            <text:list-header>
              <text:p text:style-name="P2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0" draw:text-style-name="P3" draw:layer="layout" svg:width="2.002cm" svg:height="0.374cm" svg:x="9.499cm" svg:y="11.625cm">
          <text:list text:style-name="L2">
            <text:list-header>
              <text:p text:style-name="P2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1" draw:text-style-name="P3" draw:layer="layout" svg:width="2.002cm" svg:height="0.374cm" svg:x="9.499cm" svg:y="11.998cm">
          <text:list text:style-name="L2">
            <text:list-header>
              <text:p text:style-name="P2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2" draw:text-style-name="P3" draw:layer="layout" svg:width="2.002cm" svg:height="0.374cm" svg:x="9.499cm" svg:y="13.126cm">
          <text:list text:style-name="L2">
            <text:list-header>
              <text:p text:style-name="P2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3" draw:text-style-name="P3" draw:layer="layout" svg:width="2.002cm" svg:height="0.374cm" svg:x="9.499cm" svg:y="13.5cm">
          <text:list text:style-name="L2">
            <text:list-header>
              <text:p text:style-name="P2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4" draw:text-style-name="P3" draw:layer="layout" svg:width="2.002cm" svg:height="0.373cm" svg:x="9.499cm" svg:y="13.874cm">
          <text:list text:style-name="L2">
            <text:list-header>
              <text:p text:style-name="P2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5" draw:text-style-name="P3" draw:layer="layout" svg:width="2.002cm" svg:height="0.374cm" svg:x="9.499cm" svg:y="14.251cm">
          <text:list text:style-name="L2">
            <text:list-header>
              <text:p text:style-name="P2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6" draw:text-style-name="P3" draw:layer="layout" svg:width="2.002cm" svg:height="0.373cm" svg:x="9.499cm" svg:y="14.625cm">
          <text:list text:style-name="L2">
            <text:list-header>
              <text:p text:style-name="P2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7" draw:text-style-name="P3" draw:layer="layout" svg:width="2.5cm" svg:height="0.004cm" svg:x="11.999cm" svg:y="12.749cm">
          <text:list text:style-name="L2">
            <text:list-header>
              <text:p text:style-name="P2"><text:span text:style-name="T9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8" draw:text-style-name="P3" draw:layer="layout" svg:width="2.501cm" svg:height="0.373cm" svg:x="9cm" svg:y="10.123cm">
          <text:list text:style-name="L2">
            <text:list-header>
              <text:p text:style-name="P2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9" draw:text-style-name="P3" draw:layer="layout" svg:width="2.5cm" svg:height="0.373cm" svg:x="11.999cm" svg:y="10.123cm">
          <text:list text:style-name="L2">
            <text:list-header>
              <text:p text:style-name="P2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5" draw:text-style-name="P8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36" draw:text-style-name="P9" draw:layer="layout" svg:x1="5.001cm" svg:y1="3.373cm" svg:x2="5.005cm" svg:y2="4.124cm">
          <text:p/>
        </draw:line>
        <draw:line draw:style-name="gr336" draw:text-style-name="P9" draw:layer="layout" svg:x1="5.499cm" svg:y1="3.373cm" svg:x2="5.503cm" svg:y2="4.124cm">
          <text:p/>
        </draw:line>
        <draw:line draw:style-name="gr336" draw:text-style-name="P9" draw:layer="layout" svg:x1="6.002cm" svg:y1="3.373cm" svg:x2="6.006cm" svg:y2="4.124cm">
          <text:p/>
        </draw:line>
        <draw:line draw:style-name="gr336" draw:text-style-name="P9" draw:layer="layout" svg:x1="6.5cm" svg:y1="3.373cm" svg:x2="6.504cm" svg:y2="4.124cm">
          <text:p/>
        </draw:line>
        <draw:custom-shape draw:style-name="gr540" draw:text-style-name="P3" draw:layer="layout" svg:width="2.5cm" svg:height="0.374cm" svg:x="4.498cm" svg:y="4.2cm">
          <text:list text:style-name="L2">
            <text:list-header>
              <text:p text:style-name="P2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8" draw:text-style-name="P8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1" draw:text-style-name="P3" draw:layer="layout" svg:width="2.5cm" svg:height="0.373cm" svg:x="19.5cm" svg:y="4.124cm">
          <text:p text:style-name="P23"><text:span text:style-name="T12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2" draw:text-style-name="P3" draw:layer="layout" svg:width="1.001cm" svg:height="0.003cm" svg:x="23.001cm" svg:y="4.875cm">
          <text:list text:style-name="L2">
            <text:list-header>
              <text:p text:style-name="P2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3" draw:text-style-name="P3" draw:layer="layout" svg:width="2.5cm" svg:height="0.373cm" svg:x="7.501cm" svg:y="2.249cm">
          <text:list text:style-name="L2">
            <text:list-header>
              <text:p text:style-name="P2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4" draw:text-style-name="P3" draw:layer="layout" svg:width="4cm" svg:height="0.374cm" svg:x="8.502cm" svg:y="3.373cm">
          <text:list text:style-name="L2">
            <text:list-header>
              <text:p text:style-name="P2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5" draw:text-style-name="P3" draw:layer="layout" svg:width="5.499cm" svg:height="0.373cm" svg:x="6.002cm" svg:y="8.999cm">
          <text:list text:style-name="L2">
            <text:list-header>
              <text:p text:style-name="P2"><text:span text:style-name="T1">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9" draw:text-style-name="P8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6" draw:text-style-name="P3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7" draw:text-style-name="P3" draw:layer="layout" svg:width="2.501cm" svg:height="0.373cm" svg:x="22.498cm" svg:y="4.124cm">
          <text:p text:style-name="P23"><text:span text:style-name="T12"><text:s/></text:span><text:span text:style-name="T12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3" draw:text-style-name="P8" xml:id="id104" draw:id="id104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0" draw:text-style-name="P8" xml:id="id105" draw:id="id105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8" draw:text-style-name="P3" xml:id="id106" draw:id="id106" draw:layer="layout" svg:width="5.499cm" svg:height="0.373cm" svg:x="6.002cm" svg:y="8.999cm">
          <text:list text:style-name="L2">
            <text:list-header>
              <text:p text:style-name="P2"><text:span text:style-name="T1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5" draw:text-style-name="P8" xml:id="id107" draw:id="id107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9" draw:text-style-name="P8" xml:id="id108" draw:id="id108" draw:layer="layout" svg:width="2.002cm" svg:height="0.75cm" svg:x="6.998cm" svg:y="11.252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550" draw:text-style-name="P3" xml:id="id109" draw:id="id109" draw:layer="layout" svg:width="3.501cm" svg:height="0.373cm" svg:x="11.501cm" svg:y="11.252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7" draw:text-style-name="P8" xml:id="id110" draw:id="id110" draw:layer="layout" svg:width="1.502cm" svg:height="1.001cm" draw:transform="rotate (1.5707963267946) translate (16.999cm 11.625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551" draw:text-style-name="P3" xml:id="id111" draw:id="id111" draw:layer="layout" svg:width="5.499cm" svg:height="0.373cm" svg:x="15.329cm" svg:y="9.025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5" presentation:class="page"/>
          <draw:frame presentation:style-name="pr5" draw:text-style-name="P6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6" draw:style-name="dp3" draw:master-page-name="Predeterminado">
        <office:forms form:automatic-focus="false" form:apply-design-mode="false"/>
        <draw:custom-shape draw:style-name="gr278" draw:text-style-name="P8" xml:id="id44" draw:id="id44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9" draw:text-style-name="P8" xml:id="id43" draw:id="id43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0" draw:text-style-name="P8" xml:id="id41" draw:id="id41" draw:layer="layout" svg:width="15.998cm" svg:height="7.5cm" svg:x="5.001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1" draw:text-style-name="P9" xml:id="id42" draw:id="id42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282" draw:text-style-name="P9" draw:layer="layout" svg:x1="5.001cm" svg:y1="11.625cm" svg:x2="0.392cm" svg:y2="15.372cm" draw:start-shape="id41" draw:start-glue-point="5" draw:end-shape="id42" draw:end-glue-point="4" svg:d="M5001 11625h-2304v3747h-2305">
          <text:p/>
        </draw:connector>
        <draw:connector draw:style-name="gr282" draw:text-style-name="P9" draw:layer="layout" svg:x1="16.501cm" svg:y1="3.002cm" svg:x2="0.392cm" svg:y2="15.372cm" draw:start-shape="id43" draw:start-glue-point="5" draw:end-shape="id42" draw:end-glue-point="5" svg:d="M16501 3002h-8054v12370h-8055">
          <text:p/>
        </draw:connector>
        <draw:connector draw:style-name="gr282" draw:text-style-name="P9" draw:layer="layout" svg:x1="2.002cm" svg:y1="2.999cm" svg:x2="0.365cm" svg:y2="7.277cm" draw:start-shape="id44" draw:start-glue-point="5" svg:d="M2002 2999h-1140v4278h-497">
          <text:p/>
        </draw:connector>
        <draw:line draw:style-name="gr281" draw:text-style-name="P9" draw:layer="layout" svg:x1="2.002cm" svg:y1="5.999cm" svg:x2="27.001cm" svg:y2="6.003cm">
          <text:p/>
        </draw:line>
        <draw:line draw:style-name="gr281" draw:text-style-name="P9" draw:layer="layout" svg:x1="2.002cm" svg:y1="6.75cm" svg:x2="27.001cm" svg:y2="6.754cm">
          <text:p/>
        </draw:line>
        <draw:custom-shape draw:style-name="gr283" draw:text-style-name="P8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4" draw:text-style-name="P8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4" draw:text-style-name="P8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2" draw:text-style-name="P3" draw:layer="layout" svg:width="1.5cm" svg:height="0.373cm" svg:x="2.5cm" svg:y="2.249cm">
          <text:list text:style-name="L2">
            <text:list-header>
              <text:p text:style-name="P2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3" draw:text-style-name="P3" draw:layer="layout" svg:width="2.5cm" svg:height="1.875cm" svg:x="4.498cm" svg:y="1.501cm">
          <text:list text:style-name="L2">
            <text:list-header>
              <text:p text:style-name="P2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4" draw:text-style-name="P3" draw:layer="layout" svg:width="2.999cm" svg:height="0.373cm" svg:x="7.501cm" svg:y="1.501cm">
          <text:list text:style-name="L2">
            <text:list-header>
              <text:p text:style-name="P2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5" draw:text-style-name="P3" draw:layer="layout" svg:width="2.5cm" svg:height="0.374cm" svg:x="7.501cm" svg:y="2.626cm">
          <text:list text:style-name="L2">
            <text:list-header>
              <text:p text:style-name="P2"><text:span text:style-name="T6">0101 </text:span><text:span text:style-name="T13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6" draw:text-style-name="P3" draw:layer="layout" svg:width="2.999cm" svg:height="0.373cm" svg:x="9cm" svg:y="3.751cm">
          <text:list text:style-name="L2">
            <text:list-header>
              <text:p text:style-name="P2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7" draw:text-style-name="P3" draw:layer="layout" svg:width="2.999cm" svg:height="0.374cm" svg:x="16.999cm" svg:y="1.124cm">
          <text:list text:style-name="L2">
            <text:list-header>
              <text:p text:style-name="P2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8" draw:text-style-name="P3" draw:layer="layout" svg:width="2.999cm" svg:height="0.373cm" svg:x="16.999cm" svg:y="3cm">
          <text:list text:style-name="L2">
            <text:list-header>
              <text:p text:style-name="P2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9" draw:text-style-name="P3" draw:layer="layout" svg:width="1.499cm" svg:height="0.003cm" svg:x="19.998cm" svg:y="4.874cm">
          <text:list text:style-name="L2">
            <text:list-header>
              <text:p text:style-name="P2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3" draw:text-style-name="P8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0" draw:text-style-name="P3" draw:layer="layout" svg:width="3.501cm" svg:height="2.25cm" svg:x="20.999cm" svg:y="1.124cm">
          <text:list text:style-name="L2">
            <text:list-header>
              <text:p text:style-name="P2"><text:span text:style-name="T5">Circuito </text:span></text:p>
              <text:p text:style-name="P2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5" draw:text-style-name="P8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6" draw:text-style-name="P8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7" draw:text-style-name="P8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8" draw:text-style-name="P8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9" draw:text-style-name="P8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1" draw:text-style-name="P3" draw:layer="layout" svg:width="3.501cm" svg:height="0.373cm" svg:x="1.001cm" svg:y="5.626cm">
          <text:list text:style-name="L2">
            <text:list-header>
              <text:p text:style-name="P2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2" draw:text-style-name="P3" draw:layer="layout" svg:width="3.502cm" svg:height="0.374cm" svg:x="22.498cm" svg:y="6.376cm">
          <text:list text:style-name="L2">
            <text:list-header>
              <text:p text:style-name="P2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3" draw:text-style-name="P3" draw:layer="layout" svg:width="2.999cm" svg:height="0.75cm" svg:x="0.498cm" svg:y="13.127cm">
          <text:list text:style-name="L2">
            <text:list-header>
              <text:p text:style-name="P2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4" draw:text-style-name="P3" draw:layer="layout" svg:width="2.5cm" svg:height="0.374cm" svg:x="8.502cm" svg:y="7.501cm">
          <text:list text:style-name="L2">
            <text:list-header>
              <text:p text:style-name="P2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5" draw:text-style-name="P3" draw:layer="layout" svg:width="3.501cm" svg:height="0.374cm" svg:x="4.498cm" svg:y="0.75cm">
          <text:list text:style-name="L2">
            <text:list-header>
              <text:p text:style-name="P2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6" draw:text-style-name="P3" draw:layer="layout" svg:width="3.502cm" svg:height="0.374cm" svg:x="19.001cm" svg:y="0.373cm">
          <text:list text:style-name="L2">
            <text:list-header>
              <text:p text:style-name="P2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7" draw:text-style-name="P3" draw:layer="layout" svg:width="5.499cm" svg:height="0.373cm" svg:x="6.002cm" svg:y="8.248cm">
          <text:list text:style-name="L2">
            <text:list-header>
              <text:p text:style-name="P2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8" draw:text-style-name="P3" draw:layer="layout" svg:width="6.002cm" svg:height="0.373cm" svg:x="14.499cm" svg:y="8.248cm">
          <text:list text:style-name="L2">
            <text:list-header>
              <text:p text:style-name="P2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9" draw:text-style-name="P3" draw:layer="layout" svg:width="5.499cm" svg:height="0.373cm" svg:x="6.002cm" svg:y="8.999cm">
          <text:list text:style-name="L2">
            <text:list-header>
              <text:p text:style-name="P2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0" draw:text-style-name="P3" draw:layer="layout" svg:width="5.499cm" svg:height="0.373cm" svg:x="15.002cm" svg:y="8.999cm">
          <text:list text:style-name="L2">
            <text:list-header>
              <text:p text:style-name="P2"><text:span text:style-name="T6">0111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1" draw:text-style-name="P3" draw:layer="layout" svg:width="2.5cm" svg:height="0.373cm" svg:x="6.002cm" svg:y="10.501cm">
          <text:list text:style-name="L2">
            <text:list-header>
              <text:p text:style-name="P2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2" draw:text-style-name="P3" draw:layer="layout" svg:width="3.501cm" svg:height="0.374cm" svg:x="11.501cm" svg:y="9.75cm">
          <text:list text:style-name="L2">
            <text:list-header>
              <text:p text:style-name="P2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3" draw:text-style-name="P3" draw:layer="layout" svg:width="3.501cm" svg:height="0.373cm" svg:x="11.501cm" svg:y="10.874cm">
          <text:p text:style-name="P12"><text:span text:style-name="T7">0111 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4" draw:text-style-name="P3" draw:layer="layout" svg:width="3.501cm" svg:height="0.373cm" svg:x="11.501cm" svg:y="11.252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5" draw:text-style-name="P3" draw:layer="layout" svg:width="3.501cm" svg:height="0.373cm" svg:x="11.501cm" svg:y="10.501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7" draw:text-style-name="P8" draw:layer="layout" svg:width="3.501cm" svg:height="0.374cm" svg:x="11.501cm" svg:y="14.251cm">
          <text:p text:style-name="P13"><text:span text:style-name="T8"><text:s text:c="3"/></text:span><text:span text:style-name="T8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6" draw:text-style-name="P3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7" draw:text-style-name="P3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0" draw:text-style-name="P8" draw:layer="layout" svg:width="3.501cm" svg:height="0.373cm" svg:x="11.501cm" svg:y="13.874cm">
          <text:p text:style-name="P13"><text:span text:style-name="T8"><text:s text:c="3"/></text:span><text:span text:style-name="T8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1" draw:text-style-name="P8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8" draw:text-style-name="P3" draw:layer="layout" svg:width="2.002cm" svg:height="0.374cm" svg:x="9.499cm" svg:y="10.5cm">
          <text:list text:style-name="L2">
            <text:list-header>
              <text:p text:style-name="P2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9" draw:text-style-name="P3" draw:layer="layout" svg:width="2.002cm" svg:height="0.373cm" svg:x="9.499cm" svg:y="10.874cm">
          <text:list text:style-name="L2">
            <text:list-header>
              <text:p text:style-name="P2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0" draw:text-style-name="P3" draw:layer="layout" svg:width="2.002cm" svg:height="0.373cm" svg:x="9.499cm" svg:y="11.251cm">
          <text:list text:style-name="L2">
            <text:list-header>
              <text:p text:style-name="P2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1" draw:text-style-name="P3" draw:layer="layout" svg:width="2.002cm" svg:height="0.374cm" svg:x="9.499cm" svg:y="11.625cm">
          <text:list text:style-name="L2">
            <text:list-header>
              <text:p text:style-name="P2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2" draw:text-style-name="P3" draw:layer="layout" svg:width="2.002cm" svg:height="0.374cm" svg:x="9.499cm" svg:y="11.998cm">
          <text:list text:style-name="L2">
            <text:list-header>
              <text:p text:style-name="P2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3" draw:text-style-name="P3" draw:layer="layout" svg:width="2.002cm" svg:height="0.374cm" svg:x="9.499cm" svg:y="13.126cm">
          <text:list text:style-name="L2">
            <text:list-header>
              <text:p text:style-name="P2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4" draw:text-style-name="P3" draw:layer="layout" svg:width="2.002cm" svg:height="0.374cm" svg:x="9.499cm" svg:y="13.5cm">
          <text:list text:style-name="L2">
            <text:list-header>
              <text:p text:style-name="P2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5" draw:text-style-name="P3" draw:layer="layout" svg:width="2.002cm" svg:height="0.373cm" svg:x="9.499cm" svg:y="13.874cm">
          <text:list text:style-name="L2">
            <text:list-header>
              <text:p text:style-name="P2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6" draw:text-style-name="P3" draw:layer="layout" svg:width="2.002cm" svg:height="0.374cm" svg:x="9.499cm" svg:y="14.251cm">
          <text:list text:style-name="L2">
            <text:list-header>
              <text:p text:style-name="P2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7" draw:text-style-name="P3" draw:layer="layout" svg:width="2.002cm" svg:height="0.373cm" svg:x="9.499cm" svg:y="14.625cm">
          <text:list text:style-name="L2">
            <text:list-header>
              <text:p text:style-name="P2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8" draw:text-style-name="P3" draw:layer="layout" svg:width="2.5cm" svg:height="0.004cm" svg:x="11.999cm" svg:y="12.749cm">
          <text:list text:style-name="L2">
            <text:list-header>
              <text:p text:style-name="P2"><text:span text:style-name="T9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9" draw:text-style-name="P3" draw:layer="layout" svg:width="2.501cm" svg:height="0.373cm" svg:x="9cm" svg:y="10.123cm">
          <text:list text:style-name="L2">
            <text:list-header>
              <text:p text:style-name="P2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0" draw:text-style-name="P3" draw:layer="layout" svg:width="2.5cm" svg:height="0.373cm" svg:x="11.999cm" svg:y="10.123cm">
          <text:list text:style-name="L2">
            <text:list-header>
              <text:p text:style-name="P2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5" draw:text-style-name="P8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36" draw:text-style-name="P9" draw:layer="layout" svg:x1="5.001cm" svg:y1="3.373cm" svg:x2="5.005cm" svg:y2="4.124cm">
          <text:p/>
        </draw:line>
        <draw:line draw:style-name="gr336" draw:text-style-name="P9" draw:layer="layout" svg:x1="5.499cm" svg:y1="3.373cm" svg:x2="5.503cm" svg:y2="4.124cm">
          <text:p/>
        </draw:line>
        <draw:line draw:style-name="gr336" draw:text-style-name="P9" draw:layer="layout" svg:x1="6.002cm" svg:y1="3.373cm" svg:x2="6.006cm" svg:y2="4.124cm">
          <text:p/>
        </draw:line>
        <draw:line draw:style-name="gr336" draw:text-style-name="P9" draw:layer="layout" svg:x1="6.5cm" svg:y1="3.373cm" svg:x2="6.504cm" svg:y2="4.124cm">
          <text:p/>
        </draw:line>
        <draw:custom-shape draw:style-name="gr591" draw:text-style-name="P3" draw:layer="layout" svg:width="2.5cm" svg:height="0.374cm" svg:x="4.498cm" svg:y="4.2cm">
          <text:list text:style-name="L2">
            <text:list-header>
              <text:p text:style-name="P2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8" draw:text-style-name="P8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2" draw:text-style-name="P3" draw:layer="layout" svg:width="2.5cm" svg:height="0.373cm" svg:x="19.5cm" svg:y="4.124cm">
          <text:p text:style-name="P23"><text:span text:style-name="T12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3" draw:text-style-name="P3" draw:layer="layout" svg:width="1.001cm" svg:height="0.003cm" svg:x="23.001cm" svg:y="4.875cm">
          <text:list text:style-name="L2">
            <text:list-header>
              <text:p text:style-name="P2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4" draw:text-style-name="P3" draw:layer="layout" svg:width="2.5cm" svg:height="0.373cm" svg:x="7.501cm" svg:y="2.249cm">
          <text:list text:style-name="L2">
            <text:list-header>
              <text:p text:style-name="P2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5" draw:text-style-name="P3" draw:layer="layout" svg:width="4cm" svg:height="0.374cm" svg:x="8.502cm" svg:y="3.373cm">
          <text:list text:style-name="L2">
            <text:list-header>
              <text:p text:style-name="P2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6" draw:text-style-name="P3" draw:layer="layout" svg:width="5.499cm" svg:height="0.373cm" svg:x="6.002cm" svg:y="8.999cm">
          <text:list text:style-name="L2">
            <text:list-header>
              <text:p text:style-name="P2"><text:span text:style-name="T1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9" draw:text-style-name="P8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97" draw:text-style-name="P3" draw:layer="layout" svg:width="2.5cm" svg:height="0.374cm" svg:x="7.501cm" svg:y="2.626cm">
          <text:list text:style-name="L2">
            <text:list-header>
              <text:p text:style-name="P2"><text:span text:style-name="T6">0111 </text:span><text:span text:style-name="T13">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8" draw:text-style-name="P3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9" draw:text-style-name="P3" draw:layer="layout" svg:width="2.501cm" svg:height="0.373cm" svg:x="22.498cm" svg:y="4.124cm">
          <text:p text:style-name="P23"><text:span text:style-name="T12"><text:s/></text:span><text:span text:style-name="T12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0" draw:text-style-name="P3" draw:layer="layout" svg:width="5.499cm" svg:height="0.373cm" svg:x="15.002cm" svg:y="8.999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3" draw:text-style-name="P8" xml:id="id112" draw:id="id112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9" draw:text-style-name="P8" xml:id="id113" draw:id="id113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01" draw:text-style-name="P3" xml:id="id114" draw:id="id114" draw:layer="layout" svg:width="2.5cm" svg:height="0.374cm" svg:x="7.501cm" svg:y="2.626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2" draw:text-style-name="P3" xml:id="id115" draw:id="id115" draw:layer="layout" svg:width="2.999cm" svg:height="0.373cm" svg:x="9cm" svg:y="3.751cm">
          <text:list text:style-name="L2">
            <text:list-header>
              <text:p text:style-name="P2"><text:span text:style-name="T4">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6" presentation:class="page"/>
          <draw:frame presentation:style-name="pr5" draw:text-style-name="P6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7" draw:style-name="dp3" draw:master-page-name="Predeterminado">
        <office:forms form:automatic-focus="false" form:apply-design-mode="false"/>
        <draw:custom-shape draw:style-name="gr280" draw:text-style-name="P8" draw:layer="layout" svg:width="15.998cm" svg:height="7.5cm" svg:x="5.002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8" draw:text-style-name="P8" xml:id="id47" draw:id="id47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9" draw:text-style-name="P8" xml:id="id46" draw:id="id46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1" draw:text-style-name="P9" xml:id="id45" draw:id="id45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282" draw:text-style-name="P9" draw:layer="layout" svg:x1="5.592cm" svg:y1="10.728cm" svg:x2="0.392cm" svg:y2="15.372cm" draw:end-shape="id45" draw:end-glue-point="4" svg:d="M5592 10728h-2278v4644h-2922">
          <text:p/>
        </draw:connector>
        <draw:connector draw:style-name="gr282" draw:text-style-name="P9" draw:layer="layout" svg:x1="16.501cm" svg:y1="3.002cm" svg:x2="0.392cm" svg:y2="15.372cm" draw:start-shape="id46" draw:start-glue-point="5" draw:end-shape="id45" draw:end-glue-point="5" svg:d="M16501 3002h-8054v12370h-8055">
          <text:p/>
        </draw:connector>
        <draw:connector draw:style-name="gr282" draw:text-style-name="P9" draw:layer="layout" svg:x1="2.002cm" svg:y1="2.999cm" svg:x2="0.365cm" svg:y2="7.277cm" draw:start-shape="id47" draw:start-glue-point="5" svg:d="M2002 2999h-1140v4278h-497">
          <text:p/>
        </draw:connector>
        <draw:line draw:style-name="gr281" draw:text-style-name="P9" draw:layer="layout" svg:x1="2.002cm" svg:y1="5.999cm" svg:x2="27.001cm" svg:y2="6.003cm">
          <text:p/>
        </draw:line>
        <draw:line draw:style-name="gr281" draw:text-style-name="P9" draw:layer="layout" svg:x1="2.002cm" svg:y1="6.75cm" svg:x2="27.001cm" svg:y2="6.754cm">
          <text:p/>
        </draw:line>
        <draw:custom-shape draw:style-name="gr283" draw:text-style-name="P8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4" draw:text-style-name="P8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4" draw:text-style-name="P8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03" draw:text-style-name="P3" draw:layer="layout" svg:width="1.5cm" svg:height="0.373cm" svg:x="2.5cm" svg:y="2.249cm">
          <text:list text:style-name="L2">
            <text:list-header>
              <text:p text:style-name="P2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4" draw:text-style-name="P3" draw:layer="layout" svg:width="2.5cm" svg:height="1.875cm" svg:x="4.498cm" svg:y="1.501cm">
          <text:list text:style-name="L2">
            <text:list-header>
              <text:p text:style-name="P2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5" draw:text-style-name="P3" draw:layer="layout" svg:width="2.999cm" svg:height="0.373cm" svg:x="7.501cm" svg:y="1.501cm">
          <text:list text:style-name="L2">
            <text:list-header>
              <text:p text:style-name="P2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6" draw:text-style-name="P3" draw:layer="layout" svg:width="2.5cm" svg:height="0.374cm" svg:x="7.501cm" svg:y="2.626cm">
          <text:list text:style-name="L2">
            <text:list-header>
              <text:p text:style-name="P2"><text:span text:style-name="T6">0101 </text:span><text:span text:style-name="T13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7" draw:text-style-name="P3" draw:layer="layout" svg:width="2.999cm" svg:height="0.373cm" svg:x="9cm" svg:y="3.751cm">
          <text:list text:style-name="L2">
            <text:list-header>
              <text:p text:style-name="P2"><text:span text:style-name="T4">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8" draw:text-style-name="P3" draw:layer="layout" svg:width="2.999cm" svg:height="0.374cm" svg:x="16.999cm" svg:y="1.124cm">
          <text:list text:style-name="L2">
            <text:list-header>
              <text:p text:style-name="P2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9" draw:text-style-name="P3" draw:layer="layout" svg:width="2.999cm" svg:height="0.373cm" svg:x="16.999cm" svg:y="3cm">
          <text:list text:style-name="L2">
            <text:list-header>
              <text:p text:style-name="P2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0" draw:text-style-name="P3" draw:layer="layout" svg:width="1.499cm" svg:height="0.003cm" svg:x="19.998cm" svg:y="4.874cm">
          <text:list text:style-name="L2">
            <text:list-header>
              <text:p text:style-name="P2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3" draw:text-style-name="P8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1" draw:text-style-name="P3" draw:layer="layout" svg:width="3.501cm" svg:height="2.25cm" svg:x="20.999cm" svg:y="1.124cm">
          <text:list text:style-name="L2">
            <text:list-header>
              <text:p text:style-name="P2"><text:span text:style-name="T5">Circuito </text:span></text:p>
              <text:p text:style-name="P2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5" draw:text-style-name="P8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6" draw:text-style-name="P8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7" draw:text-style-name="P8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8" draw:text-style-name="P8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9" draw:text-style-name="P8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2" draw:text-style-name="P3" draw:layer="layout" svg:width="3.501cm" svg:height="0.373cm" svg:x="1.001cm" svg:y="5.626cm">
          <text:list text:style-name="L2">
            <text:list-header>
              <text:p text:style-name="P2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3" draw:text-style-name="P3" draw:layer="layout" svg:width="3.502cm" svg:height="0.374cm" svg:x="22.498cm" svg:y="6.376cm">
          <text:list text:style-name="L2">
            <text:list-header>
              <text:p text:style-name="P2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4" draw:text-style-name="P3" draw:layer="layout" svg:width="2.999cm" svg:height="0.75cm" svg:x="0.498cm" svg:y="13.127cm">
          <text:list text:style-name="L2">
            <text:list-header>
              <text:p text:style-name="P2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5" draw:text-style-name="P3" draw:layer="layout" svg:width="2.5cm" svg:height="0.374cm" svg:x="8.502cm" svg:y="7.501cm">
          <text:list text:style-name="L2">
            <text:list-header>
              <text:p text:style-name="P2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6" draw:text-style-name="P3" draw:layer="layout" svg:width="3.501cm" svg:height="0.374cm" svg:x="4.498cm" svg:y="0.75cm">
          <text:list text:style-name="L2">
            <text:list-header>
              <text:p text:style-name="P2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7" draw:text-style-name="P3" draw:layer="layout" svg:width="3.502cm" svg:height="0.374cm" svg:x="19.001cm" svg:y="0.373cm">
          <text:list text:style-name="L2">
            <text:list-header>
              <text:p text:style-name="P2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8" draw:text-style-name="P3" draw:layer="layout" svg:width="5.499cm" svg:height="0.373cm" svg:x="6.002cm" svg:y="8.248cm">
          <text:list text:style-name="L2">
            <text:list-header>
              <text:p text:style-name="P2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9" draw:text-style-name="P3" draw:layer="layout" svg:width="6.002cm" svg:height="0.373cm" svg:x="14.499cm" svg:y="8.248cm">
          <text:list text:style-name="L2">
            <text:list-header>
              <text:p text:style-name="P2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0" draw:text-style-name="P3" draw:layer="layout" svg:width="5.499cm" svg:height="0.373cm" svg:x="6.002cm" svg:y="8.999cm">
          <text:list text:style-name="L2">
            <text:list-header>
              <text:p text:style-name="P2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1" draw:text-style-name="P3" draw:layer="layout" svg:width="5.499cm" svg:height="0.373cm" svg:x="15.002cm" svg:y="8.999cm">
          <text:list text:style-name="L2">
            <text:list-header>
              <text:p text:style-name="P2"><text:span text:style-name="T6">0111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2" draw:text-style-name="P3" draw:layer="layout" svg:width="2.5cm" svg:height="0.373cm" svg:x="6.002cm" svg:y="10.501cm">
          <text:list text:style-name="L2">
            <text:list-header>
              <text:p text:style-name="P2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8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3" draw:text-style-name="P3" draw:layer="layout" svg:width="3.501cm" svg:height="0.374cm" svg:x="11.501cm" svg:y="9.75cm">
          <text:list text:style-name="L2">
            <text:list-header>
              <text:p text:style-name="P2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4" draw:text-style-name="P3" draw:layer="layout" svg:width="3.501cm" svg:height="0.373cm" svg:x="11.501cm" svg:y="10.874cm">
          <text:p text:style-name="P12"><text:span text:style-name="T7">0111 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5" draw:text-style-name="P3" draw:layer="layout" svg:width="3.501cm" svg:height="0.373cm" svg:x="11.501cm" svg:y="11.252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6" draw:text-style-name="P3" draw:layer="layout" svg:width="3.501cm" svg:height="0.373cm" svg:x="11.501cm" svg:y="10.501cm">
          <text:p text:style-name="P12"><text:span text:style-name="T7">0101 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7" draw:text-style-name="P8" draw:layer="layout" svg:width="3.501cm" svg:height="0.374cm" svg:x="11.501cm" svg:y="14.251cm">
          <text:p text:style-name="P13"><text:span text:style-name="T8"><text:s text:c="3"/></text:span><text:span text:style-name="T8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7" draw:text-style-name="P3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8" draw:text-style-name="P3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0" draw:text-style-name="P8" draw:layer="layout" svg:width="3.501cm" svg:height="0.373cm" svg:x="11.501cm" svg:y="13.874cm">
          <text:p text:style-name="P13"><text:span text:style-name="T8"><text:s text:c="3"/></text:span><text:span text:style-name="T8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8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1" draw:text-style-name="P8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9" draw:text-style-name="P3" draw:layer="layout" svg:width="2.002cm" svg:height="0.374cm" svg:x="9.499cm" svg:y="10.5cm">
          <text:list text:style-name="L2">
            <text:list-header>
              <text:p text:style-name="P2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0" draw:text-style-name="P3" draw:layer="layout" svg:width="2.002cm" svg:height="0.373cm" svg:x="9.499cm" svg:y="10.874cm">
          <text:list text:style-name="L2">
            <text:list-header>
              <text:p text:style-name="P2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1" draw:text-style-name="P3" draw:layer="layout" svg:width="2.002cm" svg:height="0.373cm" svg:x="9.499cm" svg:y="11.251cm">
          <text:list text:style-name="L2">
            <text:list-header>
              <text:p text:style-name="P2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2" draw:text-style-name="P3" draw:layer="layout" svg:width="2.002cm" svg:height="0.374cm" svg:x="9.499cm" svg:y="11.625cm">
          <text:list text:style-name="L2">
            <text:list-header>
              <text:p text:style-name="P2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3" draw:text-style-name="P3" draw:layer="layout" svg:width="2.002cm" svg:height="0.374cm" svg:x="9.499cm" svg:y="11.998cm">
          <text:list text:style-name="L2">
            <text:list-header>
              <text:p text:style-name="P2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4" draw:text-style-name="P3" draw:layer="layout" svg:width="2.002cm" svg:height="0.374cm" svg:x="9.499cm" svg:y="13.126cm">
          <text:list text:style-name="L2">
            <text:list-header>
              <text:p text:style-name="P2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5" draw:text-style-name="P3" draw:layer="layout" svg:width="2.002cm" svg:height="0.374cm" svg:x="9.499cm" svg:y="13.5cm">
          <text:list text:style-name="L2">
            <text:list-header>
              <text:p text:style-name="P2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6" draw:text-style-name="P3" draw:layer="layout" svg:width="2.002cm" svg:height="0.373cm" svg:x="9.499cm" svg:y="13.874cm">
          <text:list text:style-name="L2">
            <text:list-header>
              <text:p text:style-name="P2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7" draw:text-style-name="P3" draw:layer="layout" svg:width="2.002cm" svg:height="0.374cm" svg:x="9.499cm" svg:y="14.251cm">
          <text:list text:style-name="L2">
            <text:list-header>
              <text:p text:style-name="P2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8" draw:text-style-name="P3" draw:layer="layout" svg:width="2.002cm" svg:height="0.373cm" svg:x="9.499cm" svg:y="14.625cm">
          <text:list text:style-name="L2">
            <text:list-header>
              <text:p text:style-name="P2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9" draw:text-style-name="P3" draw:layer="layout" svg:width="2.5cm" svg:height="0.004cm" svg:x="11.999cm" svg:y="12.749cm">
          <text:list text:style-name="L2">
            <text:list-header>
              <text:p text:style-name="P2"><text:span text:style-name="T9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0" draw:text-style-name="P3" draw:layer="layout" svg:width="2.501cm" svg:height="0.373cm" svg:x="9cm" svg:y="10.123cm">
          <text:list text:style-name="L2">
            <text:list-header>
              <text:p text:style-name="P2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1" draw:text-style-name="P3" draw:layer="layout" svg:width="2.5cm" svg:height="0.373cm" svg:x="11.999cm" svg:y="10.123cm">
          <text:list text:style-name="L2">
            <text:list-header>
              <text:p text:style-name="P2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5" draw:text-style-name="P8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36" draw:text-style-name="P9" draw:layer="layout" svg:x1="5.001cm" svg:y1="3.373cm" svg:x2="5.005cm" svg:y2="4.124cm">
          <text:p/>
        </draw:line>
        <draw:line draw:style-name="gr336" draw:text-style-name="P9" draw:layer="layout" svg:x1="5.499cm" svg:y1="3.373cm" svg:x2="5.503cm" svg:y2="4.124cm">
          <text:p/>
        </draw:line>
        <draw:line draw:style-name="gr336" draw:text-style-name="P9" draw:layer="layout" svg:x1="6.002cm" svg:y1="3.373cm" svg:x2="6.006cm" svg:y2="4.124cm">
          <text:p/>
        </draw:line>
        <draw:line draw:style-name="gr336" draw:text-style-name="P9" draw:layer="layout" svg:x1="6.5cm" svg:y1="3.373cm" svg:x2="6.504cm" svg:y2="4.124cm">
          <text:p/>
        </draw:line>
        <draw:custom-shape draw:style-name="gr642" draw:text-style-name="P3" draw:layer="layout" svg:width="2.5cm" svg:height="0.374cm" svg:x="4.498cm" svg:y="4.2cm">
          <text:list text:style-name="L2">
            <text:list-header>
              <text:p text:style-name="P2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8" draw:text-style-name="P8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3" draw:text-style-name="P3" draw:layer="layout" svg:width="2.5cm" svg:height="0.373cm" svg:x="19.5cm" svg:y="4.124cm">
          <text:p text:style-name="P23"><text:span text:style-name="T12">0001 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4" draw:text-style-name="P3" draw:layer="layout" svg:width="1.001cm" svg:height="0.003cm" svg:x="23.001cm" svg:y="4.875cm">
          <text:list text:style-name="L2">
            <text:list-header>
              <text:p text:style-name="P2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5" draw:text-style-name="P3" draw:layer="layout" svg:width="2.5cm" svg:height="0.373cm" svg:x="7.501cm" svg:y="2.249cm">
          <text:list text:style-name="L2">
            <text:list-header>
              <text:p text:style-name="P2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6" draw:text-style-name="P3" draw:layer="layout" svg:width="4cm" svg:height="0.374cm" svg:x="8.502cm" svg:y="3.373cm">
          <text:list text:style-name="L2">
            <text:list-header>
              <text:p text:style-name="P2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7" draw:text-style-name="P3" draw:layer="layout" svg:width="5.499cm" svg:height="0.373cm" svg:x="6.002cm" svg:y="8.999cm">
          <text:list text:style-name="L2">
            <text:list-header>
              <text:p text:style-name="P2"><text:span text:style-name="T1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9" draw:text-style-name="P8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8" draw:text-style-name="P3" draw:layer="layout" svg:width="2.5cm" svg:height="0.374cm" svg:x="7.501cm" svg:y="2.626cm">
          <text:p text:style-name="P12"><text:span text:style-name="T7">0110 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9" draw:text-style-name="P3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0" draw:text-style-name="P3" draw:layer="layout" svg:width="2.501cm" svg:height="0.373cm" svg:x="22.498cm" svg:y="4.124cm">
          <text:p text:style-name="P23"><text:span text:style-name="T12"><text:s/></text:span><text:span text:style-name="T12">0000 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1" draw:text-style-name="P3" xml:id="id124" draw:id="id124" draw:layer="layout" svg:width="5.499cm" svg:height="0.373cm" svg:x="6.002cm" svg:y="8.999cm">
          <text:list text:style-name="L2">
            <text:list-item>
              <text:p text:style-name="P12"><text:span text:style-name="T1">1111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5" draw:text-style-name="P8" xml:id="id125" draw:id="id125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9" draw:text-style-name="P8" xml:id="id126" draw:id="id126" draw:layer="layout" svg:width="2.002cm" svg:height="0.75cm" svg:x="6.998cm" svg:y="14.3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652" draw:text-style-name="P3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3" draw:text-style-name="P3" xml:id="id117" draw:id="id117" draw:layer="layout" svg:width="3.501cm" svg:height="2.25cm" svg:x="20.999cm" svg:y="1.124cm">
          <text:list text:style-name="L2">
            <text:list-header>
              <text:p text:style-name="P2"><text:span text:style-name="T5">Circuito </text:span></text:p>
              <text:p text:style-name="P2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654" draw:text-style-name="P3" xml:id="id118" draw:id="id118" draw:layer="layout" svg:width="2.999cm" svg:height="0.373cm" svg:x="16.999cm" svg:y="1.501cm">
          <text:p text:style-name="P2"><text:span text:style-name="T7">001000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5" draw:text-style-name="P3" xml:id="id116" draw:id="id116" draw:layer="layout" svg:width="2.999cm" svg:height="0.373cm" svg:x="7.501cm" svg:y="1.501cm">
          <text:list text:style-name="L2">
            <text:list-header>
              <text:p text:style-name="P2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2" draw:text-style-name="P8" xml:id="id119" draw:id="id119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3" draw:text-style-name="P8" xml:id="id120" draw:id="id12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6" draw:text-style-name="P3" xml:id="id121" draw:id="id121" draw:layer="layout" svg:width="5.499cm" svg:height="0.373cm" svg:x="15.002cm" svg:y="8.999cm">
          <text:p text:style-name="P2"><text:span text:style-name="T7">001000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7" draw:text-style-name="P8" xml:id="id127" draw:id="id127" draw:layer="layout" svg:width="2.002cm" svg:height="1.501cm" svg:x="16.501cm" svg:y="13.739cm">
          <text:p/>
          <draw:enhanced-geometry svg:viewBox="0 0 841 854" draw:mirror-horizontal="true" draw:type="non-primitive" draw:enhanced-path="M 517 247 L 517 415 264 415 264 0 0 0 0 680 517 680 517 854 841 547 517 247 Z N"/>
        </draw:custom-shape>
        <draw:custom-shape draw:style-name="gr343" draw:text-style-name="P8" xml:id="id122" draw:id="id122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0" draw:text-style-name="P8" xml:id="id123" draw:id="id123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8" draw:text-style-name="P3" xml:id="id128" draw:id="id128" draw:layer="layout" svg:width="3.501cm" svg:height="0.373cm" svg:x="11.501cm" svg:y="14.625cm">
          <text:p text:style-name="P2"><text:span text:style-name="T7">001000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9" draw:text-style-name="P3" draw:layer="layout" svg:width="23.001cm" svg:height="7.874cm" svg:x="2.54cm" svg:y="-7.874cm">
          <text:list text:style-name="L2">
            <text:list-header>
              <text:p text:style-name="P2"><text:span text:style-name="T1">FASE DE EJECUCION DE SUMA</text:span></text:p>
              <text:p text:style-name="P2"><text:span text:style-name="T1"/></text:p>
              <text:p text:style-name="P2"><text:span text:style-name="T1"/></text:p>
              <text:p text:style-name="P14"><text:span text:style-name="T1"><text:tab/></text:span><text:span text:style-name="T1">1) El decodificador interpreta la instrucción de SUMA y activa el circuito operacional</text:span></text:p>
            </text:list-header>
            <text:list-item>
              <text:p text:style-name="P14"><text:span text:style-name="T1">2) El circuito operacional almacena el resultado de la suma en el acumulador</text:span></text:p>
            </text:list-item>
            <text:list-item>
              <text:p text:style-name="P14"><text:span text:style-name="T1">3) El contenido del acumulador se transfiere al RIM </text:span></text:p>
            </text:list-item>
            <text:list-item>
              <text:p text:style-name="P14"><text:span text:style-name="T1">4) El RDM coge la dirección de memoria del operando de la instrucción de suma</text:span></text:p>
            </text:list-item>
            <text:list-item>
              <text:p text:style-name="P14"><text:span text:style-name="T1">5) Se transfiere el contenido del RIM a la direccion de memoria seleccionada</text:span></text:p>
              <text:p text:style-name="P15"><text:span text:style-name="T1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7" presentation:class="page"/>
          <draw:frame presentation:style-name="pr5" draw:text-style-name="P6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8" draw:style-name="dp3" draw:master-page-name="Predeterminado">
        <draw:custom-shape draw:style-name="gr660" draw:text-style-name="P3" draw:layer="layout" svg:width="19.998cm" svg:height="2.625cm" svg:x="3.501cm" svg:y="1.502cm">
          <text:list text:style-name="L2">
            <text:list-header>
              <text:p text:style-name="P2"><text:span text:style-name="T1">Observa que en el ejemplo el tamaño del bus de datos es de 8 bits</text:span></text:p>
              <text:p text:style-name="P2"><text:span text:style-name="T1">y el tamaño de el bus de direcciones es de 4 bits.</text:span></text:p>
              <text:p text:style-name="P2"><text:span text:style-name="T1">4 bits = 16 celdas de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1" draw:text-style-name="P3" draw:layer="layout" svg:width="24.002cm" svg:height="7.874cm" svg:x="1.499cm" svg:y="4.875cm">
          <text:list text:style-name="L2">
            <text:list-header>
              <text:p text:style-name="P2"><text:span text:style-name="T1">Actualmente, los lenguajes para hacer una suma utilizan</text:span></text:p>
              <text:p text:style-name="P2"><text:span text:style-name="T1">expresiones como :</text:span></text:p>
              <text:p text:style-name="P2"><text:span text:style-name="T1"/></text:p>
              <text:p text:style-name="P2"><text:span text:style-name="T1">A = B + C</text:span></text:p>
              <text:p text:style-name="P2"><text:span text:style-name="T1"/></text:p>
              <text:p text:style-name="P2"><text:span text:style-name="T1">Que significa, suma el contenido de la variable B y C </text:span></text:p>
              <text:p text:style-name="P2"><text:span text:style-name="T1">y guarda el contenido en la variable A</text:span></text:p>
              <text:p text:style-name="P2"><text:span text:style-name="T1"/></text:p>
              <text:p text:style-name="P2"><text:span text:style-name="T1">Esto es posible a que hay otros “programas” que traducen</text:span></text:p>
              <text:p text:style-name="P2"><text:span text:style-name="T1">esta instrucción a las necesarias para realizar la operación.</text:span></text:p>
              <text:p text:style-name="P2"><text:span text:style-name="T1">(Las instrucciones pueden tener varios operandos, con lo que la suma</text:span></text:p>
              <text:p text:style-name="P2"><text:span text:style-name="T1">anterior podría realizarse con menos instrucciones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5.264cm" svg:height="10.474cm" svg:x="3.16cm" svg:y="2.124cm" draw:page-number="18" presentation:class="page"/>
          <draw:frame presentation:style-name="pr4" draw:text-style-name="P6" draw:layer="layout" svg:width="17.273cm" svg:height="12.337cm" svg:x="2.156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0" draw:border="0%"/>
    <draw:gradient draw:name="Rellenado_20_azul" draw:display-name="Rellenado azul" draw:style="linear" draw:start-color="#729fcf" draw:end-color="#355269" draw:start-intensity="100%" draw:end-intensity="100%" draw:angle="0" draw:border="0%"/>
    <draw:gradient draw:name="Rellenado_20_rojo" draw:display-name="Rellenado rojo" draw:style="linear" draw:start-color="#ff6d6d" draw:end-color="#c9211e" draw:start-intensity="100%" draw:end-intensity="100%" draw:angle="0" draw:border="0%"/>
    <draw:gradient draw:name="Rellenado_20_verde" draw:display-name="Rellenado verde" draw:style="linear" draw:start-color="#77bc65" draw:end-color="#127622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loext:opacity="100%"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Rellenado_20_verde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loext:opacity="10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loext:opacity="0%"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loext:opacity="0%"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loext:opacity="0%"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loext:opacity="100%"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loext:opacity="100%"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loext:opacity="100%" draw:stroke="none" draw:fill="none" draw:textarea-horizontal-align="justify" draw:textarea-vertical-align="top" draw:auto-grow-height="false" draw:fit-to-size="false" fo:padding-top="0.078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 loext:opacity="100%"/>
      <style:paragraph-properties fo:margin-left="2.063cm" fo:margin-right="0cm" fo:margin-top="0cm" fo:margin-bottom="0.401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loext:opacity="100%"/>
      <style:paragraph-properties fo:margin-left="3.175cm" fo:margin-right="0cm" fo:margin-top="0cm" fo:margin-bottom="0.299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graphic-properties loext:opacity="100%"/>
      <style:paragraph-properties fo:margin-left="4.445cm" fo:margin-right="0cm" fo:margin-top="0cm" fo:margin-bottom="0.20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graphic-properties loext:opacity="100%"/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graphic-properties loext:opacity="100%"/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graphic-properties loext:opacity="100%"/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graphic-properties loext:opacity="100%"/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graphic-properties loext:opacity="100%"/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loext:opacity="100%"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loext:opacity="100%"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17-10-20T23:41:18.137000000</meta:creation-date>
    <meta:generator>OpenOffice/4.1.8$Win32 OpenOffice.org_project/418m3$Build-9803</meta:generator>
    <dc:date>2022-10-30T22:43:04.97</dc:date>
    <meta:editing-duration>P3DT3H24M59S</meta:editing-duration>
    <meta:editing-cycles>59</meta:editing-cycles>
    <dc:creator>J </dc:creator>
    <meta:document-statistic meta:object-count="1167"/>
  </office:meta>
</office:document-meta>
</file>